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Arial" style:font-name-asian="Droid Sans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 office:value-type="string">
            <text:p>1980-01-01</text:p>
          </table:table-cell>
          <table:table-cell office:value-type="string">
            <text:p>IPCA</text:p>
          </table:table-cell>
          <table:table-cell office:value-type="float" office:value="6.62">
            <text:p>6,62</text:p>
          </table:table-cell>
          <table:table-cell table:formula="of:=1+[.C1]/100" office:value-type="float" office:value="1.0662">
            <text:p>1,0662</text:p>
          </table:table-cell>
          <table:table-cell table:number-columns-repeated="12"/>
        </table:table-row>
        <table:table-row table:style-name="ro1">
          <table:table-cell office:value-type="string">
            <text:p>1980-02-01</text:p>
          </table:table-cell>
          <table:table-cell office:value-type="string">
            <text:p>IPCA</text:p>
          </table:table-cell>
          <table:table-cell office:value-type="float" office:value="4.62">
            <text:p>4,62</text:p>
          </table:table-cell>
          <table:table-cell table:formula="of:=1+[.C2]/100" office:value-type="float" office:value="1.0462">
            <text:p>1,0462</text:p>
          </table:table-cell>
          <table:table-cell table:number-columns-repeated="12"/>
        </table:table-row>
        <table:table-row table:style-name="ro1">
          <table:table-cell office:value-type="string">
            <text:p>1980-03-01</text:p>
          </table:table-cell>
          <table:table-cell office:value-type="string">
            <text:p>IPCA</text:p>
          </table:table-cell>
          <table:table-cell office:value-type="float" office:value="6.04">
            <text:p>6,04</text:p>
          </table:table-cell>
          <table:table-cell table:formula="of:=1+[.C3]/100" office:value-type="float" office:value="1.0604">
            <text:p>1,0604</text:p>
          </table:table-cell>
          <table:table-cell table:number-columns-repeated="12"/>
        </table:table-row>
        <table:table-row table:style-name="ro1">
          <table:table-cell office:value-type="string">
            <text:p>1980-04-01</text:p>
          </table:table-cell>
          <table:table-cell office:value-type="string">
            <text:p>IPCA</text:p>
          </table:table-cell>
          <table:table-cell office:value-type="float" office:value="5.29">
            <text:p>5,29</text:p>
          </table:table-cell>
          <table:table-cell table:formula="of:=1+[.C4]/100" office:value-type="float" office:value="1.0529">
            <text:p>1,0529</text:p>
          </table:table-cell>
          <table:table-cell table:number-columns-repeated="12"/>
        </table:table-row>
        <table:table-row table:style-name="ro1">
          <table:table-cell office:value-type="string">
            <text:p>1980-05-01</text:p>
          </table:table-cell>
          <table:table-cell office:value-type="string">
            <text:p>IPCA</text:p>
          </table:table-cell>
          <table:table-cell office:value-type="float" office:value="5.7">
            <text:p>5,7</text:p>
          </table:table-cell>
          <table:table-cell table:formula="of:=1+[.C5]/100" office:value-type="float" office:value="1.057">
            <text:p>1,057</text:p>
          </table:table-cell>
          <table:table-cell table:number-columns-repeated="12"/>
        </table:table-row>
        <table:table-row table:style-name="ro1">
          <table:table-cell office:value-type="string">
            <text:p>1980-06-01</text:p>
          </table:table-cell>
          <table:table-cell office:value-type="string">
            <text:p>IPCA</text:p>
          </table:table-cell>
          <table:table-cell office:value-type="float" office:value="5.31">
            <text:p>5,31</text:p>
          </table:table-cell>
          <table:table-cell table:formula="of:=1+[.C6]/100" office:value-type="float" office:value="1.0531">
            <text:p>1,0531</text:p>
          </table:table-cell>
          <table:table-cell table:number-columns-repeated="12"/>
        </table:table-row>
        <table:table-row table:style-name="ro1">
          <table:table-cell office:value-type="string">
            <text:p>1980-07-01</text:p>
          </table:table-cell>
          <table:table-cell office:value-type="string">
            <text:p>IPCA</text:p>
          </table:table-cell>
          <table:table-cell office:value-type="float" office:value="5.55">
            <text:p>5,55</text:p>
          </table:table-cell>
          <table:table-cell table:formula="of:=1+[.C7]/100" office:value-type="float" office:value="1.0555">
            <text:p>1,0555</text:p>
          </table:table-cell>
          <table:table-cell table:number-columns-repeated="12"/>
        </table:table-row>
        <table:table-row table:style-name="ro1">
          <table:table-cell office:value-type="string">
            <text:p>1980-08-01</text:p>
          </table:table-cell>
          <table:table-cell office:value-type="string">
            <text:p>IPCA</text:p>
          </table:table-cell>
          <table:table-cell office:value-type="float" office:value="4.95">
            <text:p>4,95</text:p>
          </table:table-cell>
          <table:table-cell table:formula="of:=1+[.C8]/100" office:value-type="float" office:value="1.0495">
            <text:p>1,0495</text:p>
          </table:table-cell>
          <table:table-cell table:number-columns-repeated="12"/>
        </table:table-row>
        <table:table-row table:style-name="ro1">
          <table:table-cell office:value-type="string">
            <text:p>1980-09-01</text:p>
          </table:table-cell>
          <table:table-cell office:value-type="string">
            <text:p>IPCA</text:p>
          </table:table-cell>
          <table:table-cell office:value-type="float" office:value="4.23">
            <text:p>4,23</text:p>
          </table:table-cell>
          <table:table-cell table:formula="of:=1+[.C9]/100" office:value-type="float" office:value="1.0423">
            <text:p>1,0423</text:p>
          </table:table-cell>
          <table:table-cell table:number-columns-repeated="12"/>
        </table:table-row>
        <table:table-row table:style-name="ro1">
          <table:table-cell office:value-type="string">
            <text:p>1980-10-01</text:p>
          </table:table-cell>
          <table:table-cell office:value-type="string">
            <text:p>IPCA</text:p>
          </table:table-cell>
          <table:table-cell office:value-type="float" office:value="9.48">
            <text:p>9,48</text:p>
          </table:table-cell>
          <table:table-cell table:formula="of:=1+[.C10]/100" office:value-type="float" office:value="1.0948">
            <text:p>1,0948</text:p>
          </table:table-cell>
          <table:table-cell table:number-columns-repeated="12"/>
        </table:table-row>
        <table:table-row table:style-name="ro1">
          <table:table-cell office:value-type="string">
            <text:p>1980-11-01</text:p>
          </table:table-cell>
          <table:table-cell office:value-type="string">
            <text:p>IPCA</text:p>
          </table:table-cell>
          <table:table-cell office:value-type="float" office:value="6.67">
            <text:p>6,67</text:p>
          </table:table-cell>
          <table:table-cell table:formula="of:=1+[.C11]/100" office:value-type="float" office:value="1.0667">
            <text:p>1,0667</text:p>
          </table:table-cell>
          <table:table-cell table:number-columns-repeated="12"/>
        </table:table-row>
        <table:table-row table:style-name="ro1">
          <table:table-cell office:value-type="string">
            <text:p>1980-12-01</text:p>
          </table:table-cell>
          <table:table-cell office:value-type="string">
            <text:p>IPCA</text:p>
          </table:table-cell>
          <table:table-cell office:value-type="float" office:value="6.61">
            <text:p>6,61</text:p>
          </table:table-cell>
          <table:table-cell table:formula="of:=1+[.C12]/100" office:value-type="float" office:value="1.0661">
            <text:p>1,0661</text:p>
          </table:table-cell>
          <table:table-cell table:formula="of:=(ROUND(PRODUCT([.D1:.D12])-1;4))*100" office:value-type="float" office:value="99.28">
            <text:p>99,28</text:p>
          </table:table-cell>
          <table:table-cell table:number-columns-repeated="11"/>
        </table:table-row>
        <table:table-row table:style-name="ro1">
          <table:table-cell office:value-type="string">
            <text:p>1981-01-01</text:p>
          </table:table-cell>
          <table:table-cell office:value-type="string">
            <text:p>IPCA</text:p>
          </table:table-cell>
          <table:table-cell office:value-type="float" office:value="6.84">
            <text:p>6,84</text:p>
          </table:table-cell>
          <table:table-cell table:formula="of:=1+[.C13]/100" office:value-type="float" office:value="1.0684">
            <text:p>1,0684</text:p>
          </table:table-cell>
          <table:table-cell table:formula="of:=(ROUND(PRODUCT([.D2:.D13])-1;4))*100" office:value-type="float" office:value="99.69">
            <text:p>99,69</text:p>
          </table:table-cell>
          <table:table-cell table:number-columns-repeated="11"/>
        </table:table-row>
        <table:table-row table:style-name="ro1">
          <table:table-cell office:value-type="string">
            <text:p>1981-02-01</text:p>
          </table:table-cell>
          <table:table-cell office:value-type="string">
            <text:p>IPCA</text:p>
          </table:table-cell>
          <table:table-cell office:value-type="float" office:value="6.4">
            <text:p>6,4</text:p>
          </table:table-cell>
          <table:table-cell table:formula="of:=1+[.C14]/100" office:value-type="float" office:value="1.064">
            <text:p>1,064</text:p>
          </table:table-cell>
          <table:table-cell table:formula="of:=(ROUND(PRODUCT([.D3:.D14])-1;4))*100" office:value-type="float" office:value="103.09">
            <text:p>103,09</text:p>
          </table:table-cell>
          <table:table-cell table:number-columns-repeated="11"/>
        </table:table-row>
        <table:table-row table:style-name="ro1">
          <table:table-cell office:value-type="string">
            <text:p>1981-03-01</text:p>
          </table:table-cell>
          <table:table-cell office:value-type="string">
            <text:p>IPCA</text:p>
          </table:table-cell>
          <table:table-cell office:value-type="float" office:value="4.97">
            <text:p>4,97</text:p>
          </table:table-cell>
          <table:table-cell table:formula="of:=1+[.C15]/100" office:value-type="float" office:value="1.0497">
            <text:p>1,0497</text:p>
          </table:table-cell>
          <table:table-cell table:formula="of:=(ROUND(PRODUCT([.D4:.D15])-1;4))*100" office:value-type="float" office:value="101.04">
            <text:p>101,04</text:p>
          </table:table-cell>
          <table:table-cell table:number-columns-repeated="11"/>
        </table:table-row>
        <table:table-row table:style-name="ro1">
          <table:table-cell office:value-type="string">
            <text:p>1981-04-01</text:p>
          </table:table-cell>
          <table:table-cell office:value-type="string">
            <text:p>IPCA</text:p>
          </table:table-cell>
          <table:table-cell office:value-type="float" office:value="6.46">
            <text:p>6,46</text:p>
          </table:table-cell>
          <table:table-cell table:formula="of:=1+[.C16]/100" office:value-type="float" office:value="1.0646">
            <text:p>1,0646</text:p>
          </table:table-cell>
          <table:table-cell table:formula="of:=(ROUND(PRODUCT([.D5:.D16])-1;4))*100" office:value-type="float" office:value="103.27">
            <text:p>103,27</text:p>
          </table:table-cell>
          <table:table-cell table:number-columns-repeated="11"/>
        </table:table-row>
        <table:table-row table:style-name="ro1">
          <table:table-cell office:value-type="string">
            <text:p>1981-05-01</text:p>
          </table:table-cell>
          <table:table-cell office:value-type="string">
            <text:p>IPCA</text:p>
          </table:table-cell>
          <table:table-cell office:value-type="float" office:value="5.56">
            <text:p>5,56</text:p>
          </table:table-cell>
          <table:table-cell table:formula="of:=1+[.C17]/100" office:value-type="float" office:value="1.0556">
            <text:p>1,0556</text:p>
          </table:table-cell>
          <table:table-cell table:formula="of:=(ROUND(PRODUCT([.D6:.D17])-1;4))*100"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string">
            <text:p>1981-06-01</text:p>
          </table:table-cell>
          <table:table-cell office:value-type="string">
            <text:p>IPCA</text:p>
          </table:table-cell>
          <table:table-cell office:value-type="float" office:value="5.52">
            <text:p>5,52</text:p>
          </table:table-cell>
          <table:table-cell table:formula="of:=1+[.C18]/100" office:value-type="float" office:value="1.0552">
            <text:p>1,0552</text:p>
          </table:table-cell>
          <table:table-cell table:formula="of:=(ROUND(PRODUCT([.D7:.D18])-1;4))*100" office:value-type="float" office:value="103.41">
            <text:p>103,41</text:p>
          </table:table-cell>
          <table:table-cell table:number-columns-repeated="11"/>
        </table:table-row>
        <table:table-row table:style-name="ro1">
          <table:table-cell office:value-type="string">
            <text:p>1981-07-01</text:p>
          </table:table-cell>
          <table:table-cell office:value-type="string">
            <text:p>IPCA</text:p>
          </table:table-cell>
          <table:table-cell office:value-type="float" office:value="6.26">
            <text:p>6,26</text:p>
          </table:table-cell>
          <table:table-cell table:formula="of:=1+[.C19]/100" office:value-type="float" office:value="1.0626">
            <text:p>1,0626</text:p>
          </table:table-cell>
          <table:table-cell table:formula="of:=(ROUND(PRODUCT([.D8:.D19])-1;4))*100" office:value-type="float" office:value="104.78">
            <text:p>104,78</text:p>
          </table:table-cell>
          <table:table-cell table:number-columns-repeated="11"/>
        </table:table-row>
        <table:table-row table:style-name="ro1">
          <table:table-cell office:value-type="string">
            <text:p>1981-08-01</text:p>
          </table:table-cell>
          <table:table-cell office:value-type="string">
            <text:p>IPCA</text:p>
          </table:table-cell>
          <table:table-cell office:value-type="float" office:value="5.5">
            <text:p>5,5</text:p>
          </table:table-cell>
          <table:table-cell table:formula="of:=1+[.C20]/100" office:value-type="float" office:value="1.055">
            <text:p>1,055</text:p>
          </table:table-cell>
          <table:table-cell table:formula="of:=(ROUND(PRODUCT([.D9:.D20])-1;4))*100" office:value-type="float" office:value="105.85">
            <text:p>105,85</text:p>
          </table:table-cell>
          <table:table-cell table:number-columns-repeated="11"/>
        </table:table-row>
        <table:table-row table:style-name="ro1">
          <table:table-cell office:value-type="string">
            <text:p>1981-09-01</text:p>
          </table:table-cell>
          <table:table-cell office:value-type="string">
            <text:p>IPCA</text:p>
          </table:table-cell>
          <table:table-cell office:value-type="float" office:value="5.26">
            <text:p>5,26</text:p>
          </table:table-cell>
          <table:table-cell table:formula="of:=1+[.C21]/100" office:value-type="float" office:value="1.0526">
            <text:p>1,0526</text:p>
          </table:table-cell>
          <table:table-cell table:formula="of:=(ROUND(PRODUCT([.D10:.D21])-1;4))*100" office:value-type="float" office:value="107.88">
            <text:p>107,88</text:p>
          </table:table-cell>
          <table:table-cell table:number-columns-repeated="11"/>
        </table:table-row>
        <table:table-row table:style-name="ro1">
          <table:table-cell office:value-type="string">
            <text:p>1981-10-01</text:p>
          </table:table-cell>
          <table:table-cell office:value-type="string">
            <text:p>IPCA</text:p>
          </table:table-cell>
          <table:table-cell office:value-type="float" office:value="5.08">
            <text:p>5,08</text:p>
          </table:table-cell>
          <table:table-cell table:formula="of:=1+[.C22]/100" office:value-type="float" office:value="1.0508">
            <text:p>1,0508</text:p>
          </table:table-cell>
          <table:table-cell table:formula="of:=(ROUND(PRODUCT([.D11:.D22])-1;4))*100" office:value-type="float" office:value="99.53">
            <text:p>99,53</text:p>
          </table:table-cell>
          <table:table-cell table:number-columns-repeated="11"/>
        </table:table-row>
        <table:table-row table:style-name="ro1">
          <table:table-cell office:value-type="string">
            <text:p>1981-11-01</text:p>
          </table:table-cell>
          <table:table-cell office:value-type="string">
            <text:p>IPCA</text:p>
          </table:table-cell>
          <table:table-cell office:value-type="float" office:value="5.27">
            <text:p>5,27</text:p>
          </table:table-cell>
          <table:table-cell table:formula="of:=1+[.C23]/100" office:value-type="float" office:value="1.0527">
            <text:p>1,0527</text:p>
          </table:table-cell>
          <table:table-cell table:formula="of:=(ROUND(PRODUCT([.D12:.D23])-1;4))*100" office:value-type="float" office:value="96.91">
            <text:p>96,91</text:p>
          </table:table-cell>
          <table:table-cell table:number-columns-repeated="11"/>
        </table:table-row>
        <table:table-row table:style-name="ro1">
          <table:table-cell office:value-type="string">
            <text:p>1981-12-01</text:p>
          </table:table-cell>
          <table:table-cell office:value-type="string">
            <text:p>IPCA</text:p>
          </table:table-cell>
          <table:table-cell office:value-type="float" office:value="5.93">
            <text:p>5,93</text:p>
          </table:table-cell>
          <table:table-cell table:formula="of:=1+[.C24]/100" office:value-type="float" office:value="1.0593">
            <text:p>1,0593</text:p>
          </table:table-cell>
          <table:table-cell table:formula="of:=(ROUND(PRODUCT([.D13:.D24])-1;4))*100" office:value-type="float" office:value="95.65">
            <text:p>95,65</text:p>
          </table:table-cell>
          <table:table-cell table:number-columns-repeated="11"/>
        </table:table-row>
        <table:table-row table:style-name="ro1">
          <table:table-cell office:value-type="string">
            <text:p>1982-01-01</text:p>
          </table:table-cell>
          <table:table-cell office:value-type="string">
            <text:p>IPCA</text:p>
          </table:table-cell>
          <table:table-cell office:value-type="float" office:value="6.97">
            <text:p>6,97</text:p>
          </table:table-cell>
          <table:table-cell table:formula="of:=1+[.C25]/100" office:value-type="float" office:value="1.0697">
            <text:p>1,0697</text:p>
          </table:table-cell>
          <table:table-cell table:formula="of:=(ROUND(PRODUCT([.D14:.D25])-1;4))*100" office:value-type="float" office:value="95.89">
            <text:p>95,89</text:p>
          </table:table-cell>
          <table:table-cell table:number-columns-repeated="11"/>
        </table:table-row>
        <table:table-row table:style-name="ro1">
          <table:table-cell office:value-type="string">
            <text:p>1982-02-01</text:p>
          </table:table-cell>
          <table:table-cell office:value-type="string">
            <text:p>IPCA</text:p>
          </table:table-cell>
          <table:table-cell office:value-type="float" office:value="6.64">
            <text:p>6,64</text:p>
          </table:table-cell>
          <table:table-cell table:formula="of:=1+[.C26]/100" office:value-type="float" office:value="1.0664">
            <text:p>1,0664</text:p>
          </table:table-cell>
          <table:table-cell table:formula="of:=(ROUND(PRODUCT([.D15:.D26])-1;4))*100" office:value-type="float" office:value="96.33">
            <text:p>96,33</text:p>
          </table:table-cell>
          <table:table-cell table:number-columns-repeated="11"/>
        </table:table-row>
        <table:table-row table:style-name="ro1">
          <table:table-cell office:value-type="string">
            <text:p>1982-03-01</text:p>
          </table:table-cell>
          <table:table-cell office:value-type="string">
            <text:p>IPCA</text:p>
          </table:table-cell>
          <table:table-cell office:value-type="float" office:value="5.71">
            <text:p>5,71</text:p>
          </table:table-cell>
          <table:table-cell table:formula="of:=1+[.C27]/100" office:value-type="float" office:value="1.0571">
            <text:p>1,0571</text:p>
          </table:table-cell>
          <table:table-cell table:formula="of:=(ROUND(PRODUCT([.D16:.D27])-1;4))*100" office:value-type="float" office:value="97.72">
            <text:p>97,72</text:p>
          </table:table-cell>
          <table:table-cell table:number-columns-repeated="11"/>
        </table:table-row>
        <table:table-row table:style-name="ro1">
          <table:table-cell office:value-type="string">
            <text:p>1982-04-01</text:p>
          </table:table-cell>
          <table:table-cell office:value-type="string">
            <text:p>IPCA</text:p>
          </table:table-cell>
          <table:table-cell office:value-type="float" office:value="5.89">
            <text:p>5,89</text:p>
          </table:table-cell>
          <table:table-cell table:formula="of:=1+[.C28]/100" office:value-type="float" office:value="1.0589">
            <text:p>1,0589</text:p>
          </table:table-cell>
          <table:table-cell table:formula="of:=(ROUND(PRODUCT([.D17:.D28])-1;4))*100" office:value-type="float" office:value="96.66">
            <text:p>96,66</text:p>
          </table:table-cell>
          <table:table-cell table:number-columns-repeated="11"/>
        </table:table-row>
        <table:table-row table:style-name="ro1">
          <table:table-cell office:value-type="string">
            <text:p>1982-05-01</text:p>
          </table:table-cell>
          <table:table-cell office:value-type="string">
            <text:p>IPCA</text:p>
          </table:table-cell>
          <table:table-cell office:value-type="float" office:value="6.66">
            <text:p>6,66</text:p>
          </table:table-cell>
          <table:table-cell table:formula="of:=1+[.C29]/100" office:value-type="float" office:value="1.0666">
            <text:p>1,0666</text:p>
          </table:table-cell>
          <table:table-cell table:formula="of:=(ROUND(PRODUCT([.D18:.D29])-1;4))*100" office:value-type="float" office:value="98.71">
            <text:p>98,71</text:p>
          </table:table-cell>
          <table:table-cell table:number-columns-repeated="11"/>
        </table:table-row>
        <table:table-row table:style-name="ro1">
          <table:table-cell office:value-type="string">
            <text:p>1982-06-01</text:p>
          </table:table-cell>
          <table:table-cell office:value-type="string">
            <text:p>IPCA</text:p>
          </table:table-cell>
          <table:table-cell office:value-type="float" office:value="7.1">
            <text:p>7,1</text:p>
          </table:table-cell>
          <table:table-cell table:formula="of:=1+[.C30]/100" office:value-type="float" office:value="1.071">
            <text:p>1,071</text:p>
          </table:table-cell>
          <table:table-cell table:formula="of:=(ROUND(PRODUCT([.D19:.D30])-1;4))*100" office:value-type="float" office:value="101.68">
            <text:p>101,68</text:p>
          </table:table-cell>
          <table:table-cell table:number-columns-repeated="11"/>
        </table:table-row>
        <table:table-row table:style-name="ro1">
          <table:table-cell office:value-type="string">
            <text:p>1982-07-01</text:p>
          </table:table-cell>
          <table:table-cell office:value-type="string">
            <text:p>IPCA</text:p>
          </table:table-cell>
          <table:table-cell office:value-type="float" office:value="6.36">
            <text:p>6,36</text:p>
          </table:table-cell>
          <table:table-cell table:formula="of:=1+[.C31]/100" office:value-type="float" office:value="1.0636">
            <text:p>1,0636</text:p>
          </table:table-cell>
          <table:table-cell table:formula="of:=(ROUND(PRODUCT([.D20:.D31])-1;4))*100" office:value-type="float" office:value="101.87">
            <text:p>101,87</text:p>
          </table:table-cell>
          <table:table-cell table:number-columns-repeated="11"/>
        </table:table-row>
        <table:table-row table:style-name="ro1">
          <table:table-cell office:value-type="string">
            <text:p>1982-08-01</text:p>
          </table:table-cell>
          <table:table-cell office:value-type="string">
            <text:p>IPCA</text:p>
          </table:table-cell>
          <table:table-cell office:value-type="float" office:value="5.97">
            <text:p>5,97</text:p>
          </table:table-cell>
          <table:table-cell table:formula="of:=1+[.C32]/100" office:value-type="float" office:value="1.0597">
            <text:p>1,0597</text:p>
          </table:table-cell>
          <table:table-cell table:formula="of:=(ROUND(PRODUCT([.D21:.D32])-1;4))*100" office:value-type="float" office:value="102.77">
            <text:p>102,77</text:p>
          </table:table-cell>
          <table:table-cell table:number-columns-repeated="11"/>
        </table:table-row>
        <table:table-row table:style-name="ro1">
          <table:table-cell office:value-type="string">
            <text:p>1982-09-01</text:p>
          </table:table-cell>
          <table:table-cell office:value-type="string">
            <text:p>IPCA</text:p>
          </table:table-cell>
          <table:table-cell office:value-type="float" office:value="5.08">
            <text:p>5,08</text:p>
          </table:table-cell>
          <table:table-cell table:formula="of:=1+[.C33]/100" office:value-type="float" office:value="1.0508">
            <text:p>1,0508</text:p>
          </table:table-cell>
          <table:table-cell table:formula="of:=(ROUND(PRODUCT([.D22:.D33])-1;4))*100" office:value-type="float" office:value="102.43">
            <text:p>102,43</text:p>
          </table:table-cell>
          <table:table-cell table:number-columns-repeated="11"/>
        </table:table-row>
        <table:table-row table:style-name="ro1">
          <table:table-cell office:value-type="string">
            <text:p>1982-10-01</text:p>
          </table:table-cell>
          <table:table-cell office:value-type="string">
            <text:p>IPCA</text:p>
          </table:table-cell>
          <table:table-cell office:value-type="float" office:value="4.44">
            <text:p>4,44</text:p>
          </table:table-cell>
          <table:table-cell table:formula="of:=1+[.C34]/100" office:value-type="float" office:value="1.0444">
            <text:p>1,0444</text:p>
          </table:table-cell>
          <table:table-cell table:formula="of:=(ROUND(PRODUCT([.D23:.D34])-1;4))*100" office:value-type="float" office:value="101.19">
            <text:p>101,19</text:p>
          </table:table-cell>
          <table:table-cell table:number-columns-repeated="11"/>
        </table:table-row>
        <table:table-row table:style-name="ro1">
          <table:table-cell office:value-type="string">
            <text:p>1982-11-01</text:p>
          </table:table-cell>
          <table:table-cell office:value-type="string">
            <text:p>IPCA</text:p>
          </table:table-cell>
          <table:table-cell office:value-type="float" office:value="5.29">
            <text:p>5,29</text:p>
          </table:table-cell>
          <table:table-cell table:formula="of:=1+[.C35]/100" office:value-type="float" office:value="1.0529">
            <text:p>1,0529</text:p>
          </table:table-cell>
          <table:table-cell table:formula="of:=(ROUND(PRODUCT([.D24:.D35])-1;4))*100" office:value-type="float" office:value="101.23">
            <text:p>101,23</text:p>
          </table:table-cell>
          <table:table-cell table:number-columns-repeated="11"/>
        </table:table-row>
        <table:table-row table:style-name="ro1">
          <table:table-cell office:value-type="string">
            <text:p>1982-12-01</text:p>
          </table:table-cell>
          <table:table-cell office:value-type="string">
            <text:p>IPCA</text:p>
          </table:table-cell>
          <table:table-cell office:value-type="float" office:value="7.81">
            <text:p>7,81</text:p>
          </table:table-cell>
          <table:table-cell table:formula="of:=1+[.C36]/100" office:value-type="float" office:value="1.0781">
            <text:p>1,0781</text:p>
          </table:table-cell>
          <table:table-cell table:formula="of:=(ROUND(PRODUCT([.D25:.D36])-1;4))*100" office:value-type="float" office:value="104.8">
            <text:p>104,8</text:p>
          </table:table-cell>
          <table:table-cell table:number-columns-repeated="11"/>
        </table:table-row>
        <table:table-row table:style-name="ro1">
          <table:table-cell office:value-type="string">
            <text:p>1983-01-01</text:p>
          </table:table-cell>
          <table:table-cell office:value-type="string">
            <text:p>IPCA</text:p>
          </table:table-cell>
          <table:table-cell office:value-type="float" office:value="8.64">
            <text:p>8,64</text:p>
          </table:table-cell>
          <table:table-cell table:formula="of:=1+[.C37]/100" office:value-type="float" office:value="1.0864">
            <text:p>1,0864</text:p>
          </table:table-cell>
          <table:table-cell table:formula="of:=(ROUND(PRODUCT([.D26:.D37])-1;4))*100"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string">
            <text:p>1983-02-01</text:p>
          </table:table-cell>
          <table:table-cell office:value-type="string">
            <text:p>IPCA</text:p>
          </table:table-cell>
          <table:table-cell office:value-type="float" office:value="7.86">
            <text:p>7,86</text:p>
          </table:table-cell>
          <table:table-cell table:formula="of:=1+[.C38]/100" office:value-type="float" office:value="1.0786">
            <text:p>1,0786</text:p>
          </table:table-cell>
          <table:table-cell table:formula="of:=(ROUND(PRODUCT([.D27:.D38])-1;4))*100" office:value-type="float" office:value="110.38">
            <text:p>110,38</text:p>
          </table:table-cell>
          <table:table-cell table:number-columns-repeated="11"/>
        </table:table-row>
        <table:table-row table:style-name="ro1">
          <table:table-cell office:value-type="string">
            <text:p>1983-03-01</text:p>
          </table:table-cell>
          <table:table-cell office:value-type="string">
            <text:p>IPCA</text:p>
          </table:table-cell>
          <table:table-cell office:value-type="float" office:value="7.34">
            <text:p>7,34</text:p>
          </table:table-cell>
          <table:table-cell table:formula="of:=1+[.C39]/100" office:value-type="float" office:value="1.0734">
            <text:p>1,0734</text:p>
          </table:table-cell>
          <table:table-cell table:formula="of:=(ROUND(PRODUCT([.D28:.D39])-1;4))*100" office:value-type="float" office:value="113.63">
            <text:p>113,63</text:p>
          </table:table-cell>
          <table:table-cell table:number-columns-repeated="11"/>
        </table:table-row>
        <table:table-row table:style-name="ro1">
          <table:table-cell office:value-type="string">
            <text:p>1983-04-01</text:p>
          </table:table-cell>
          <table:table-cell office:value-type="string">
            <text:p>IPCA</text:p>
          </table:table-cell>
          <table:table-cell office:value-type="float" office:value="6.58">
            <text:p>6,58</text:p>
          </table:table-cell>
          <table:table-cell table:formula="of:=1+[.C40]/100" office:value-type="float" office:value="1.0658">
            <text:p>1,0658</text:p>
          </table:table-cell>
          <table:table-cell table:formula="of:=(ROUND(PRODUCT([.D29:.D40])-1;4))*100" office:value-type="float" office:value="115.02">
            <text:p>115,02</text:p>
          </table:table-cell>
          <table:table-cell table:number-columns-repeated="11"/>
        </table:table-row>
        <table:table-row table:style-name="ro1">
          <table:table-cell office:value-type="string">
            <text:p>1983-05-01</text:p>
          </table:table-cell>
          <table:table-cell office:value-type="string">
            <text:p>IPCA</text:p>
          </table:table-cell>
          <table:table-cell office:value-type="float" office:value="6.48">
            <text:p>6,48</text:p>
          </table:table-cell>
          <table:table-cell table:formula="of:=1+[.C41]/100" office:value-type="float" office:value="1.0648">
            <text:p>1,0648</text:p>
          </table:table-cell>
          <table:table-cell table:formula="of:=(ROUND(PRODUCT([.D30:.D41])-1;4))*100" office:value-type="float" office:value="114.65">
            <text:p>114,65</text:p>
          </table:table-cell>
          <table:table-cell table:number-columns-repeated="11"/>
        </table:table-row>
        <table:table-row table:style-name="ro1">
          <table:table-cell office:value-type="string">
            <text:p>1983-06-01</text:p>
          </table:table-cell>
          <table:table-cell office:value-type="string">
            <text:p>IPCA</text:p>
          </table:table-cell>
          <table:table-cell office:value-type="float" office:value="9.88">
            <text:p>9,88</text:p>
          </table:table-cell>
          <table:table-cell table:formula="of:=1+[.C42]/100" office:value-type="float" office:value="1.0988">
            <text:p>1,0988</text:p>
          </table:table-cell>
          <table:table-cell table:formula="of:=(ROUND(PRODUCT([.D31:.D42])-1;4))*100" office:value-type="float" office:value="120.23">
            <text:p>120,23</text:p>
          </table:table-cell>
          <table:table-cell table:number-columns-repeated="11"/>
        </table:table-row>
        <table:table-row table:style-name="ro1">
          <table:table-cell office:value-type="string">
            <text:p>1983-07-01</text:p>
          </table:table-cell>
          <table:table-cell office:value-type="string">
            <text:p>IPCA</text:p>
          </table:table-cell>
          <table:table-cell office:value-type="float" office:value="10.08">
            <text:p>10,08</text:p>
          </table:table-cell>
          <table:table-cell table:formula="of:=1+[.C43]/100" office:value-type="float" office:value="1.1008">
            <text:p>1,1008</text:p>
          </table:table-cell>
          <table:table-cell table:formula="of:=(ROUND(PRODUCT([.D32:.D43])-1;4))*100" office:value-type="float" office:value="127.93">
            <text:p>127,93</text:p>
          </table:table-cell>
          <table:table-cell table:number-columns-repeated="11"/>
        </table:table-row>
        <table:table-row table:style-name="ro1">
          <table:table-cell office:value-type="string">
            <text:p>1983-08-01</text:p>
          </table:table-cell>
          <table:table-cell office:value-type="string">
            <text:p>IPCA</text:p>
          </table:table-cell>
          <table:table-cell office:value-type="float" office:value="9.11">
            <text:p>9,11</text:p>
          </table:table-cell>
          <table:table-cell table:formula="of:=1+[.C44]/100" office:value-type="float" office:value="1.0911">
            <text:p>1,0911</text:p>
          </table:table-cell>
          <table:table-cell table:formula="of:=(ROUND(PRODUCT([.D33:.D44])-1;4))*100" office:value-type="float" office:value="134.68">
            <text:p>134,68</text:p>
          </table:table-cell>
          <table:table-cell table:number-columns-repeated="11"/>
        </table:table-row>
        <table:table-row table:style-name="ro1">
          <table:table-cell office:value-type="string">
            <text:p>1983-09-01</text:p>
          </table:table-cell>
          <table:table-cell office:value-type="string">
            <text:p>IPCA</text:p>
          </table:table-cell>
          <table:table-cell office:value-type="float" office:value="10.3">
            <text:p>10,3</text:p>
          </table:table-cell>
          <table:table-cell table:formula="of:=1+[.C45]/100" office:value-type="float" office:value="1.103">
            <text:p>1,103</text:p>
          </table:table-cell>
          <table:table-cell table:formula="of:=(ROUND(PRODUCT([.D34:.D45])-1;4))*100" office:value-type="float" office:value="146.34">
            <text:p>146,34</text:p>
          </table:table-cell>
          <table:table-cell table:number-columns-repeated="11"/>
        </table:table-row>
        <table:table-row table:style-name="ro1">
          <table:table-cell office:value-type="string">
            <text:p>1983-10-01</text:p>
          </table:table-cell>
          <table:table-cell office:value-type="string">
            <text:p>IPCA</text:p>
          </table:table-cell>
          <table:table-cell office:value-type="float" office:value="8.87">
            <text:p>8,87</text:p>
          </table:table-cell>
          <table:table-cell table:formula="of:=1+[.C46]/100" office:value-type="float" office:value="1.0887">
            <text:p>1,0887</text:p>
          </table:table-cell>
          <table:table-cell table:formula="of:=(ROUND(PRODUCT([.D35:.D46])-1;4))*100" office:value-type="float" office:value="156.79">
            <text:p>156,79</text:p>
          </table:table-cell>
          <table:table-cell table:number-columns-repeated="11"/>
        </table:table-row>
        <table:table-row table:style-name="ro1">
          <table:table-cell office:value-type="string">
            <text:p>1983-11-01</text:p>
          </table:table-cell>
          <table:table-cell office:value-type="string">
            <text:p>IPCA</text:p>
          </table:table-cell>
          <table:table-cell office:value-type="float" office:value="7.38">
            <text:p>7,38</text:p>
          </table:table-cell>
          <table:table-cell table:formula="of:=1+[.C47]/100" office:value-type="float" office:value="1.0738">
            <text:p>1,0738</text:p>
          </table:table-cell>
          <table:table-cell table:formula="of:=(ROUND(PRODUCT([.D36:.D47])-1;4))*100" office:value-type="float" office:value="161.89">
            <text:p>161,89</text:p>
          </table:table-cell>
          <table:table-cell table:number-columns-repeated="11"/>
        </table:table-row>
        <table:table-row table:style-name="ro1">
          <table:table-cell office:value-type="string">
            <text:p>1983-12-01</text:p>
          </table:table-cell>
          <table:table-cell office:value-type="string">
            <text:p>IPCA</text:p>
          </table:table-cell>
          <table:table-cell office:value-type="float" office:value="8.68">
            <text:p>8,68</text:p>
          </table:table-cell>
          <table:table-cell table:formula="of:=1+[.C48]/100" office:value-type="float" office:value="1.0868">
            <text:p>1,0868</text:p>
          </table:table-cell>
          <table:table-cell table:formula="of:=(ROUND(PRODUCT([.D37:.D48])-1;4))*100" office:value-type="float" office:value="164">
            <text:p>164</text:p>
          </table:table-cell>
          <table:table-cell table:number-columns-repeated="11"/>
        </table:table-row>
        <table:table-row table:style-name="ro1">
          <table:table-cell office:value-type="string">
            <text:p>1984-01-01</text:p>
          </table:table-cell>
          <table:table-cell office:value-type="string">
            <text:p>IPCA</text:p>
          </table:table-cell>
          <table:table-cell office:value-type="float" office:value="9.67">
            <text:p>9,67</text:p>
          </table:table-cell>
          <table:table-cell table:formula="of:=1+[.C49]/100" office:value-type="float" office:value="1.0967">
            <text:p>1,0967</text:p>
          </table:table-cell>
          <table:table-cell table:formula="of:=(ROUND(PRODUCT([.D38:.D49])-1;4))*100" office:value-type="float" office:value="166.5">
            <text:p>166,5</text:p>
          </table:table-cell>
          <table:table-cell table:number-columns-repeated="11"/>
        </table:table-row>
        <table:table-row table:style-name="ro1">
          <table:table-cell office:value-type="string">
            <text:p>1984-02-01</text:p>
          </table:table-cell>
          <table:table-cell office:value-type="string">
            <text:p>IPCA</text:p>
          </table:table-cell>
          <table:table-cell office:value-type="float" office:value="9.5">
            <text:p>9,5</text:p>
          </table:table-cell>
          <table:table-cell table:formula="of:=1+[.C50]/100" office:value-type="float" office:value="1.095">
            <text:p>1,095</text:p>
          </table:table-cell>
          <table:table-cell table:formula="of:=(ROUND(PRODUCT([.D39:.D50])-1;4))*100" office:value-type="float" office:value="170.56">
            <text:p>170,56</text:p>
          </table:table-cell>
          <table:table-cell table:number-columns-repeated="11"/>
        </table:table-row>
        <table:table-row table:style-name="ro1">
          <table:table-cell office:value-type="string">
            <text:p>1984-03-01</text:p>
          </table:table-cell>
          <table:table-cell office:value-type="string">
            <text:p>IPCA</text:p>
          </table:table-cell>
          <table:table-cell office:value-type="float" office:value="8.94">
            <text:p>8,94</text:p>
          </table:table-cell>
          <table:table-cell table:formula="of:=1+[.C51]/100" office:value-type="float" office:value="1.0894">
            <text:p>1,0894</text:p>
          </table:table-cell>
          <table:table-cell table:formula="of:=(ROUND(PRODUCT([.D40:.D51])-1;4))*100" office:value-type="float" office:value="174.59">
            <text:p>174,59</text:p>
          </table:table-cell>
          <table:table-cell table:number-columns-repeated="11"/>
        </table:table-row>
        <table:table-row table:style-name="ro1">
          <table:table-cell office:value-type="string">
            <text:p>1984-04-01</text:p>
          </table:table-cell>
          <table:table-cell office:value-type="string">
            <text:p>IPCA</text:p>
          </table:table-cell>
          <table:table-cell office:value-type="float" office:value="9.54">
            <text:p>9,54</text:p>
          </table:table-cell>
          <table:table-cell table:formula="of:=1+[.C52]/100" office:value-type="float" office:value="1.0954">
            <text:p>1,0954</text:p>
          </table:table-cell>
          <table:table-cell table:formula="of:=(ROUND(PRODUCT([.D41:.D52])-1;4))*100" office:value-type="float" office:value="182.21">
            <text:p>182,21</text:p>
          </table:table-cell>
          <table:table-cell table:number-columns-repeated="11"/>
        </table:table-row>
        <table:table-row table:style-name="ro1">
          <table:table-cell office:value-type="string">
            <text:p>1984-05-01</text:p>
          </table:table-cell>
          <table:table-cell office:value-type="string">
            <text:p>IPCA</text:p>
          </table:table-cell>
          <table:table-cell office:value-type="float" office:value="9.05">
            <text:p>9,05</text:p>
          </table:table-cell>
          <table:table-cell table:formula="of:=1+[.C53]/100" office:value-type="float" office:value="1.0905">
            <text:p>1,0905</text:p>
          </table:table-cell>
          <table:table-cell table:formula="of:=(ROUND(PRODUCT([.D42:.D53])-1;4))*100" office:value-type="float" office:value="189.03">
            <text:p>189,03</text:p>
          </table:table-cell>
          <table:table-cell table:number-columns-repeated="11"/>
        </table:table-row>
        <table:table-row table:style-name="ro1">
          <table:table-cell office:value-type="string">
            <text:p>1984-06-01</text:p>
          </table:table-cell>
          <table:table-cell office:value-type="string">
            <text:p>IPCA</text:p>
          </table:table-cell>
          <table:table-cell office:value-type="float" office:value="10.08">
            <text:p>10,08</text:p>
          </table:table-cell>
          <table:table-cell table:formula="of:=1+[.C54]/100" office:value-type="float" office:value="1.1008">
            <text:p>1,1008</text:p>
          </table:table-cell>
          <table:table-cell table:formula="of:=(ROUND(PRODUCT([.D43:.D54])-1;4))*100" office:value-type="float" office:value="189.55">
            <text:p>189,55</text:p>
          </table:table-cell>
          <table:table-cell table:number-columns-repeated="11"/>
        </table:table-row>
        <table:table-row table:style-name="ro1">
          <table:table-cell office:value-type="string">
            <text:p>1984-07-01</text:p>
          </table:table-cell>
          <table:table-cell office:value-type="string">
            <text:p>IPCA</text:p>
          </table:table-cell>
          <table:table-cell office:value-type="float" office:value="9.72">
            <text:p>9,72</text:p>
          </table:table-cell>
          <table:table-cell table:formula="of:=1+[.C55]/100" office:value-type="float" office:value="1.0972">
            <text:p>1,0972</text:p>
          </table:table-cell>
          <table:table-cell table:formula="of:=(ROUND(PRODUCT([.D44:.D55])-1;4))*100" office:value-type="float" office:value="188.6">
            <text:p>188,6</text:p>
          </table:table-cell>
          <table:table-cell table:number-columns-repeated="11"/>
        </table:table-row>
        <table:table-row table:style-name="ro1">
          <table:table-cell office:value-type="string">
            <text:p>1984-08-01</text:p>
          </table:table-cell>
          <table:table-cell office:value-type="string">
            <text:p>IPCA</text:p>
          </table:table-cell>
          <table:table-cell office:value-type="float" office:value="9.35">
            <text:p>9,35</text:p>
          </table:table-cell>
          <table:table-cell table:formula="of:=1+[.C56]/100" office:value-type="float" office:value="1.0935">
            <text:p>1,0935</text:p>
          </table:table-cell>
          <table:table-cell table:formula="of:=(ROUND(PRODUCT([.D45:.D56])-1;4))*100" office:value-type="float" office:value="189.24">
            <text:p>189,24</text:p>
          </table:table-cell>
          <table:table-cell table:number-columns-repeated="11"/>
        </table:table-row>
        <table:table-row table:style-name="ro1">
          <table:table-cell office:value-type="string">
            <text:p>1984-09-01</text:p>
          </table:table-cell>
          <table:table-cell office:value-type="string">
            <text:p>IPCA</text:p>
          </table:table-cell>
          <table:table-cell office:value-type="float" office:value="11.75">
            <text:p>11,75</text:p>
          </table:table-cell>
          <table:table-cell table:formula="of:=1+[.C57]/100" office:value-type="float" office:value="1.1175">
            <text:p>1,1175</text:p>
          </table:table-cell>
          <table:table-cell table:formula="of:=(ROUND(PRODUCT([.D46:.D57])-1;4))*100" office:value-type="float" office:value="193.04">
            <text:p>193,04</text:p>
          </table:table-cell>
          <table:table-cell table:number-columns-repeated="11"/>
        </table:table-row>
        <table:table-row table:style-name="ro1">
          <table:table-cell office:value-type="string">
            <text:p>1984-10-01</text:p>
          </table:table-cell>
          <table:table-cell office:value-type="string">
            <text:p>IPCA</text:p>
          </table:table-cell>
          <table:table-cell office:value-type="float" office:value="10.44">
            <text:p>10,44</text:p>
          </table:table-cell>
          <table:table-cell table:formula="of:=1+[.C58]/100" office:value-type="float" office:value="1.1044">
            <text:p>1,1044</text:p>
          </table:table-cell>
          <table:table-cell table:formula="of:=(ROUND(PRODUCT([.D47:.D58])-1;4))*100" office:value-type="float" office:value="197.27">
            <text:p>197,27</text:p>
          </table:table-cell>
          <table:table-cell table:number-columns-repeated="11"/>
        </table:table-row>
        <table:table-row table:style-name="ro1">
          <table:table-cell office:value-type="string">
            <text:p>1984-11-01</text:p>
          </table:table-cell>
          <table:table-cell office:value-type="string">
            <text:p>IPCA</text:p>
          </table:table-cell>
          <table:table-cell office:value-type="float" office:value="10.53">
            <text:p>10,53</text:p>
          </table:table-cell>
          <table:table-cell table:formula="of:=1+[.C59]/100" office:value-type="float" office:value="1.1053">
            <text:p>1,1053</text:p>
          </table:table-cell>
          <table:table-cell table:formula="of:=(ROUND(PRODUCT([.D48:.D59])-1;4))*100" office:value-type="float" office:value="205.99">
            <text:p>205,99</text:p>
          </table:table-cell>
          <table:table-cell table:number-columns-repeated="11"/>
        </table:table-row>
        <table:table-row table:style-name="ro1">
          <table:table-cell office:value-type="string">
            <text:p>1984-12-01</text:p>
          </table:table-cell>
          <table:table-cell office:value-type="string">
            <text:p>IPCA</text:p>
          </table:table-cell>
          <table:table-cell office:value-type="float" office:value="11.98">
            <text:p>11,98</text:p>
          </table:table-cell>
          <table:table-cell table:formula="of:=1+[.C60]/100" office:value-type="float" office:value="1.1198">
            <text:p>1,1198</text:p>
          </table:table-cell>
          <table:table-cell table:formula="of:=(ROUND(PRODUCT([.D49:.D60])-1;4))*100" office:value-type="float" office:value="215.28">
            <text:p>215,28</text:p>
          </table:table-cell>
          <table:table-cell table:number-columns-repeated="11"/>
        </table:table-row>
        <table:table-row table:style-name="ro1">
          <table:table-cell office:value-type="string">
            <text:p>1985-01-01</text:p>
          </table:table-cell>
          <table:table-cell office:value-type="string">
            <text:p>IPCA</text:p>
          </table:table-cell>
          <table:table-cell office:value-type="float" office:value="11.76">
            <text:p>11,76</text:p>
          </table:table-cell>
          <table:table-cell table:formula="of:=1+[.C61]/100" office:value-type="float" office:value="1.1176">
            <text:p>1,1176</text:p>
          </table:table-cell>
          <table:table-cell table:formula="of:=(ROUND(PRODUCT([.D50:.D61])-1;4))*100" office:value-type="float" office:value="221.29">
            <text:p>221,29</text:p>
          </table:table-cell>
          <table:table-cell table:number-columns-repeated="11"/>
        </table:table-row>
        <table:table-row table:style-name="ro1">
          <table:table-cell office:value-type="string">
            <text:p>1985-02-01</text:p>
          </table:table-cell>
          <table:table-cell office:value-type="string">
            <text:p>IPCA</text:p>
          </table:table-cell>
          <table:table-cell office:value-type="float" office:value="10.87">
            <text:p>10,87</text:p>
          </table:table-cell>
          <table:table-cell table:formula="of:=1+[.C62]/100" office:value-type="float" office:value="1.1087">
            <text:p>1,1087</text:p>
          </table:table-cell>
          <table:table-cell table:formula="of:=(ROUND(PRODUCT([.D51:.D62])-1;4))*100" office:value-type="float" office:value="225.31">
            <text:p>225,31</text:p>
          </table:table-cell>
          <table:table-cell table:number-columns-repeated="11"/>
        </table:table-row>
        <table:table-row table:style-name="ro1">
          <table:table-cell office:value-type="string">
            <text:p>1985-03-01</text:p>
          </table:table-cell>
          <table:table-cell office:value-type="string">
            <text:p>IPCA</text:p>
          </table:table-cell>
          <table:table-cell office:value-type="float" office:value="10.16">
            <text:p>10,16</text:p>
          </table:table-cell>
          <table:table-cell table:formula="of:=1+[.C63]/100" office:value-type="float" office:value="1.1016">
            <text:p>1,1016</text:p>
          </table:table-cell>
          <table:table-cell table:formula="of:=(ROUND(PRODUCT([.D52:.D63])-1;4))*100" office:value-type="float" office:value="228.95">
            <text:p>228,95</text:p>
          </table:table-cell>
          <table:table-cell table:number-columns-repeated="11"/>
        </table:table-row>
        <table:table-row table:style-name="ro1">
          <table:table-cell office:value-type="string">
            <text:p>1985-04-01</text:p>
          </table:table-cell>
          <table:table-cell office:value-type="string">
            <text:p>IPCA</text:p>
          </table:table-cell>
          <table:table-cell office:value-type="float" office:value="8.2">
            <text:p>8,2</text:p>
          </table:table-cell>
          <table:table-cell table:formula="of:=1+[.C64]/100" office:value-type="float" office:value="1.082">
            <text:p>1,082</text:p>
          </table:table-cell>
          <table:table-cell table:formula="of:=(ROUND(PRODUCT([.D53:.D64])-1;4))*100" office:value-type="float" office:value="224.93">
            <text:p>224,93</text:p>
          </table:table-cell>
          <table:table-cell table:number-columns-repeated="11"/>
        </table:table-row>
        <table:table-row table:style-name="ro1">
          <table:table-cell office:value-type="string">
            <text:p>1985-05-01</text:p>
          </table:table-cell>
          <table:table-cell office:value-type="string">
            <text:p>IPCA</text:p>
          </table:table-cell>
          <table:table-cell office:value-type="float" office:value="7.2">
            <text:p>7,2</text:p>
          </table:table-cell>
          <table:table-cell table:formula="of:=1+[.C65]/100" office:value-type="float" office:value="1.072">
            <text:p>1,072</text:p>
          </table:table-cell>
          <table:table-cell table:formula="of:=(ROUND(PRODUCT([.D54:.D65])-1;4))*100" office:value-type="float" office:value="219.41">
            <text:p>219,41</text:p>
          </table:table-cell>
          <table:table-cell table:number-columns-repeated="11"/>
        </table:table-row>
        <table:table-row table:style-name="ro1">
          <table:table-cell office:value-type="string">
            <text:p>1985-06-01</text:p>
          </table:table-cell>
          <table:table-cell office:value-type="string">
            <text:p>IPCA</text:p>
          </table:table-cell>
          <table:table-cell office:value-type="float" office:value="8.49">
            <text:p>8,49</text:p>
          </table:table-cell>
          <table:table-cell table:formula="of:=1+[.C66]/100" office:value-type="float" office:value="1.0849">
            <text:p>1,0849</text:p>
          </table:table-cell>
          <table:table-cell table:formula="of:=(ROUND(PRODUCT([.D55:.D66])-1;4))*100" office:value-type="float" office:value="214.8">
            <text:p>214,8</text:p>
          </table:table-cell>
          <table:table-cell table:number-columns-repeated="11"/>
        </table:table-row>
        <table:table-row table:style-name="ro1">
          <table:table-cell office:value-type="string">
            <text:p>1985-07-01</text:p>
          </table:table-cell>
          <table:table-cell office:value-type="string">
            <text:p>IPCA</text:p>
          </table:table-cell>
          <table:table-cell office:value-type="float" office:value="10.31">
            <text:p>10,31</text:p>
          </table:table-cell>
          <table:table-cell table:formula="of:=1+[.C67]/100" office:value-type="float" office:value="1.1031">
            <text:p>1,1031</text:p>
          </table:table-cell>
          <table:table-cell table:formula="of:=(ROUND(PRODUCT([.D56:.D67])-1;4))*100" office:value-type="float" office:value="216.49">
            <text:p>216,49</text:p>
          </table:table-cell>
          <table:table-cell table:number-columns-repeated="11"/>
        </table:table-row>
        <table:table-row table:style-name="ro1">
          <table:table-cell office:value-type="string">
            <text:p>1985-08-01</text:p>
          </table:table-cell>
          <table:table-cell office:value-type="string">
            <text:p>IPCA</text:p>
          </table:table-cell>
          <table:table-cell office:value-type="float" office:value="12.05">
            <text:p>12,05</text:p>
          </table:table-cell>
          <table:table-cell table:formula="of:=1+[.C68]/100" office:value-type="float" office:value="1.1205">
            <text:p>1,1205</text:p>
          </table:table-cell>
          <table:table-cell table:formula="of:=(ROUND(PRODUCT([.D57:.D68])-1;4))*100" office:value-type="float" office:value="224.31">
            <text:p>224,31</text:p>
          </table:table-cell>
          <table:table-cell table:number-columns-repeated="11"/>
        </table:table-row>
        <table:table-row table:style-name="ro1">
          <table:table-cell office:value-type="string">
            <text:p>1985-09-01</text:p>
          </table:table-cell>
          <table:table-cell office:value-type="string">
            <text:p>IPCA</text:p>
          </table:table-cell>
          <table:table-cell office:value-type="float" office:value="11.12">
            <text:p>11,12</text:p>
          </table:table-cell>
          <table:table-cell table:formula="of:=1+[.C69]/100" office:value-type="float" office:value="1.1112">
            <text:p>1,1112</text:p>
          </table:table-cell>
          <table:table-cell table:formula="of:=(ROUND(PRODUCT([.D58:.D69])-1;4))*100" office:value-type="float" office:value="222.48">
            <text:p>222,48</text:p>
          </table:table-cell>
          <table:table-cell table:number-columns-repeated="11"/>
        </table:table-row>
        <table:table-row table:style-name="ro1">
          <table:table-cell office:value-type="string">
            <text:p>1985-10-01</text:p>
          </table:table-cell>
          <table:table-cell office:value-type="string">
            <text:p>IPCA</text:p>
          </table:table-cell>
          <table:table-cell office:value-type="float" office:value="10.62">
            <text:p>10,62</text:p>
          </table:table-cell>
          <table:table-cell table:formula="of:=1+[.C70]/100" office:value-type="float" office:value="1.1062">
            <text:p>1,1062</text:p>
          </table:table-cell>
          <table:table-cell table:formula="of:=(ROUND(PRODUCT([.D59:.D70])-1;4))*100" office:value-type="float" office:value="223.01">
            <text:p>223,01</text:p>
          </table:table-cell>
          <table:table-cell table:number-columns-repeated="11"/>
        </table:table-row>
        <table:table-row table:style-name="ro1">
          <table:table-cell office:value-type="string">
            <text:p>1985-11-01</text:p>
          </table:table-cell>
          <table:table-cell office:value-type="string">
            <text:p>IPCA</text:p>
          </table:table-cell>
          <table:table-cell office:value-type="float" office:value="13.97">
            <text:p>13,97</text:p>
          </table:table-cell>
          <table:table-cell table:formula="of:=1+[.C71]/100" office:value-type="float" office:value="1.1397">
            <text:p>1,1397</text:p>
          </table:table-cell>
          <table:table-cell table:formula="of:=(ROUND(PRODUCT([.D60:.D71])-1;4))*100" office:value-type="float" office:value="233.06">
            <text:p>233,06</text:p>
          </table:table-cell>
          <table:table-cell table:number-columns-repeated="11"/>
        </table:table-row>
        <table:table-row table:style-name="ro1">
          <table:table-cell office:value-type="string">
            <text:p>1985-12-01</text:p>
          </table:table-cell>
          <table:table-cell office:value-type="string">
            <text:p>IPCA</text:p>
          </table:table-cell>
          <table:table-cell office:value-type="float" office:value="15.07">
            <text:p>15,07</text:p>
          </table:table-cell>
          <table:table-cell table:formula="of:=1+[.C72]/100" office:value-type="float" office:value="1.1507">
            <text:p>1,1507</text:p>
          </table:table-cell>
          <table:table-cell table:formula="of:=(ROUND(PRODUCT([.D61:.D72])-1;4))*100" office:value-type="float" office:value="242.25">
            <text:p>242,25</text:p>
          </table:table-cell>
          <table:table-cell table:number-columns-repeated="11"/>
        </table:table-row>
        <table:table-row table:style-name="ro1">
          <table:table-cell office:value-type="string">
            <text:p>1986-01-01</text:p>
          </table:table-cell>
          <table:table-cell office:value-type="string">
            <text:p>IPCA</text:p>
          </table:table-cell>
          <table:table-cell office:value-type="float" office:value="14.37">
            <text:p>14,37</text:p>
          </table:table-cell>
          <table:table-cell table:formula="of:=1+[.C73]/100" office:value-type="float" office:value="1.1437">
            <text:p>1,1437</text:p>
          </table:table-cell>
          <table:table-cell table:formula="of:=(ROUND(PRODUCT([.D62:.D73])-1;4))*100" office:value-type="float" office:value="250.24">
            <text:p>250,24</text:p>
          </table:table-cell>
          <table:table-cell table:number-columns-repeated="11"/>
        </table:table-row>
        <table:table-row table:style-name="ro1">
          <table:table-cell office:value-type="string">
            <text:p>1986-02-01</text:p>
          </table:table-cell>
          <table:table-cell office:value-type="string">
            <text:p>IPCA</text:p>
          </table:table-cell>
          <table:table-cell office:value-type="float" office:value="12.72">
            <text:p>12,72</text:p>
          </table:table-cell>
          <table:table-cell table:formula="of:=1+[.C74]/100" office:value-type="float" office:value="1.1272">
            <text:p>1,1272</text:p>
          </table:table-cell>
          <table:table-cell table:formula="of:=(ROUND(PRODUCT([.D63:.D74])-1;4))*100" office:value-type="float" office:value="256.09">
            <text:p>256,09</text:p>
          </table:table-cell>
          <table:table-cell table:number-columns-repeated="11"/>
        </table:table-row>
        <table:table-row table:style-name="ro1">
          <table:table-cell office:value-type="string">
            <text:p>1986-03-01</text:p>
          </table:table-cell>
          <table:table-cell office:value-type="string">
            <text:p>IPCA</text:p>
          </table:table-cell>
          <table:table-cell office:value-type="float" office:value="4.77">
            <text:p>4,77</text:p>
          </table:table-cell>
          <table:table-cell table:formula="of:=1+[.C75]/100" office:value-type="float" office:value="1.0477">
            <text:p>1,0477</text:p>
          </table:table-cell>
          <table:table-cell table:formula="of:=(ROUND(PRODUCT([.D64:.D75])-1;4))*100" office:value-type="float" office:value="238.66">
            <text:p>238,66</text:p>
          </table:table-cell>
          <table:table-cell table:number-columns-repeated="11"/>
        </table:table-row>
        <table:table-row table:style-name="ro1">
          <table:table-cell office:value-type="string">
            <text:p>1986-04-01</text:p>
          </table:table-cell>
          <table:table-cell office:value-type="string">
            <text:p>IPCA</text:p>
          </table:table-cell>
          <table:table-cell office:value-type="float" office:value="0.78">
            <text:p>0,78</text:p>
          </table:table-cell>
          <table:table-cell table:formula="of:=1+[.C76]/100" office:value-type="float" office:value="1.0078">
            <text:p>1,0078</text:p>
          </table:table-cell>
          <table:table-cell table:formula="of:=(ROUND(PRODUCT([.D65:.D76])-1;4))*100" office:value-type="float" office:value="215.44">
            <text:p>215,44</text:p>
          </table:table-cell>
          <table:table-cell table:number-columns-repeated="11"/>
        </table:table-row>
        <table:table-row table:style-name="ro1">
          <table:table-cell office:value-type="string">
            <text:p>1986-05-01</text:p>
          </table:table-cell>
          <table:table-cell office:value-type="string">
            <text:p>IPCA</text:p>
          </table:table-cell>
          <table:table-cell office:value-type="float" office:value="1.4">
            <text:p>1,4</text:p>
          </table:table-cell>
          <table:table-cell table:formula="of:=1+[.C77]/100" office:value-type="float" office:value="1.014">
            <text:p>1,014</text:p>
          </table:table-cell>
          <table:table-cell table:formula="of:=(ROUND(PRODUCT([.D66:.D77])-1;4))*100" office:value-type="float" office:value="198.37">
            <text:p>198,37</text:p>
          </table:table-cell>
          <table:table-cell table:number-columns-repeated="11"/>
        </table:table-row>
        <table:table-row table:style-name="ro1">
          <table:table-cell office:value-type="string">
            <text:p>1986-06-01</text:p>
          </table:table-cell>
          <table:table-cell office:value-type="string">
            <text:p>IPCA</text:p>
          </table:table-cell>
          <table:table-cell office:value-type="float" office:value="1.27">
            <text:p>1,27</text:p>
          </table:table-cell>
          <table:table-cell table:formula="of:=1+[.C78]/100" office:value-type="float" office:value="1.0127">
            <text:p>1,0127</text:p>
          </table:table-cell>
          <table:table-cell table:formula="of:=(ROUND(PRODUCT([.D67:.D78])-1;4))*100" office:value-type="float" office:value="178.51">
            <text:p>178,51</text:p>
          </table:table-cell>
          <table:table-cell table:number-columns-repeated="11"/>
        </table:table-row>
        <table:table-row table:style-name="ro1">
          <table:table-cell office:value-type="string">
            <text:p>1986-07-01</text:p>
          </table:table-cell>
          <table:table-cell office:value-type="string">
            <text:p>IPCA</text:p>
          </table:table-cell>
          <table:table-cell office:value-type="float" office:value="1.71">
            <text:p>1,71</text:p>
          </table:table-cell>
          <table:table-cell table:formula="of:=1+[.C79]/100" office:value-type="float" office:value="1.0171">
            <text:p>1,0171</text:p>
          </table:table-cell>
          <table:table-cell table:formula="of:=(ROUND(PRODUCT([.D68:.D79])-1;4))*100" office:value-type="float" office:value="156.8">
            <text:p>156,8</text:p>
          </table:table-cell>
          <table:table-cell table:number-columns-repeated="11"/>
        </table:table-row>
        <table:table-row table:style-name="ro1">
          <table:table-cell office:value-type="string">
            <text:p>1986-08-01</text:p>
          </table:table-cell>
          <table:table-cell office:value-type="string">
            <text:p>IPCA</text:p>
          </table:table-cell>
          <table:table-cell office:value-type="float" office:value="3.55">
            <text:p>3,55</text:p>
          </table:table-cell>
          <table:table-cell table:formula="of:=1+[.C80]/100" office:value-type="float" office:value="1.0355">
            <text:p>1,0355</text:p>
          </table:table-cell>
          <table:table-cell table:formula="of:=(ROUND(PRODUCT([.D69:.D80])-1;4))*100" office:value-type="float" office:value="137.32">
            <text:p>137,32</text:p>
          </table:table-cell>
          <table:table-cell table:number-columns-repeated="11"/>
        </table:table-row>
        <table:table-row table:style-name="ro1">
          <table:table-cell office:value-type="string">
            <text:p>1986-09-01</text:p>
          </table:table-cell>
          <table:table-cell office:value-type="string">
            <text:p>IPCA</text:p>
          </table:table-cell>
          <table:table-cell office:value-type="float" office:value="1.72">
            <text:p>1,72</text:p>
          </table:table-cell>
          <table:table-cell table:formula="of:=1+[.C81]/100" office:value-type="float" office:value="1.0172">
            <text:p>1,0172</text:p>
          </table:table-cell>
          <table:table-cell table:formula="of:=(ROUND(PRODUCT([.D70:.D81])-1;4))*100" office:value-type="float" office:value="117.24">
            <text:p>117,24</text:p>
          </table:table-cell>
          <table:table-cell table:number-columns-repeated="11"/>
        </table:table-row>
        <table:table-row table:style-name="ro1">
          <table:table-cell office:value-type="string">
            <text:p>1986-10-01</text:p>
          </table:table-cell>
          <table:table-cell office:value-type="string">
            <text:p>IPCA</text:p>
          </table:table-cell>
          <table:table-cell office:value-type="float" office:value="1.9">
            <text:p>1,9</text:p>
          </table:table-cell>
          <table:table-cell table:formula="of:=1+[.C82]/100" office:value-type="float" office:value="1.019">
            <text:p>1,019</text:p>
          </table:table-cell>
          <table:table-cell table:formula="of:=(ROUND(PRODUCT([.D71:.D82])-1;4))*100" office:value-type="float" office:value="100.12">
            <text:p>100,12</text:p>
          </table:table-cell>
          <table:table-cell table:number-columns-repeated="11"/>
        </table:table-row>
        <table:table-row table:style-name="ro1">
          <table:table-cell office:value-type="string">
            <text:p>1986-11-01</text:p>
          </table:table-cell>
          <table:table-cell office:value-type="string">
            <text:p>IPCA</text:p>
          </table:table-cell>
          <table:table-cell office:value-type="float" office:value="5.45">
            <text:p>5,45</text:p>
          </table:table-cell>
          <table:table-cell table:formula="of:=1+[.C83]/100" office:value-type="float" office:value="1.0545">
            <text:p>1,0545</text:p>
          </table:table-cell>
          <table:table-cell table:formula="of:=(ROUND(PRODUCT([.D72:.D83])-1;4))*100" office:value-type="float" office:value="85.16">
            <text:p>85,16</text:p>
          </table:table-cell>
          <table:table-cell table:number-columns-repeated="11"/>
        </table:table-row>
        <table:table-row table:style-name="ro1">
          <table:table-cell office:value-type="string">
            <text:p>1986-12-01</text:p>
          </table:table-cell>
          <table:table-cell office:value-type="string">
            <text:p>IPCA</text:p>
          </table:table-cell>
          <table:table-cell office:value-type="float" office:value="11.65">
            <text:p>11,65</text:p>
          </table:table-cell>
          <table:table-cell table:formula="of:=1+[.C84]/100" office:value-type="float" office:value="1.1165">
            <text:p>1,1165</text:p>
          </table:table-cell>
          <table:table-cell table:formula="of:=(ROUND(PRODUCT([.D73:.D84])-1;4))*100" office:value-type="float" office:value="79.66">
            <text:p>79,66</text:p>
          </table:table-cell>
          <table:table-cell table:number-columns-repeated="11"/>
        </table:table-row>
        <table:table-row table:style-name="ro1">
          <table:table-cell office:value-type="string">
            <text:p>1987-01-01</text:p>
          </table:table-cell>
          <table:table-cell office:value-type="string">
            <text:p>IPCA</text:p>
          </table:table-cell>
          <table:table-cell office:value-type="float" office:value="13.21">
            <text:p>13,21</text:p>
          </table:table-cell>
          <table:table-cell table:formula="of:=1+[.C85]/100" office:value-type="float" office:value="1.1321">
            <text:p>1,1321</text:p>
          </table:table-cell>
          <table:table-cell table:formula="of:=(ROUND(PRODUCT([.D74:.D85])-1;4))*100" office:value-type="float" office:value="77.83">
            <text:p>77,83</text:p>
          </table:table-cell>
          <table:table-cell table:number-columns-repeated="11"/>
        </table:table-row>
        <table:table-row table:style-name="ro1">
          <table:table-cell office:value-type="string">
            <text:p>1987-02-01</text:p>
          </table:table-cell>
          <table:table-cell office:value-type="string">
            <text:p>IPCA</text:p>
          </table:table-cell>
          <table:table-cell office:value-type="float" office:value="12.64">
            <text:p>12,64</text:p>
          </table:table-cell>
          <table:table-cell table:formula="of:=1+[.C86]/100" office:value-type="float" office:value="1.1264">
            <text:p>1,1264</text:p>
          </table:table-cell>
          <table:table-cell table:formula="of:=(ROUND(PRODUCT([.D75:.D86])-1;4))*100" office:value-type="float" office:value="77.71">
            <text:p>77,71</text:p>
          </table:table-cell>
          <table:table-cell table:number-columns-repeated="11"/>
        </table:table-row>
        <table:table-row table:style-name="ro1">
          <table:table-cell office:value-type="string">
            <text:p>1987-03-01</text:p>
          </table:table-cell>
          <table:table-cell office:value-type="string">
            <text:p>IPCA</text:p>
          </table:table-cell>
          <table:table-cell office:value-type="float" office:value="16.37">
            <text:p>16,37</text:p>
          </table:table-cell>
          <table:table-cell table:formula="of:=1+[.C87]/100" office:value-type="float" office:value="1.1637">
            <text:p>1,1637</text:p>
          </table:table-cell>
          <table:table-cell table:formula="of:=(ROUND(PRODUCT([.D76:.D87])-1;4))*100" office:value-type="float" office:value="97.38">
            <text:p>97,38</text:p>
          </table:table-cell>
          <table:table-cell table:number-columns-repeated="11"/>
        </table:table-row>
        <table:table-row table:style-name="ro1">
          <table:table-cell office:value-type="string">
            <text:p>1987-04-01</text:p>
          </table:table-cell>
          <table:table-cell office:value-type="string">
            <text:p>IPCA</text:p>
          </table:table-cell>
          <table:table-cell office:value-type="float" office:value="19.1">
            <text:p>19,1</text:p>
          </table:table-cell>
          <table:table-cell table:formula="of:=1+[.C88]/100" office:value-type="float" office:value="1.191">
            <text:p>1,191</text:p>
          </table:table-cell>
          <table:table-cell table:formula="of:=(ROUND(PRODUCT([.D77:.D88])-1;4))*100" office:value-type="float" office:value="133.26">
            <text:p>133,26</text:p>
          </table:table-cell>
          <table:table-cell table:number-columns-repeated="11"/>
        </table:table-row>
        <table:table-row table:style-name="ro1">
          <table:table-cell office:value-type="string">
            <text:p>1987-05-01</text:p>
          </table:table-cell>
          <table:table-cell office:value-type="string">
            <text:p>IPCA</text:p>
          </table:table-cell>
          <table:table-cell office:value-type="float" office:value="21.45">
            <text:p>21,45</text:p>
          </table:table-cell>
          <table:table-cell table:formula="of:=1+[.C89]/100" office:value-type="float" office:value="1.2145">
            <text:p>1,2145</text:p>
          </table:table-cell>
          <table:table-cell table:formula="of:=(ROUND(PRODUCT([.D78:.D89])-1;4))*100" office:value-type="float" office:value="179.39">
            <text:p>179,39</text:p>
          </table:table-cell>
          <table:table-cell table:number-columns-repeated="11"/>
        </table:table-row>
        <table:table-row table:style-name="ro1">
          <table:table-cell office:value-type="string">
            <text:p>1987-06-01</text:p>
          </table:table-cell>
          <table:table-cell office:value-type="string">
            <text:p>IPCA</text:p>
          </table:table-cell>
          <table:table-cell office:value-type="float" office:value="19.71">
            <text:p>19,71</text:p>
          </table:table-cell>
          <table:table-cell table:formula="of:=1+[.C90]/100" office:value-type="float" office:value="1.1971">
            <text:p>1,1971</text:p>
          </table:table-cell>
          <table:table-cell table:formula="of:=(ROUND(PRODUCT([.D79:.D90])-1;4))*100" office:value-type="float" office:value="230.26">
            <text:p>230,26</text:p>
          </table:table-cell>
          <table:table-cell table:number-columns-repeated="11"/>
        </table:table-row>
        <table:table-row table:style-name="ro1">
          <table:table-cell office:value-type="string">
            <text:p>1987-07-01</text:p>
          </table:table-cell>
          <table:table-cell office:value-type="string">
            <text:p>IPCA</text:p>
          </table:table-cell>
          <table:table-cell office:value-type="float" office:value="9.21">
            <text:p>9,21</text:p>
          </table:table-cell>
          <table:table-cell table:formula="of:=1+[.C91]/100" office:value-type="float" office:value="1.0921">
            <text:p>1,0921</text:p>
          </table:table-cell>
          <table:table-cell table:formula="of:=(ROUND(PRODUCT([.D80:.D91])-1;4))*100" office:value-type="float" office:value="254.61">
            <text:p>254,61</text:p>
          </table:table-cell>
          <table:table-cell table:number-columns-repeated="11"/>
        </table:table-row>
        <table:table-row table:style-name="ro1">
          <table:table-cell office:value-type="string">
            <text:p>1987-08-01</text:p>
          </table:table-cell>
          <table:table-cell office:value-type="string">
            <text:p>IPCA</text:p>
          </table:table-cell>
          <table:table-cell office:value-type="float" office:value="4.87">
            <text:p>4,87</text:p>
          </table:table-cell>
          <table:table-cell table:formula="of:=1+[.C92]/100" office:value-type="float" office:value="1.0487">
            <text:p>1,0487</text:p>
          </table:table-cell>
          <table:table-cell table:formula="of:=(ROUND(PRODUCT([.D81:.D92])-1;4))*100" office:value-type="float" office:value="259.13">
            <text:p>259,13</text:p>
          </table:table-cell>
          <table:table-cell table:number-columns-repeated="11"/>
        </table:table-row>
        <table:table-row table:style-name="ro1">
          <table:table-cell office:value-type="string">
            <text:p>1987-09-01</text:p>
          </table:table-cell>
          <table:table-cell office:value-type="string">
            <text:p>IPCA</text:p>
          </table:table-cell>
          <table:table-cell office:value-type="float" office:value="7.78">
            <text:p>7,78</text:p>
          </table:table-cell>
          <table:table-cell table:formula="of:=1+[.C93]/100" office:value-type="float" office:value="1.0778">
            <text:p>1,0778</text:p>
          </table:table-cell>
          <table:table-cell table:formula="of:=(ROUND(PRODUCT([.D82:.D93])-1;4))*100" office:value-type="float" office:value="280.53">
            <text:p>280,53</text:p>
          </table:table-cell>
          <table:table-cell table:number-columns-repeated="11"/>
        </table:table-row>
        <table:table-row table:style-name="ro1">
          <table:table-cell office:value-type="string">
            <text:p>1987-10-01</text:p>
          </table:table-cell>
          <table:table-cell office:value-type="string">
            <text:p>IPCA</text:p>
          </table:table-cell>
          <table:table-cell office:value-type="float" office:value="11.22">
            <text:p>11,22</text:p>
          </table:table-cell>
          <table:table-cell table:formula="of:=1+[.C94]/100" office:value-type="float" office:value="1.1122">
            <text:p>1,1122</text:p>
          </table:table-cell>
          <table:table-cell table:formula="of:=(ROUND(PRODUCT([.D83:.D94])-1;4))*100" office:value-type="float" office:value="315.33">
            <text:p>315,33</text:p>
          </table:table-cell>
          <table:table-cell table:number-columns-repeated="11"/>
        </table:table-row>
        <table:table-row table:style-name="ro1">
          <table:table-cell office:value-type="string">
            <text:p>1987-11-01</text:p>
          </table:table-cell>
          <table:table-cell office:value-type="string">
            <text:p>IPCA</text:p>
          </table:table-cell>
          <table:table-cell office:value-type="float" office:value="15.08">
            <text:p>15,08</text:p>
          </table:table-cell>
          <table:table-cell table:formula="of:=1+[.C95]/100" office:value-type="float" office:value="1.1508">
            <text:p>1,1508</text:p>
          </table:table-cell>
          <table:table-cell table:formula="of:=(ROUND(PRODUCT([.D84:.D95])-1;4))*100" office:value-type="float" office:value="353.26">
            <text:p>353,26</text:p>
          </table:table-cell>
          <table:table-cell table:number-columns-repeated="11"/>
        </table:table-row>
        <table:table-row table:style-name="ro1">
          <table:table-cell office:value-type="string">
            <text:p>1987-12-01</text:p>
          </table:table-cell>
          <table:table-cell office:value-type="string">
            <text:p>IPCA</text:p>
          </table:table-cell>
          <table:table-cell office:value-type="float" office:value="14.15">
            <text:p>14,15</text:p>
          </table:table-cell>
          <table:table-cell table:formula="of:=1+[.C96]/100" office:value-type="float" office:value="1.1415">
            <text:p>1,1415</text:p>
          </table:table-cell>
          <table:table-cell table:formula="of:=(ROUND(PRODUCT([.D85:.D96])-1;4))*100" office:value-type="float" office:value="363.41">
            <text:p>363,41</text:p>
          </table:table-cell>
          <table:table-cell table:number-columns-repeated="11"/>
        </table:table-row>
        <table:table-row table:style-name="ro1">
          <table:table-cell office:value-type="string">
            <text:p>1988-01-01</text:p>
          </table:table-cell>
          <table:table-cell office:value-type="string">
            <text:p>IPCA</text:p>
          </table:table-cell>
          <table:table-cell office:value-type="float" office:value="18.89">
            <text:p>18,89</text:p>
          </table:table-cell>
          <table:table-cell table:formula="of:=1+[.C97]/100" office:value-type="float" office:value="1.1889">
            <text:p>1,1889</text:p>
          </table:table-cell>
          <table:table-cell table:formula="of:=(ROUND(PRODUCT([.D86:.D97])-1;4))*100" office:value-type="float" office:value="386.66">
            <text:p>386,66</text:p>
          </table:table-cell>
          <table:table-cell table:number-columns-repeated="11"/>
        </table:table-row>
        <table:table-row table:style-name="ro1">
          <table:table-cell office:value-type="string">
            <text:p>1988-02-01</text:p>
          </table:table-cell>
          <table:table-cell office:value-type="string">
            <text:p>IPCA</text:p>
          </table:table-cell>
          <table:table-cell office:value-type="float" office:value="15.7">
            <text:p>15,7</text:p>
          </table:table-cell>
          <table:table-cell table:formula="of:=1+[.C98]/100" office:value-type="float" office:value="1.157">
            <text:p>1,157</text:p>
          </table:table-cell>
          <table:table-cell table:formula="of:=(ROUND(PRODUCT([.D87:.D98])-1;4))*100" office:value-type="float" office:value="399.88">
            <text:p>399,88</text:p>
          </table:table-cell>
          <table:table-cell table:number-columns-repeated="11"/>
        </table:table-row>
        <table:table-row table:style-name="ro1">
          <table:table-cell office:value-type="string">
            <text:p>1988-03-01</text:p>
          </table:table-cell>
          <table:table-cell office:value-type="string">
            <text:p>IPCA</text:p>
          </table:table-cell>
          <table:table-cell office:value-type="float" office:value="17.6">
            <text:p>17,6</text:p>
          </table:table-cell>
          <table:table-cell table:formula="of:=1+[.C99]/100" office:value-type="float" office:value="1.176">
            <text:p>1,176</text:p>
          </table:table-cell>
          <table:table-cell table:formula="of:=(ROUND(PRODUCT([.D88:.D99])-1;4))*100" office:value-type="float" office:value="405.17">
            <text:p>405,17</text:p>
          </table:table-cell>
          <table:table-cell table:number-columns-repeated="11"/>
        </table:table-row>
        <table:table-row table:style-name="ro1">
          <table:table-cell office:value-type="string">
            <text:p>1988-04-01</text:p>
          </table:table-cell>
          <table:table-cell office:value-type="string">
            <text:p>IPCA</text:p>
          </table:table-cell>
          <table:table-cell office:value-type="float" office:value="19.29">
            <text:p>19,29</text:p>
          </table:table-cell>
          <table:table-cell table:formula="of:=1+[.C100]/100" office:value-type="float" office:value="1.1929">
            <text:p>1,1929</text:p>
          </table:table-cell>
          <table:table-cell table:formula="of:=(ROUND(PRODUCT([.D89:.D100])-1;4))*100" office:value-type="float" office:value="405.97">
            <text:p>405,97</text:p>
          </table:table-cell>
          <table:table-cell table:number-columns-repeated="11"/>
        </table:table-row>
        <table:table-row table:style-name="ro1">
          <table:table-cell office:value-type="string">
            <text:p>1988-05-01</text:p>
          </table:table-cell>
          <table:table-cell office:value-type="string">
            <text:p>IPCA</text:p>
          </table:table-cell>
          <table:table-cell office:value-type="float" office:value="17.42">
            <text:p>17,42</text:p>
          </table:table-cell>
          <table:table-cell table:formula="of:=1+[.C101]/100" office:value-type="float" office:value="1.1742">
            <text:p>1,1742</text:p>
          </table:table-cell>
          <table:table-cell table:formula="of:=(ROUND(PRODUCT([.D90:.D101])-1;4))*100" office:value-type="float" office:value="389.18">
            <text:p>389,18</text:p>
          </table:table-cell>
          <table:table-cell table:number-columns-repeated="11"/>
        </table:table-row>
        <table:table-row table:style-name="ro1">
          <table:table-cell office:value-type="string">
            <text:p>1988-06-01</text:p>
          </table:table-cell>
          <table:table-cell office:value-type="string">
            <text:p>IPCA</text:p>
          </table:table-cell>
          <table:table-cell office:value-type="float" office:value="22">
            <text:p>22</text:p>
          </table:table-cell>
          <table:table-cell table:formula="of:=1+[.C102]/100" office:value-type="float" office:value="1.22">
            <text:p>1,22</text:p>
          </table:table-cell>
          <table:table-cell table:formula="of:=(ROUND(PRODUCT([.D91:.D102])-1;4))*100" office:value-type="float" office:value="398.54">
            <text:p>398,54</text:p>
          </table:table-cell>
          <table:table-cell table:number-columns-repeated="11"/>
        </table:table-row>
        <table:table-row table:style-name="ro1">
          <table:table-cell office:value-type="string">
            <text:p>1988-07-01</text:p>
          </table:table-cell>
          <table:table-cell office:value-type="string">
            <text:p>IPCA</text:p>
          </table:table-cell>
          <table:table-cell office:value-type="float" office:value="21.91">
            <text:p>21,91</text:p>
          </table:table-cell>
          <table:table-cell table:formula="of:=1+[.C103]/100" office:value-type="float" office:value="1.2191">
            <text:p>1,2191</text:p>
          </table:table-cell>
          <table:table-cell table:formula="of:=(ROUND(PRODUCT([.D92:.D103])-1;4))*100" office:value-type="float" office:value="456.52">
            <text:p>456,52</text:p>
          </table:table-cell>
          <table:table-cell table:number-columns-repeated="11"/>
        </table:table-row>
        <table:table-row table:style-name="ro1">
          <table:table-cell office:value-type="string">
            <text:p>1988-08-01</text:p>
          </table:table-cell>
          <table:table-cell office:value-type="string">
            <text:p>IPCA</text:p>
          </table:table-cell>
          <table:table-cell office:value-type="float" office:value="21.59">
            <text:p>21,59</text:p>
          </table:table-cell>
          <table:table-cell table:formula="of:=1+[.C104]/100" office:value-type="float" office:value="1.2159">
            <text:p>1,2159</text:p>
          </table:table-cell>
          <table:table-cell table:formula="of:=(ROUND(PRODUCT([.D93:.D104])-1;4))*100" office:value-type="float" office:value="545.25">
            <text:p>545,25</text:p>
          </table:table-cell>
          <table:table-cell table:number-columns-repeated="11"/>
        </table:table-row>
        <table:table-row table:style-name="ro1">
          <table:table-cell office:value-type="string">
            <text:p>1988-09-01</text:p>
          </table:table-cell>
          <table:table-cell office:value-type="string">
            <text:p>IPCA</text:p>
          </table:table-cell>
          <table:table-cell office:value-type="float" office:value="27.45">
            <text:p>27,45</text:p>
          </table:table-cell>
          <table:table-cell table:formula="of:=1+[.C105]/100" office:value-type="float" office:value="1.2745">
            <text:p>1,2745</text:p>
          </table:table-cell>
          <table:table-cell table:formula="of:=(ROUND(PRODUCT([.D94:.D105])-1;4))*100" office:value-type="float" office:value="663.01">
            <text:p>663,01</text:p>
          </table:table-cell>
          <table:table-cell table:number-columns-repeated="11"/>
        </table:table-row>
        <table:table-row table:style-name="ro1">
          <table:table-cell office:value-type="string">
            <text:p>1988-10-01</text:p>
          </table:table-cell>
          <table:table-cell office:value-type="string">
            <text:p>IPCA</text:p>
          </table:table-cell>
          <table:table-cell office:value-type="float" office:value="25.62">
            <text:p>25,62</text:p>
          </table:table-cell>
          <table:table-cell table:formula="of:=1+[.C106]/100" office:value-type="float" office:value="1.2562">
            <text:p>1,2562</text:p>
          </table:table-cell>
          <table:table-cell table:formula="of:=(ROUND(PRODUCT([.D95:.D106])-1;4))*100" office:value-type="float" office:value="761.79">
            <text:p>761,79</text:p>
          </table:table-cell>
          <table:table-cell table:number-columns-repeated="11"/>
        </table:table-row>
        <table:table-row table:style-name="ro1">
          <table:table-cell office:value-type="string">
            <text:p>1988-11-01</text:p>
          </table:table-cell>
          <table:table-cell office:value-type="string">
            <text:p>IPCA</text:p>
          </table:table-cell>
          <table:table-cell office:value-type="float" office:value="27.94">
            <text:p>27,94</text:p>
          </table:table-cell>
          <table:table-cell table:formula="of:=1+[.C107]/100" office:value-type="float" office:value="1.2794">
            <text:p>1,2794</text:p>
          </table:table-cell>
          <table:table-cell table:formula="of:=(ROUND(PRODUCT([.D96:.D107])-1;4))*100" office:value-type="float" office:value="858.1">
            <text:p>858,1</text:p>
          </table:table-cell>
          <table:table-cell table:number-columns-repeated="11"/>
        </table:table-row>
        <table:table-row table:style-name="ro1">
          <table:table-cell office:value-type="string">
            <text:p>1988-12-01</text:p>
          </table:table-cell>
          <table:table-cell office:value-type="string">
            <text:p>IPCA</text:p>
          </table:table-cell>
          <table:table-cell office:value-type="float" office:value="28.7">
            <text:p>28,7</text:p>
          </table:table-cell>
          <table:table-cell table:formula="of:=1+[.C108]/100" office:value-type="float" office:value="1.287">
            <text:p>1,287</text:p>
          </table:table-cell>
          <table:table-cell table:formula="of:=(ROUND(PRODUCT([.D97:.D108])-1;4))*100" office:value-type="float" office:value="980.22">
            <text:p>980,22</text:p>
          </table:table-cell>
          <table:table-cell table:number-columns-repeated="11"/>
        </table:table-row>
        <table:table-row table:style-name="ro1">
          <table:table-cell office:value-type="string">
            <text:p>1989-01-01</text:p>
          </table:table-cell>
          <table:table-cell office:value-type="string">
            <text:p>IPCA</text:p>
          </table:table-cell>
          <table:table-cell office:value-type="float" office:value="37.49">
            <text:p>37,49</text:p>
          </table:table-cell>
          <table:table-cell table:formula="of:=1+[.C109]/100" office:value-type="float" office:value="1.3749">
            <text:p>1,3749</text:p>
          </table:table-cell>
          <table:table-cell table:formula="of:=(ROUND(PRODUCT([.D98:.D109])-1;4))*100" office:value-type="float" office:value="1149.22">
            <text:p>1149,22</text:p>
          </table:table-cell>
          <table:table-cell table:number-columns-repeated="11"/>
        </table:table-row>
        <table:table-row table:style-name="ro1">
          <table:table-cell office:value-type="string">
            <text:p>1989-02-01</text:p>
          </table:table-cell>
          <table:table-cell office:value-type="string">
            <text:p>IPCA</text:p>
          </table:table-cell>
          <table:table-cell office:value-type="float" office:value="16.78">
            <text:p>16,78</text:p>
          </table:table-cell>
          <table:table-cell table:formula="of:=1+[.C110]/100" office:value-type="float" office:value="1.1678">
            <text:p>1,1678</text:p>
          </table:table-cell>
          <table:table-cell table:formula="of:=(ROUND(PRODUCT([.D99:.D110])-1;4))*100" office:value-type="float" office:value="1160.88">
            <text:p>1160,88</text:p>
          </table:table-cell>
          <table:table-cell table:number-columns-repeated="11"/>
        </table:table-row>
        <table:table-row table:style-name="ro1">
          <table:table-cell office:value-type="string">
            <text:p>1989-03-01</text:p>
          </table:table-cell>
          <table:table-cell office:value-type="string">
            <text:p>IPCA</text:p>
          </table:table-cell>
          <table:table-cell office:value-type="float" office:value="6.82">
            <text:p>6,82</text:p>
          </table:table-cell>
          <table:table-cell table:formula="of:=1+[.C111]/100" office:value-type="float" office:value="1.0682">
            <text:p>1,0682</text:p>
          </table:table-cell>
          <table:table-cell table:formula="of:=(ROUND(PRODUCT([.D100:.D111])-1;4))*100" office:value-type="float" office:value="1045.3">
            <text:p>1045,3</text:p>
          </table:table-cell>
          <table:table-cell table:number-columns-repeated="11"/>
        </table:table-row>
        <table:table-row table:style-name="ro1">
          <table:table-cell office:value-type="string">
            <text:p>1989-04-01</text:p>
          </table:table-cell>
          <table:table-cell office:value-type="string">
            <text:p>IPCA</text:p>
          </table:table-cell>
          <table:table-cell office:value-type="float" office:value="8.33">
            <text:p>8,33</text:p>
          </table:table-cell>
          <table:table-cell table:formula="of:=1+[.C112]/100" office:value-type="float" office:value="1.0833">
            <text:p>1,0833</text:p>
          </table:table-cell>
          <table:table-cell table:formula="of:=(ROUND(PRODUCT([.D101:.D112])-1;4))*100" office:value-type="float" office:value="940.07">
            <text:p>940,07</text:p>
          </table:table-cell>
          <table:table-cell table:number-columns-repeated="11"/>
        </table:table-row>
        <table:table-row table:style-name="ro1">
          <table:table-cell office:value-type="string">
            <text:p>1989-05-01</text:p>
          </table:table-cell>
          <table:table-cell office:value-type="string">
            <text:p>IPCA</text:p>
          </table:table-cell>
          <table:table-cell office:value-type="float" office:value="17.92">
            <text:p>17,92</text:p>
          </table:table-cell>
          <table:table-cell table:formula="of:=1+[.C113]/100" office:value-type="float" office:value="1.1792">
            <text:p>1,1792</text:p>
          </table:table-cell>
          <table:table-cell table:formula="of:=(ROUND(PRODUCT([.D102:.D113])-1;4))*100" office:value-type="float" office:value="944.5">
            <text:p>944,5</text:p>
          </table:table-cell>
          <table:table-cell table:number-columns-repeated="11"/>
        </table:table-row>
        <table:table-row table:style-name="ro1">
          <table:table-cell office:value-type="string">
            <text:p>1989-06-01</text:p>
          </table:table-cell>
          <table:table-cell office:value-type="string">
            <text:p>IPCA</text:p>
          </table:table-cell>
          <table:table-cell office:value-type="float" office:value="28.65">
            <text:p>28,65</text:p>
          </table:table-cell>
          <table:table-cell table:formula="of:=1+[.C114]/100" office:value-type="float" office:value="1.2865">
            <text:p>1,2865</text:p>
          </table:table-cell>
          <table:table-cell table:formula="of:=(ROUND(PRODUCT([.D103:.D114])-1;4))*100" office:value-type="float" office:value="1001.43">
            <text:p>1001,43</text:p>
          </table:table-cell>
          <table:table-cell table:number-columns-repeated="11"/>
        </table:table-row>
        <table:table-row table:style-name="ro1">
          <table:table-cell office:value-type="string">
            <text:p>1989-07-01</text:p>
          </table:table-cell>
          <table:table-cell office:value-type="string">
            <text:p>IPCA</text:p>
          </table:table-cell>
          <table:table-cell office:value-type="float" office:value="27.74">
            <text:p>27,74</text:p>
          </table:table-cell>
          <table:table-cell table:formula="of:=1+[.C115]/100" office:value-type="float" office:value="1.2774">
            <text:p>1,2774</text:p>
          </table:table-cell>
          <table:table-cell table:formula="of:=(ROUND(PRODUCT([.D104:.D115])-1;4))*100" office:value-type="float" office:value="1054.11">
            <text:p>1054,11</text:p>
          </table:table-cell>
          <table:table-cell table:number-columns-repeated="11"/>
        </table:table-row>
        <table:table-row table:style-name="ro1">
          <table:table-cell office:value-type="string">
            <text:p>1989-08-01</text:p>
          </table:table-cell>
          <table:table-cell office:value-type="string">
            <text:p>IPCA</text:p>
          </table:table-cell>
          <table:table-cell office:value-type="float" office:value="33.71">
            <text:p>33,71</text:p>
          </table:table-cell>
          <table:table-cell table:formula="of:=1+[.C116]/100" office:value-type="float" office:value="1.3371">
            <text:p>1,3371</text:p>
          </table:table-cell>
          <table:table-cell table:formula="of:=(ROUND(PRODUCT([.D105:.D116])-1;4))*100" office:value-type="float" office:value="1169.15">
            <text:p>1169,15</text:p>
          </table:table-cell>
          <table:table-cell table:number-columns-repeated="11"/>
        </table:table-row>
        <table:table-row table:style-name="ro1">
          <table:table-cell office:value-type="string">
            <text:p>1989-09-01</text:p>
          </table:table-cell>
          <table:table-cell office:value-type="string">
            <text:p>IPCA</text:p>
          </table:table-cell>
          <table:table-cell office:value-type="float" office:value="37.56">
            <text:p>37,56</text:p>
          </table:table-cell>
          <table:table-cell table:formula="of:=1+[.C117]/100" office:value-type="float" office:value="1.3756">
            <text:p>1,3756</text:p>
          </table:table-cell>
          <table:table-cell table:formula="of:=(ROUND(PRODUCT([.D106:.D117])-1;4))*100" office:value-type="float" office:value="1269.82">
            <text:p>1269,82</text:p>
          </table:table-cell>
          <table:table-cell table:number-columns-repeated="11"/>
        </table:table-row>
        <table:table-row table:style-name="ro1">
          <table:table-cell office:value-type="string">
            <text:p>1989-10-01</text:p>
          </table:table-cell>
          <table:table-cell office:value-type="string">
            <text:p>IPCA</text:p>
          </table:table-cell>
          <table:table-cell office:value-type="float" office:value="39.77">
            <text:p>39,77</text:p>
          </table:table-cell>
          <table:table-cell table:formula="of:=1+[.C118]/100" office:value-type="float" office:value="1.3977">
            <text:p>1,3977</text:p>
          </table:table-cell>
          <table:table-cell table:formula="of:=(ROUND(PRODUCT([.D107:.D118])-1;4))*100" office:value-type="float" office:value="1424.12">
            <text:p>1424,12</text:p>
          </table:table-cell>
          <table:table-cell table:number-columns-repeated="11"/>
        </table:table-row>
        <table:table-row table:style-name="ro1">
          <table:table-cell office:value-type="string">
            <text:p>1989-11-01</text:p>
          </table:table-cell>
          <table:table-cell office:value-type="string">
            <text:p>IPCA</text:p>
          </table:table-cell>
          <table:table-cell office:value-type="float" office:value="47.82">
            <text:p>47,82</text:p>
          </table:table-cell>
          <table:table-cell table:formula="of:=1+[.C119]/100" office:value-type="float" office:value="1.4782">
            <text:p>1,4782</text:p>
          </table:table-cell>
          <table:table-cell table:formula="of:=(ROUND(PRODUCT([.D108:.D119])-1;4))*100" office:value-type="float" office:value="1660.95">
            <text:p>1660,95</text:p>
          </table:table-cell>
          <table:table-cell table:number-columns-repeated="11"/>
        </table:table-row>
        <table:table-row table:style-name="ro1">
          <table:table-cell office:value-type="string">
            <text:p>1989-12-01</text:p>
          </table:table-cell>
          <table:table-cell office:value-type="string">
            <text:p>IPCA</text:p>
          </table:table-cell>
          <table:table-cell office:value-type="float" office:value="51.5">
            <text:p>51,5</text:p>
          </table:table-cell>
          <table:table-cell table:formula="of:=1+[.C120]/100" office:value-type="float" office:value="1.515">
            <text:p>1,515</text:p>
          </table:table-cell>
          <table:table-cell table:formula="of:=(ROUND(PRODUCT([.D109:.D120])-1;4))*100" office:value-type="float" office:value="1972.91">
            <text:p>1972,91</text:p>
          </table:table-cell>
          <table:table-cell table:number-columns-repeated="11"/>
        </table:table-row>
        <table:table-row table:style-name="ro1">
          <table:table-cell office:value-type="string">
            <text:p>1990-01-01</text:p>
          </table:table-cell>
          <table:table-cell office:value-type="string">
            <text:p>IPCA</text:p>
          </table:table-cell>
          <table:table-cell office:value-type="float" office:value="67.55">
            <text:p>67,55</text:p>
          </table:table-cell>
          <table:table-cell table:formula="of:=1+[.C121]/100" office:value-type="float" office:value="1.6755">
            <text:p>1,6755</text:p>
          </table:table-cell>
          <table:table-cell table:formula="of:=(ROUND(PRODUCT([.D110:.D121])-1;4))*100" office:value-type="float" office:value="2426.12">
            <text:p>2426,12</text:p>
          </table:table-cell>
          <table:table-cell table:number-columns-repeated="11"/>
        </table:table-row>
        <table:table-row table:style-name="ro1">
          <table:table-cell office:value-type="string">
            <text:p>1990-02-01</text:p>
          </table:table-cell>
          <table:table-cell office:value-type="string">
            <text:p>IPCA</text:p>
          </table:table-cell>
          <table:table-cell office:value-type="float" office:value="75.73">
            <text:p>75,73</text:p>
          </table:table-cell>
          <table:table-cell table:formula="of:=1+[.C122]/100" office:value-type="float" office:value="1.7573">
            <text:p>1,7573</text:p>
          </table:table-cell>
          <table:table-cell table:formula="of:=(ROUND(PRODUCT([.D111:.D122])-1;4))*100" office:value-type="float" office:value="3701.3">
            <text:p>3701,3</text:p>
          </table:table-cell>
          <table:table-cell table:number-columns-repeated="11"/>
        </table:table-row>
        <table:table-row table:style-name="ro1">
          <table:table-cell office:value-type="string">
            <text:p>1990-03-01</text:p>
          </table:table-cell>
          <table:table-cell office:value-type="string">
            <text:p>IPCA</text:p>
          </table:table-cell>
          <table:table-cell office:value-type="float" office:value="82.39">
            <text:p>82,39</text:p>
          </table:table-cell>
          <table:table-cell table:formula="of:=1+[.C123]/100" office:value-type="float" office:value="1.8239">
            <text:p>1,8239</text:p>
          </table:table-cell>
          <table:table-cell table:formula="of:=(ROUND(PRODUCT([.D112:.D123])-1;4))*100" office:value-type="float" office:value="6390.53">
            <text:p>6390,53</text:p>
          </table:table-cell>
          <table:table-cell table:number-columns-repeated="11"/>
        </table:table-row>
        <table:table-row table:style-name="ro1">
          <table:table-cell office:value-type="string">
            <text:p>1990-04-01</text:p>
          </table:table-cell>
          <table:table-cell office:value-type="string">
            <text:p>IPCA</text:p>
          </table:table-cell>
          <table:table-cell office:value-type="float" office:value="15.52">
            <text:p>15,52</text:p>
          </table:table-cell>
          <table:table-cell table:formula="of:=1+[.C124]/100" office:value-type="float" office:value="1.1552">
            <text:p>1,1552</text:p>
          </table:table-cell>
          <table:table-cell table:formula="of:=(ROUND(PRODUCT([.D113:.D124])-1;4))*100" office:value-type="float" office:value="6821.31">
            <text:p>6821,31</text:p>
          </table:table-cell>
          <table:table-cell table:number-columns-repeated="11"/>
        </table:table-row>
        <table:table-row table:style-name="ro1">
          <table:table-cell office:value-type="string">
            <text:p>1990-05-01</text:p>
          </table:table-cell>
          <table:table-cell office:value-type="string">
            <text:p>IPCA</text:p>
          </table:table-cell>
          <table:table-cell office:value-type="float" office:value="7.59">
            <text:p>7,59</text:p>
          </table:table-cell>
          <table:table-cell table:formula="of:=1+[.C125]/100" office:value-type="float" office:value="1.0759">
            <text:p>1,0759</text:p>
          </table:table-cell>
          <table:table-cell table:formula="of:=(ROUND(PRODUCT([.D114:.D125])-1;4))*100" office:value-type="float" office:value="6214.99">
            <text:p>6214,99</text:p>
          </table:table-cell>
          <table:table-cell table:number-columns-repeated="11"/>
        </table:table-row>
        <table:table-row table:style-name="ro1">
          <table:table-cell office:value-type="string">
            <text:p>1990-06-01</text:p>
          </table:table-cell>
          <table:table-cell office:value-type="string">
            <text:p>IPCA</text:p>
          </table:table-cell>
          <table:table-cell office:value-type="float" office:value="11.75">
            <text:p>11,75</text:p>
          </table:table-cell>
          <table:table-cell table:formula="of:=1+[.C126]/100" office:value-type="float" office:value="1.1175">
            <text:p>1,1175</text:p>
          </table:table-cell>
          <table:table-cell table:formula="of:=(ROUND(PRODUCT([.D115:.D126])-1;4))*100" office:value-type="float" office:value="5385.43">
            <text:p>5385,43</text:p>
          </table:table-cell>
          <table:table-cell table:number-columns-repeated="11"/>
        </table:table-row>
        <table:table-row table:style-name="ro1">
          <table:table-cell office:value-type="string">
            <text:p>1990-07-01</text:p>
          </table:table-cell>
          <table:table-cell office:value-type="string">
            <text:p>IPCA</text:p>
          </table:table-cell>
          <table:table-cell office:value-type="float" office:value="12.92">
            <text:p>12,92</text:p>
          </table:table-cell>
          <table:table-cell table:formula="of:=1+[.C127]/100" office:value-type="float" office:value="1.1292">
            <text:p>1,1292</text:p>
          </table:table-cell>
          <table:table-cell table:formula="of:=(ROUND(PRODUCT([.D116:.D127])-1;4))*100" office:value-type="float" office:value="4749.03">
            <text:p>4749,03</text:p>
          </table:table-cell>
          <table:table-cell table:number-columns-repeated="11"/>
        </table:table-row>
        <table:table-row table:style-name="ro1">
          <table:table-cell office:value-type="string">
            <text:p>1990-08-01</text:p>
          </table:table-cell>
          <table:table-cell office:value-type="string">
            <text:p>IPCA</text:p>
          </table:table-cell>
          <table:table-cell office:value-type="float" office:value="12.88">
            <text:p>12,88</text:p>
          </table:table-cell>
          <table:table-cell table:formula="of:=1+[.C128]/100" office:value-type="float" office:value="1.1288">
            <text:p>1,1288</text:p>
          </table:table-cell>
          <table:table-cell table:formula="of:=(ROUND(PRODUCT([.D117:.D128])-1;4))*100" office:value-type="float" office:value="3993.62">
            <text:p>3993,62</text:p>
          </table:table-cell>
          <table:table-cell table:number-columns-repeated="11"/>
        </table:table-row>
        <table:table-row table:style-name="ro1">
          <table:table-cell office:value-type="string">
            <text:p>1990-09-01</text:p>
          </table:table-cell>
          <table:table-cell office:value-type="string">
            <text:p>IPCA</text:p>
          </table:table-cell>
          <table:table-cell office:value-type="float" office:value="14.41">
            <text:p>14,41</text:p>
          </table:table-cell>
          <table:table-cell table:formula="of:=1+[.C129]/100" office:value-type="float" office:value="1.1441">
            <text:p>1,1441</text:p>
          </table:table-cell>
          <table:table-cell table:formula="of:=(ROUND(PRODUCT([.D118:.D129])-1;4))*100" office:value-type="float" office:value="3304.71">
            <text:p>3304,71</text:p>
          </table:table-cell>
          <table:table-cell table:number-columns-repeated="11"/>
        </table:table-row>
        <table:table-row table:style-name="ro1">
          <table:table-cell office:value-type="string">
            <text:p>1990-10-01</text:p>
          </table:table-cell>
          <table:table-cell office:value-type="string">
            <text:p>IPCA</text:p>
          </table:table-cell>
          <table:table-cell office:value-type="float" office:value="14.36">
            <text:p>14,36</text:p>
          </table:table-cell>
          <table:table-cell table:formula="of:=1+[.C130]/100" office:value-type="float" office:value="1.1436">
            <text:p>1,1436</text:p>
          </table:table-cell>
          <table:table-cell table:formula="of:=(ROUND(PRODUCT([.D119:.D130])-1;4))*100" office:value-type="float" office:value="2685.74">
            <text:p>2685,74</text:p>
          </table:table-cell>
          <table:table-cell table:number-columns-repeated="11"/>
        </table:table-row>
        <table:table-row table:style-name="ro1">
          <table:table-cell office:value-type="string">
            <text:p>1990-11-01</text:p>
          </table:table-cell>
          <table:table-cell office:value-type="string">
            <text:p>IPCA</text:p>
          </table:table-cell>
          <table:table-cell office:value-type="float" office:value="16.81">
            <text:p>16,81</text:p>
          </table:table-cell>
          <table:table-cell table:formula="of:=1+[.C131]/100" office:value-type="float" office:value="1.1681">
            <text:p>1,1681</text:p>
          </table:table-cell>
          <table:table-cell table:formula="of:=(ROUND(PRODUCT([.D120:.D131])-1;4))*100" office:value-type="float" office:value="2101.34">
            <text:p>2101,34</text:p>
          </table:table-cell>
          <table:table-cell table:number-columns-repeated="11"/>
        </table:table-row>
        <table:table-row table:style-name="ro1">
          <table:table-cell office:value-type="string">
            <text:p>1990-12-01</text:p>
          </table:table-cell>
          <table:table-cell office:value-type="string">
            <text:p>IPCA</text:p>
          </table:table-cell>
          <table:table-cell office:value-type="float" office:value="18.44">
            <text:p>18,44</text:p>
          </table:table-cell>
          <table:table-cell table:formula="of:=1+[.C132]/100" office:value-type="float" office:value="1.1844">
            <text:p>1,1844</text:p>
          </table:table-cell>
          <table:table-cell table:formula="of:=(ROUND(PRODUCT([.D121:.D132])-1;4))*100" office:value-type="float" office:value="1620.97">
            <text:p>1620,97</text:p>
          </table:table-cell>
          <table:table-cell table:number-columns-repeated="11"/>
        </table:table-row>
        <table:table-row table:style-name="ro1">
          <table:table-cell office:value-type="string">
            <text:p>1991-01-01</text:p>
          </table:table-cell>
          <table:table-cell office:value-type="string">
            <text:p>IPCA</text:p>
          </table:table-cell>
          <table:table-cell office:value-type="float" office:value="20.75">
            <text:p>20,75</text:p>
          </table:table-cell>
          <table:table-cell table:formula="of:=1+[.C133]/100" office:value-type="float" office:value="1.2075">
            <text:p>1,2075</text:p>
          </table:table-cell>
          <table:table-cell table:formula="of:=(ROUND(PRODUCT([.D122:.D133])-1;4))*100" office:value-type="float" office:value="1140.27">
            <text:p>1140,27</text:p>
          </table:table-cell>
          <table:table-cell table:number-columns-repeated="11"/>
        </table:table-row>
        <table:table-row table:style-name="ro1">
          <table:table-cell office:value-type="string">
            <text:p>1991-02-01</text:p>
          </table:table-cell>
          <table:table-cell office:value-type="string">
            <text:p>IPCA</text:p>
          </table:table-cell>
          <table:table-cell office:value-type="float" office:value="20.72">
            <text:p>20,72</text:p>
          </table:table-cell>
          <table:table-cell table:formula="of:=1+[.C134]/100" office:value-type="float" office:value="1.2072">
            <text:p>1,2072</text:p>
          </table:table-cell>
          <table:table-cell table:formula="of:=(ROUND(PRODUCT([.D123:.D134])-1;4))*100" office:value-type="float" office:value="752.02">
            <text:p>752,02</text:p>
          </table:table-cell>
          <table:table-cell table:number-columns-repeated="11"/>
        </table:table-row>
        <table:table-row table:style-name="ro1">
          <table:table-cell office:value-type="string">
            <text:p>1991-03-01</text:p>
          </table:table-cell>
          <table:table-cell office:value-type="string">
            <text:p>IPCA</text:p>
          </table:table-cell>
          <table:table-cell office:value-type="float" office:value="11.92">
            <text:p>11,92</text:p>
          </table:table-cell>
          <table:table-cell table:formula="of:=1+[.C135]/100" office:value-type="float" office:value="1.1192">
            <text:p>1,1192</text:p>
          </table:table-cell>
          <table:table-cell table:formula="of:=(ROUND(PRODUCT([.D124:.D135])-1;4))*100" office:value-type="float" office:value="422.82">
            <text:p>422,82</text:p>
          </table:table-cell>
          <table:table-cell table:number-columns-repeated="11"/>
        </table:table-row>
        <table:table-row table:style-name="ro1">
          <table:table-cell office:value-type="string">
            <text:p>1991-04-01</text:p>
          </table:table-cell>
          <table:table-cell office:value-type="string">
            <text:p>IPCA</text:p>
          </table:table-cell>
          <table:table-cell office:value-type="float" office:value="4.99">
            <text:p>4,99</text:p>
          </table:table-cell>
          <table:table-cell table:formula="of:=1+[.C136]/100" office:value-type="float" office:value="1.0499">
            <text:p>1,0499</text:p>
          </table:table-cell>
          <table:table-cell table:formula="of:=(ROUND(PRODUCT([.D125:.D136])-1;4))*100" office:value-type="float" office:value="375.17">
            <text:p>375,17</text:p>
          </table:table-cell>
          <table:table-cell table:number-columns-repeated="11"/>
        </table:table-row>
        <table:table-row table:style-name="ro1">
          <table:table-cell office:value-type="string">
            <text:p>1991-05-01</text:p>
          </table:table-cell>
          <table:table-cell office:value-type="string">
            <text:p>IPCA</text:p>
          </table:table-cell>
          <table:table-cell office:value-type="float" office:value="7.43">
            <text:p>7,43</text:p>
          </table:table-cell>
          <table:table-cell table:formula="of:=1+[.C137]/100" office:value-type="float" office:value="1.0743">
            <text:p>1,0743</text:p>
          </table:table-cell>
          <table:table-cell table:formula="of:=(ROUND(PRODUCT([.D126:.D137])-1;4))*100" office:value-type="float" office:value="374.46">
            <text:p>374,46</text:p>
          </table:table-cell>
          <table:table-cell table:number-columns-repeated="11"/>
        </table:table-row>
        <table:table-row table:style-name="ro1">
          <table:table-cell office:value-type="string">
            <text:p>1991-06-01</text:p>
          </table:table-cell>
          <table:table-cell office:value-type="string">
            <text:p>IPCA</text:p>
          </table:table-cell>
          <table:table-cell office:value-type="float" office:value="11.19">
            <text:p>11,19</text:p>
          </table:table-cell>
          <table:table-cell table:formula="of:=1+[.C138]/100" office:value-type="float" office:value="1.1119">
            <text:p>1,1119</text:p>
          </table:table-cell>
          <table:table-cell table:formula="of:=(ROUND(PRODUCT([.D127:.D138])-1;4))*100" office:value-type="float" office:value="372.08">
            <text:p>372,08</text:p>
          </table:table-cell>
          <table:table-cell table:number-columns-repeated="11"/>
        </table:table-row>
        <table:table-row table:style-name="ro1">
          <table:table-cell office:value-type="string">
            <text:p>1991-07-01</text:p>
          </table:table-cell>
          <table:table-cell office:value-type="string">
            <text:p>IPCA</text:p>
          </table:table-cell>
          <table:table-cell office:value-type="float" office:value="12.41">
            <text:p>12,41</text:p>
          </table:table-cell>
          <table:table-cell table:formula="of:=1+[.C139]/100" office:value-type="float" office:value="1.1241">
            <text:p>1,1241</text:p>
          </table:table-cell>
          <table:table-cell table:formula="of:=(ROUND(PRODUCT([.D128:.D139])-1;4))*100" office:value-type="float" office:value="369.95">
            <text:p>369,95</text:p>
          </table:table-cell>
          <table:table-cell table:number-columns-repeated="11"/>
        </table:table-row>
        <table:table-row table:style-name="ro1">
          <table:table-cell office:value-type="string">
            <text:p>1991-08-01</text:p>
          </table:table-cell>
          <table:table-cell office:value-type="string">
            <text:p>IPCA</text:p>
          </table:table-cell>
          <table:table-cell office:value-type="float" office:value="15.63">
            <text:p>15,63</text:p>
          </table:table-cell>
          <table:table-cell table:formula="of:=1+[.C140]/100" office:value-type="float" office:value="1.1563">
            <text:p>1,1563</text:p>
          </table:table-cell>
          <table:table-cell table:formula="of:=(ROUND(PRODUCT([.D129:.D140])-1;4))*100" office:value-type="float" office:value="381.4">
            <text:p>381,4</text:p>
          </table:table-cell>
          <table:table-cell table:number-columns-repeated="11"/>
        </table:table-row>
        <table:table-row table:style-name="ro1">
          <table:table-cell office:value-type="string">
            <text:p>1991-09-01</text:p>
          </table:table-cell>
          <table:table-cell office:value-type="string">
            <text:p>IPCA</text:p>
          </table:table-cell>
          <table:table-cell office:value-type="float" office:value="15.63">
            <text:p>15,63</text:p>
          </table:table-cell>
          <table:table-cell table:formula="of:=1+[.C141]/100" office:value-type="float" office:value="1.1563">
            <text:p>1,1563</text:p>
          </table:table-cell>
          <table:table-cell table:formula="of:=(ROUND(PRODUCT([.D130:.D141])-1;4))*100" office:value-type="float" office:value="386.53">
            <text:p>386,53</text:p>
          </table:table-cell>
          <table:table-cell table:number-columns-repeated="11"/>
        </table:table-row>
        <table:table-row table:style-name="ro1">
          <table:table-cell office:value-type="string">
            <text:p>1991-10-01</text:p>
          </table:table-cell>
          <table:table-cell office:value-type="string">
            <text:p>IPCA</text:p>
          </table:table-cell>
          <table:table-cell office:value-type="float" office:value="20.23">
            <text:p>20,23</text:p>
          </table:table-cell>
          <table:table-cell table:formula="of:=1+[.C142]/100" office:value-type="float" office:value="1.2023">
            <text:p>1,2023</text:p>
          </table:table-cell>
          <table:table-cell table:formula="of:=(ROUND(PRODUCT([.D131:.D142])-1;4))*100" office:value-type="float" office:value="411.51">
            <text:p>411,51</text:p>
          </table:table-cell>
          <table:table-cell table:number-columns-repeated="11"/>
        </table:table-row>
        <table:table-row table:style-name="ro1">
          <table:table-cell office:value-type="string">
            <text:p>1991-11-01</text:p>
          </table:table-cell>
          <table:table-cell office:value-type="string">
            <text:p>IPCA</text:p>
          </table:table-cell>
          <table:table-cell office:value-type="float" office:value="25.21">
            <text:p>25,21</text:p>
          </table:table-cell>
          <table:table-cell table:formula="of:=1+[.C143]/100" office:value-type="float" office:value="1.2521">
            <text:p>1,2521</text:p>
          </table:table-cell>
          <table:table-cell table:formula="of:=(ROUND(PRODUCT([.D132:.D143])-1;4))*100" office:value-type="float" office:value="448.29">
            <text:p>448,29</text:p>
          </table:table-cell>
          <table:table-cell table:number-columns-repeated="11"/>
        </table:table-row>
        <table:table-row table:style-name="ro1">
          <table:table-cell office:value-type="string">
            <text:p>1991-12-01</text:p>
          </table:table-cell>
          <table:table-cell office:value-type="string">
            <text:p>IPCA</text:p>
          </table:table-cell>
          <table:table-cell office:value-type="float" office:value="23.71">
            <text:p>23,71</text:p>
          </table:table-cell>
          <table:table-cell table:formula="of:=1+[.C144]/100" office:value-type="float" office:value="1.2371">
            <text:p>1,2371</text:p>
          </table:table-cell>
          <table:table-cell table:formula="of:=(ROUND(PRODUCT([.D133:.D144])-1;4))*100" office:value-type="float" office:value="472.69">
            <text:p>472,69</text:p>
          </table:table-cell>
          <table:table-cell table:number-columns-repeated="11"/>
        </table:table-row>
        <table:table-row table:style-name="ro1">
          <table:table-cell office:value-type="string">
            <text:p>1992-01-01</text:p>
          </table:table-cell>
          <table:table-cell office:value-type="string">
            <text:p>IPCA</text:p>
          </table:table-cell>
          <table:table-cell office:value-type="float" office:value="25.94">
            <text:p>25,94</text:p>
          </table:table-cell>
          <table:table-cell table:formula="of:=1+[.C145]/100" office:value-type="float" office:value="1.2594">
            <text:p>1,2594</text:p>
          </table:table-cell>
          <table:table-cell table:formula="of:=(ROUND(PRODUCT([.D134:.D145])-1;4))*100" office:value-type="float" office:value="497.3">
            <text:p>497,3</text:p>
          </table:table-cell>
          <table:table-cell table:number-columns-repeated="11"/>
        </table:table-row>
        <table:table-row table:style-name="ro1">
          <table:table-cell office:value-type="string">
            <text:p>1992-02-01</text:p>
          </table:table-cell>
          <table:table-cell office:value-type="string">
            <text:p>IPCA</text:p>
          </table:table-cell>
          <table:table-cell office:value-type="float" office:value="24.32">
            <text:p>24,32</text:p>
          </table:table-cell>
          <table:table-cell table:formula="of:=1+[.C146]/100" office:value-type="float" office:value="1.2432">
            <text:p>1,2432</text:p>
          </table:table-cell>
          <table:table-cell table:formula="of:=(ROUND(PRODUCT([.D135:.D146])-1;4))*100" office:value-type="float" office:value="515.11">
            <text:p>515,11</text:p>
          </table:table-cell>
          <table:table-cell table:number-columns-repeated="11"/>
        </table:table-row>
        <table:table-row table:style-name="ro1">
          <table:table-cell office:value-type="string">
            <text:p>1992-03-01</text:p>
          </table:table-cell>
          <table:table-cell office:value-type="string">
            <text:p>IPCA</text:p>
          </table:table-cell>
          <table:table-cell office:value-type="float" office:value="21.4">
            <text:p>21,4</text:p>
          </table:table-cell>
          <table:table-cell table:formula="of:=1+[.C147]/100" office:value-type="float" office:value="1.214">
            <text:p>1,214</text:p>
          </table:table-cell>
          <table:table-cell table:formula="of:=(ROUND(PRODUCT([.D136:.D147])-1;4))*100" office:value-type="float" office:value="567.21">
            <text:p>567,21</text:p>
          </table:table-cell>
          <table:table-cell table:number-columns-repeated="11"/>
        </table:table-row>
        <table:table-row table:style-name="ro1">
          <table:table-cell office:value-type="string">
            <text:p>1992-04-01</text:p>
          </table:table-cell>
          <table:table-cell office:value-type="string">
            <text:p>IPCA</text:p>
          </table:table-cell>
          <table:table-cell office:value-type="float" office:value="19.93">
            <text:p>19,93</text:p>
          </table:table-cell>
          <table:table-cell table:formula="of:=1+[.C148]/100" office:value-type="float" office:value="1.1993">
            <text:p>1,1993</text:p>
          </table:table-cell>
          <table:table-cell table:formula="of:=(ROUND(PRODUCT([.D137:.D148])-1;4))*100" office:value-type="float" office:value="662.16">
            <text:p>662,16</text:p>
          </table:table-cell>
          <table:table-cell table:number-columns-repeated="11"/>
        </table:table-row>
        <table:table-row table:style-name="ro1">
          <table:table-cell office:value-type="string">
            <text:p>1992-05-01</text:p>
          </table:table-cell>
          <table:table-cell office:value-type="string">
            <text:p>IPCA</text:p>
          </table:table-cell>
          <table:table-cell office:value-type="float" office:value="24.86">
            <text:p>24,86</text:p>
          </table:table-cell>
          <table:table-cell table:formula="of:=1+[.C149]/100" office:value-type="float" office:value="1.2486">
            <text:p>1,2486</text:p>
          </table:table-cell>
          <table:table-cell table:formula="of:=(ROUND(PRODUCT([.D138:.D149])-1;4))*100" office:value-type="float" office:value="785.81">
            <text:p>785,81</text:p>
          </table:table-cell>
          <table:table-cell table:number-columns-repeated="11"/>
        </table:table-row>
        <table:table-row table:style-name="ro1">
          <table:table-cell office:value-type="string">
            <text:p>1992-06-01</text:p>
          </table:table-cell>
          <table:table-cell office:value-type="string">
            <text:p>IPCA</text:p>
          </table:table-cell>
          <table:table-cell office:value-type="float" office:value="20.21">
            <text:p>20,21</text:p>
          </table:table-cell>
          <table:table-cell table:formula="of:=1+[.C150]/100" office:value-type="float" office:value="1.2021">
            <text:p>1,2021</text:p>
          </table:table-cell>
          <table:table-cell table:formula="of:=(ROUND(PRODUCT([.D139:.D150])-1;4))*100" office:value-type="float" office:value="857.67">
            <text:p>857,67</text:p>
          </table:table-cell>
          <table:table-cell table:number-columns-repeated="11"/>
        </table:table-row>
        <table:table-row table:style-name="ro1">
          <table:table-cell office:value-type="string">
            <text:p>1992-07-01</text:p>
          </table:table-cell>
          <table:table-cell office:value-type="string">
            <text:p>IPCA</text:p>
          </table:table-cell>
          <table:table-cell office:value-type="float" office:value="21.83">
            <text:p>21,83</text:p>
          </table:table-cell>
          <table:table-cell table:formula="of:=1+[.C151]/100" office:value-type="float" office:value="1.2183">
            <text:p>1,2183</text:p>
          </table:table-cell>
          <table:table-cell table:formula="of:=(ROUND(PRODUCT([.D140:.D151])-1;4))*100" office:value-type="float" office:value="937.93">
            <text:p>937,93</text:p>
          </table:table-cell>
          <table:table-cell table:number-columns-repeated="11"/>
        </table:table-row>
        <table:table-row table:style-name="ro1">
          <table:table-cell office:value-type="string">
            <text:p>1992-08-01</text:p>
          </table:table-cell>
          <table:table-cell office:value-type="string">
            <text:p>IPCA</text:p>
          </table:table-cell>
          <table:table-cell office:value-type="float" office:value="22.14">
            <text:p>22,14</text:p>
          </table:table-cell>
          <table:table-cell table:formula="of:=1+[.C152]/100" office:value-type="float" office:value="1.2214">
            <text:p>1,2214</text:p>
          </table:table-cell>
          <table:table-cell table:formula="of:=(ROUND(PRODUCT([.D141:.D152])-1;4))*100" office:value-type="float" office:value="996.36">
            <text:p>996,36</text:p>
          </table:table-cell>
          <table:table-cell table:number-columns-repeated="11"/>
        </table:table-row>
        <table:table-row table:style-name="ro1">
          <table:table-cell office:value-type="string">
            <text:p>1992-09-01</text:p>
          </table:table-cell>
          <table:table-cell office:value-type="string">
            <text:p>IPCA</text:p>
          </table:table-cell>
          <table:table-cell office:value-type="float" office:value="24.63">
            <text:p>24,63</text:p>
          </table:table-cell>
          <table:table-cell table:formula="of:=1+[.C153]/100" office:value-type="float" office:value="1.2463">
            <text:p>1,2463</text:p>
          </table:table-cell>
          <table:table-cell table:formula="of:=(ROUND(PRODUCT([.D142:.D153])-1;4))*100" office:value-type="float" office:value="1081.7">
            <text:p>1081,7</text:p>
          </table:table-cell>
          <table:table-cell table:number-columns-repeated="11"/>
        </table:table-row>
        <table:table-row table:style-name="ro1">
          <table:table-cell office:value-type="string">
            <text:p>1992-10-01</text:p>
          </table:table-cell>
          <table:table-cell office:value-type="string">
            <text:p>IPCA</text:p>
          </table:table-cell>
          <table:table-cell office:value-type="float" office:value="25.24">
            <text:p>25,24</text:p>
          </table:table-cell>
          <table:table-cell table:formula="of:=1+[.C154]/100" office:value-type="float" office:value="1.2524">
            <text:p>1,2524</text:p>
          </table:table-cell>
          <table:table-cell table:formula="of:=(ROUND(PRODUCT([.D143:.D154])-1;4))*100" office:value-type="float" office:value="1130.94">
            <text:p>1130,94</text:p>
          </table:table-cell>
          <table:table-cell table:number-columns-repeated="11"/>
        </table:table-row>
        <table:table-row table:style-name="ro1">
          <table:table-cell office:value-type="string">
            <text:p>1992-11-01</text:p>
          </table:table-cell>
          <table:table-cell office:value-type="string">
            <text:p>IPCA</text:p>
          </table:table-cell>
          <table:table-cell office:value-type="float" office:value="22.49">
            <text:p>22,49</text:p>
          </table:table-cell>
          <table:table-cell table:formula="of:=1+[.C155]/100" office:value-type="float" office:value="1.2249">
            <text:p>1,2249</text:p>
          </table:table-cell>
          <table:table-cell table:formula="of:=(ROUND(PRODUCT([.D144:.D155])-1;4))*100" office:value-type="float" office:value="1104.2">
            <text:p>1104,2</text:p>
          </table:table-cell>
          <table:table-cell table:number-columns-repeated="11"/>
        </table:table-row>
        <table:table-row table:style-name="ro1">
          <table:table-cell office:value-type="string">
            <text:p>1992-12-01</text:p>
          </table:table-cell>
          <table:table-cell office:value-type="string">
            <text:p>IPCA</text:p>
          </table:table-cell>
          <table:table-cell office:value-type="float" office:value="25.24">
            <text:p>25,24</text:p>
          </table:table-cell>
          <table:table-cell table:formula="of:=1+[.C156]/100" office:value-type="float" office:value="1.2524">
            <text:p>1,2524</text:p>
          </table:table-cell>
          <table:table-cell table:formula="of:=(ROUND(PRODUCT([.D145:.D156])-1;4))*100" office:value-type="float" office:value="1119.09">
            <text:p>1119,09</text:p>
          </table:table-cell>
          <table:table-cell table:number-columns-repeated="11"/>
        </table:table-row>
        <table:table-row table:style-name="ro1">
          <table:table-cell office:value-type="string">
            <text:p>1993-01-01</text:p>
          </table:table-cell>
          <table:table-cell office:value-type="string">
            <text:p>IPCA</text:p>
          </table:table-cell>
          <table:table-cell office:value-type="float" office:value="30.35">
            <text:p>30,35</text:p>
          </table:table-cell>
          <table:table-cell table:formula="of:=1+[.C157]/100" office:value-type="float" office:value="1.3035">
            <text:p>1,3035</text:p>
          </table:table-cell>
          <table:table-cell table:formula="of:=(ROUND(PRODUCT([.D146:.D157])-1;4))*100" office:value-type="float" office:value="1161.78">
            <text:p>1161,78</text:p>
          </table:table-cell>
          <table:table-cell table:number-columns-repeated="11"/>
        </table:table-row>
        <table:table-row table:style-name="ro1">
          <table:table-cell office:value-type="string">
            <text:p>1993-02-01</text:p>
          </table:table-cell>
          <table:table-cell office:value-type="string">
            <text:p>IPCA</text:p>
          </table:table-cell>
          <table:table-cell office:value-type="float" office:value="24.98">
            <text:p>24,98</text:p>
          </table:table-cell>
          <table:table-cell table:formula="of:=1+[.C158]/100" office:value-type="float" office:value="1.2498">
            <text:p>1,2498</text:p>
          </table:table-cell>
          <table:table-cell table:formula="of:=(ROUND(PRODUCT([.D147:.D158])-1;4))*100" office:value-type="float" office:value="1168.48">
            <text:p>1168,48</text:p>
          </table:table-cell>
          <table:table-cell table:number-columns-repeated="11"/>
        </table:table-row>
        <table:table-row table:style-name="ro1">
          <table:table-cell office:value-type="string">
            <text:p>1993-03-01</text:p>
          </table:table-cell>
          <table:table-cell office:value-type="string">
            <text:p>IPCA</text:p>
          </table:table-cell>
          <table:table-cell office:value-type="float" office:value="27.26">
            <text:p>27,26</text:p>
          </table:table-cell>
          <table:table-cell table:formula="of:=1+[.C159]/100" office:value-type="float" office:value="1.2726">
            <text:p>1,2726</text:p>
          </table:table-cell>
          <table:table-cell table:formula="of:=(ROUND(PRODUCT([.D148:.D159])-1;4))*100" office:value-type="float" office:value="1229.71">
            <text:p>1229,71</text:p>
          </table:table-cell>
          <table:table-cell table:number-columns-repeated="11"/>
        </table:table-row>
        <table:table-row table:style-name="ro1">
          <table:table-cell office:value-type="string">
            <text:p>1993-04-01</text:p>
          </table:table-cell>
          <table:table-cell office:value-type="string">
            <text:p>IPCA</text:p>
          </table:table-cell>
          <table:table-cell office:value-type="float" office:value="27.75">
            <text:p>27,75</text:p>
          </table:table-cell>
          <table:table-cell table:formula="of:=1+[.C160]/100" office:value-type="float" office:value="1.2775">
            <text:p>1,2775</text:p>
          </table:table-cell>
          <table:table-cell table:formula="of:=(ROUND(PRODUCT([.D149:.D160])-1;4))*100" office:value-type="float" office:value="1316.41">
            <text:p>1316,41</text:p>
          </table:table-cell>
          <table:table-cell table:number-columns-repeated="11"/>
        </table:table-row>
        <table:table-row table:style-name="ro1">
          <table:table-cell office:value-type="string">
            <text:p>1993-05-01</text:p>
          </table:table-cell>
          <table:table-cell office:value-type="string">
            <text:p>IPCA</text:p>
          </table:table-cell>
          <table:table-cell office:value-type="float" office:value="27.69">
            <text:p>27,69</text:p>
          </table:table-cell>
          <table:table-cell table:formula="of:=1+[.C161]/100" office:value-type="float" office:value="1.2769">
            <text:p>1,2769</text:p>
          </table:table-cell>
          <table:table-cell table:formula="of:=(ROUND(PRODUCT([.D150:.D161])-1;4))*100" office:value-type="float" office:value="1348.52">
            <text:p>1348,52</text:p>
          </table:table-cell>
          <table:table-cell table:number-columns-repeated="11"/>
        </table:table-row>
        <table:table-row table:style-name="ro1">
          <table:table-cell office:value-type="string">
            <text:p>1993-06-01</text:p>
          </table:table-cell>
          <table:table-cell office:value-type="string">
            <text:p>IPCA</text:p>
          </table:table-cell>
          <table:table-cell office:value-type="float" office:value="30.07">
            <text:p>30,07</text:p>
          </table:table-cell>
          <table:table-cell table:formula="of:=1+[.C162]/100" office:value-type="float" office:value="1.3007">
            <text:p>1,3007</text:p>
          </table:table-cell>
          <table:table-cell table:formula="of:=(ROUND(PRODUCT([.D151:.D162])-1;4))*100" office:value-type="float" office:value="1467.33">
            <text:p>1467,33</text:p>
          </table:table-cell>
          <table:table-cell table:number-columns-repeated="11"/>
        </table:table-row>
        <table:table-row table:style-name="ro1">
          <table:table-cell office:value-type="string">
            <text:p>1993-07-01</text:p>
          </table:table-cell>
          <table:table-cell office:value-type="string">
            <text:p>IPCA</text:p>
          </table:table-cell>
          <table:table-cell office:value-type="float" office:value="30.72">
            <text:p>30,72</text:p>
          </table:table-cell>
          <table:table-cell table:formula="of:=1+[.C163]/100" office:value-type="float" office:value="1.3072">
            <text:p>1,3072</text:p>
          </table:table-cell>
          <table:table-cell table:formula="of:=(ROUND(PRODUCT([.D152:.D163])-1;4))*100" office:value-type="float" office:value="1581.7">
            <text:p>1581,7</text:p>
          </table:table-cell>
          <table:table-cell table:number-columns-repeated="11"/>
        </table:table-row>
        <table:table-row table:style-name="ro1">
          <table:table-cell office:value-type="string">
            <text:p>1993-08-01</text:p>
          </table:table-cell>
          <table:table-cell office:value-type="string">
            <text:p>IPCA</text:p>
          </table:table-cell>
          <table:table-cell office:value-type="float" office:value="32.96">
            <text:p>32,96</text:p>
          </table:table-cell>
          <table:table-cell table:formula="of:=1+[.C164]/100" office:value-type="float" office:value="1.3296">
            <text:p>1,3296</text:p>
          </table:table-cell>
          <table:table-cell table:formula="of:=(ROUND(PRODUCT([.D153:.D164])-1;4))*100" office:value-type="float" office:value="1730.67">
            <text:p>1730,67</text:p>
          </table:table-cell>
          <table:table-cell table:number-columns-repeated="11"/>
        </table:table-row>
        <table:table-row table:style-name="ro1">
          <table:table-cell office:value-type="string">
            <text:p>1993-09-01</text:p>
          </table:table-cell>
          <table:table-cell office:value-type="string">
            <text:p>IPCA</text:p>
          </table:table-cell>
          <table:table-cell office:value-type="float" office:value="35.69">
            <text:p>35,69</text:p>
          </table:table-cell>
          <table:table-cell table:formula="of:=1+[.C165]/100" office:value-type="float" office:value="1.3569">
            <text:p>1,3569</text:p>
          </table:table-cell>
          <table:table-cell table:formula="of:=(ROUND(PRODUCT([.D154:.D165])-1;4))*100" office:value-type="float" office:value="1893.13">
            <text:p>1893,13</text:p>
          </table:table-cell>
          <table:table-cell table:number-columns-repeated="11"/>
        </table:table-row>
        <table:table-row table:style-name="ro1">
          <table:table-cell office:value-type="string">
            <text:p>1993-10-01</text:p>
          </table:table-cell>
          <table:table-cell office:value-type="string">
            <text:p>IPCA</text:p>
          </table:table-cell>
          <table:table-cell office:value-type="float" office:value="33.92">
            <text:p>33,92</text:p>
          </table:table-cell>
          <table:table-cell table:formula="of:=1+[.C166]/100" office:value-type="float" office:value="1.3392">
            <text:p>1,3392</text:p>
          </table:table-cell>
          <table:table-cell table:formula="of:=(ROUND(PRODUCT([.D155:.D166])-1;4))*100" office:value-type="float" office:value="2031.27">
            <text:p>2031,27</text:p>
          </table:table-cell>
          <table:table-cell table:number-columns-repeated="11"/>
        </table:table-row>
        <table:table-row table:style-name="ro1">
          <table:table-cell office:value-type="string">
            <text:p>1993-11-01</text:p>
          </table:table-cell>
          <table:table-cell office:value-type="string">
            <text:p>IPCA</text:p>
          </table:table-cell>
          <table:table-cell office:value-type="float" office:value="35.56">
            <text:p>35,56</text:p>
          </table:table-cell>
          <table:table-cell table:formula="of:=1+[.C167]/100" office:value-type="float" office:value="1.3556">
            <text:p>1,3556</text:p>
          </table:table-cell>
          <table:table-cell table:formula="of:=(ROUND(PRODUCT([.D156:.D167])-1;4))*100" office:value-type="float" office:value="2258.68">
            <text:p>2258,68</text:p>
          </table:table-cell>
          <table:table-cell table:number-columns-repeated="11"/>
        </table:table-row>
        <table:table-row table:style-name="ro1">
          <table:table-cell office:value-type="string">
            <text:p>1993-12-01</text:p>
          </table:table-cell>
          <table:table-cell office:value-type="string">
            <text:p>IPCA</text:p>
          </table:table-cell>
          <table:table-cell office:value-type="float" office:value="36.84">
            <text:p>36,84</text:p>
          </table:table-cell>
          <table:table-cell table:formula="of:=1+[.C168]/100" office:value-type="float" office:value="1.3684">
            <text:p>1,3684</text:p>
          </table:table-cell>
          <table:table-cell table:formula="of:=(ROUND(PRODUCT([.D157:.D168])-1;4))*100" office:value-type="float" office:value="2477.15">
            <text:p>2477,15</text:p>
          </table:table-cell>
          <table:table-cell table:number-columns-repeated="11"/>
        </table:table-row>
        <table:table-row table:style-name="ro1">
          <table:table-cell office:value-type="string">
            <text:p>1994-01-01</text:p>
          </table:table-cell>
          <table:table-cell office:value-type="string">
            <text:p>IPCA</text:p>
          </table:table-cell>
          <table:table-cell office:value-type="float" office:value="41.31">
            <text:p>41,31</text:p>
          </table:table-cell>
          <table:table-cell table:formula="of:=1+[.C169]/100" office:value-type="float" office:value="1.4131">
            <text:p>1,4131</text:p>
          </table:table-cell>
          <table:table-cell table:formula="of:=(ROUND(PRODUCT([.D158:.D169])-1;4))*100" office:value-type="float" office:value="2693.84">
            <text:p>2693,84</text:p>
          </table:table-cell>
          <table:table-cell table:number-columns-repeated="11"/>
        </table:table-row>
        <table:table-row table:style-name="ro1">
          <table:table-cell office:value-type="string">
            <text:p>1994-02-01</text:p>
          </table:table-cell>
          <table:table-cell office:value-type="string">
            <text:p>IPCA</text:p>
          </table:table-cell>
          <table:table-cell office:value-type="float" office:value="40.27">
            <text:p>40,27</text:p>
          </table:table-cell>
          <table:table-cell table:formula="of:=1+[.C170]/100" office:value-type="float" office:value="1.4027">
            <text:p>1,4027</text:p>
          </table:table-cell>
          <table:table-cell table:formula="of:=(ROUND(PRODUCT([.D159:.D170])-1;4))*100" office:value-type="float" office:value="3035.63">
            <text:p>3035,63</text:p>
          </table:table-cell>
          <table:table-cell table:number-columns-repeated="11"/>
        </table:table-row>
        <table:table-row table:style-name="ro1">
          <table:table-cell office:value-type="string">
            <text:p>1994-03-01</text:p>
          </table:table-cell>
          <table:table-cell office:value-type="string">
            <text:p>IPCA</text:p>
          </table:table-cell>
          <table:table-cell office:value-type="float" office:value="42.75">
            <text:p>42,75</text:p>
          </table:table-cell>
          <table:table-cell table:formula="of:=1+[.C171]/100" office:value-type="float" office:value="1.4275">
            <text:p>1,4275</text:p>
          </table:table-cell>
          <table:table-cell table:formula="of:=(ROUND(PRODUCT([.D160:.D171])-1;4))*100" office:value-type="float" office:value="3417.3">
            <text:p>3417,3</text:p>
          </table:table-cell>
          <table:table-cell table:number-columns-repeated="11"/>
        </table:table-row>
        <table:table-row table:style-name="ro1">
          <table:table-cell office:value-type="string">
            <text:p>1994-04-01</text:p>
          </table:table-cell>
          <table:table-cell office:value-type="string">
            <text:p>IPCA</text:p>
          </table:table-cell>
          <table:table-cell office:value-type="float" office:value="42.68">
            <text:p>42,68</text:p>
          </table:table-cell>
          <table:table-cell table:formula="of:=1+[.C172]/100" office:value-type="float" office:value="1.4268">
            <text:p>1,4268</text:p>
          </table:table-cell>
          <table:table-cell table:formula="of:=(ROUND(PRODUCT([.D161:.D172])-1;4))*100" office:value-type="float" office:value="3828.37">
            <text:p>3828,37</text:p>
          </table:table-cell>
          <table:table-cell table:number-columns-repeated="11"/>
        </table:table-row>
        <table:table-row table:style-name="ro1">
          <table:table-cell office:value-type="string">
            <text:p>1994-05-01</text:p>
          </table:table-cell>
          <table:table-cell office:value-type="string">
            <text:p>IPCA</text:p>
          </table:table-cell>
          <table:table-cell office:value-type="float" office:value="44.03">
            <text:p>44,03</text:p>
          </table:table-cell>
          <table:table-cell table:formula="of:=1+[.C173]/100" office:value-type="float" office:value="1.4403">
            <text:p>1,4403</text:p>
          </table:table-cell>
          <table:table-cell table:formula="of:=(ROUND(PRODUCT([.D162:.D173])-1;4))*100" office:value-type="float" office:value="4331.06">
            <text:p>4331,06</text:p>
          </table:table-cell>
          <table:table-cell table:number-columns-repeated="11"/>
        </table:table-row>
        <table:table-row table:style-name="ro1">
          <table:table-cell office:value-type="string">
            <text:p>1994-06-01</text:p>
          </table:table-cell>
          <table:table-cell office:value-type="string">
            <text:p>IPCA</text:p>
          </table:table-cell>
          <table:table-cell office:value-type="float" office:value="47.43">
            <text:p>47,43</text:p>
          </table:table-cell>
          <table:table-cell table:formula="of:=1+[.C174]/100" office:value-type="float" office:value="1.4743">
            <text:p>1,4743</text:p>
          </table:table-cell>
          <table:table-cell table:formula="of:=(ROUND(PRODUCT([.D163:.D174])-1;4))*100" office:value-type="float" office:value="4922.46">
            <text:p>4922,46</text:p>
          </table:table-cell>
          <table:table-cell table:number-columns-repeated="11"/>
        </table:table-row>
        <table:table-row table:style-name="ro1">
          <table:table-cell office:value-type="string">
            <text:p>1994-07-01</text:p>
          </table:table-cell>
          <table:table-cell office:value-type="string">
            <text:p>IPCA</text:p>
          </table:table-cell>
          <table:table-cell office:value-type="float" office:value="6.84">
            <text:p>6,84</text:p>
          </table:table-cell>
          <table:table-cell table:formula="of:=1+[.C175]/100" office:value-type="float" office:value="1.0684">
            <text:p>1,0684</text:p>
          </table:table-cell>
          <table:table-cell table:formula="of:=(ROUND(PRODUCT([.D164:.D175])-1;4))*100" office:value-type="float" office:value="4004.96">
            <text:p>4004,96</text:p>
          </table:table-cell>
          <table:table-cell table:number-columns-repeated="11"/>
        </table:table-row>
        <table:table-row table:style-name="ro1">
          <table:table-cell office:value-type="string">
            <text:p>1994-08-01</text:p>
          </table:table-cell>
          <table:table-cell office:value-type="string">
            <text:p>IPCA</text:p>
          </table:table-cell>
          <table:table-cell office:value-type="float" office:value="1.86">
            <text:p>1,86</text:p>
          </table:table-cell>
          <table:table-cell table:formula="of:=1+[.C176]/100" office:value-type="float" office:value="1.0186">
            <text:p>1,0186</text:p>
          </table:table-cell>
          <table:table-cell table:formula="of:=(ROUND(PRODUCT([.D165:.D176])-1;4))*100" office:value-type="float" office:value="3044.79">
            <text:p>3044,79</text:p>
          </table:table-cell>
          <table:table-cell table:number-columns-repeated="11"/>
        </table:table-row>
        <table:table-row table:style-name="ro1">
          <table:table-cell office:value-type="string">
            <text:p>1994-09-01</text:p>
          </table:table-cell>
          <table:table-cell office:value-type="string">
            <text:p>IPCA</text:p>
          </table:table-cell>
          <table:table-cell office:value-type="float" office:value="1.53">
            <text:p>1,53</text:p>
          </table:table-cell>
          <table:table-cell table:formula="of:=1+[.C177]/100" office:value-type="float" office:value="1.0153">
            <text:p>1,0153</text:p>
          </table:table-cell>
          <table:table-cell table:formula="of:=(ROUND(PRODUCT([.D166:.D177])-1;4))*100" office:value-type="float" office:value="2253.09">
            <text:p>2253,09</text:p>
          </table:table-cell>
          <table:table-cell table:number-columns-repeated="11"/>
        </table:table-row>
        <table:table-row table:style-name="ro1">
          <table:table-cell office:value-type="string">
            <text:p>1994-10-01</text:p>
          </table:table-cell>
          <table:table-cell office:value-type="string">
            <text:p>IPCA</text:p>
          </table:table-cell>
          <table:table-cell office:value-type="float" office:value="2.62">
            <text:p>2,62</text:p>
          </table:table-cell>
          <table:table-cell table:formula="of:=1+[.C178]/100" office:value-type="float" office:value="1.0262">
            <text:p>1,0262</text:p>
          </table:table-cell>
          <table:table-cell table:formula="of:=(ROUND(PRODUCT([.D167:.D178])-1;4))*100" office:value-type="float" office:value="1703.12">
            <text:p>1703,12</text:p>
          </table:table-cell>
          <table:table-cell table:number-columns-repeated="11"/>
        </table:table-row>
        <table:table-row table:style-name="ro1">
          <table:table-cell office:value-type="string">
            <text:p>1994-11-01</text:p>
          </table:table-cell>
          <table:table-cell office:value-type="string">
            <text:p>IPCA</text:p>
          </table:table-cell>
          <table:table-cell office:value-type="float" office:value="2.81">
            <text:p>2,81</text:p>
          </table:table-cell>
          <table:table-cell table:formula="of:=1+[.C179]/100" office:value-type="float" office:value="1.0281">
            <text:p>1,0281</text:p>
          </table:table-cell>
          <table:table-cell table:formula="of:=(ROUND(PRODUCT([.D168:.D179])-1;4))*100" office:value-type="float" office:value="1267.5">
            <text:p>1267,5</text:p>
          </table:table-cell>
          <table:table-cell table:number-columns-repeated="11"/>
        </table:table-row>
        <table:table-row table:style-name="ro1">
          <table:table-cell office:value-type="string">
            <text:p>1994-12-01</text:p>
          </table:table-cell>
          <table:table-cell office:value-type="string">
            <text:p>IPCA</text:p>
          </table:table-cell>
          <table:table-cell office:value-type="float" office:value="1.71">
            <text:p>1,71</text:p>
          </table:table-cell>
          <table:table-cell table:formula="of:=1+[.C180]/100" office:value-type="float" office:value="1.0171">
            <text:p>1,0171</text:p>
          </table:table-cell>
          <table:table-cell table:formula="of:=(ROUND(PRODUCT([.D169:.D180])-1;4))*100" office:value-type="float" office:value="916.43">
            <text:p>916,43</text:p>
          </table:table-cell>
          <table:table-cell table:number-columns-repeated="11"/>
        </table:table-row>
        <table:table-row table:style-name="ro1">
          <table:table-cell office:value-type="string">
            <text:p>1995-01-01</text:p>
          </table:table-cell>
          <table:table-cell office:value-type="string">
            <text:p>IPCA</text:p>
          </table:table-cell>
          <table:table-cell office:value-type="float" office:value="1.7">
            <text:p>1,7</text:p>
          </table:table-cell>
          <table:table-cell table:formula="of:=1+[.C181]/100" office:value-type="float" office:value="1.017">
            <text:p>1,017</text:p>
          </table:table-cell>
          <table:table-cell table:formula="of:=(ROUND(PRODUCT([.D170:.D181])-1;4))*100" office:value-type="float" office:value="631.52">
            <text:p>631,52</text:p>
          </table:table-cell>
          <table:table-cell table:number-columns-repeated="11"/>
        </table:table-row>
        <table:table-row table:style-name="ro1">
          <table:table-cell office:value-type="string">
            <text:p>1995-02-01</text:p>
          </table:table-cell>
          <table:table-cell office:value-type="string">
            <text:p>IPCA</text:p>
          </table:table-cell>
          <table:table-cell office:value-type="float" office:value="1.02">
            <text:p>1,02</text:p>
          </table:table-cell>
          <table:table-cell table:formula="of:=1+[.C182]/100" office:value-type="float" office:value="1.0102">
            <text:p>1,0102</text:p>
          </table:table-cell>
          <table:table-cell table:formula="of:=(ROUND(PRODUCT([.D171:.D182])-1;4))*100" office:value-type="float" office:value="426.83">
            <text:p>426,83</text:p>
          </table:table-cell>
          <table:table-cell table:number-columns-repeated="11"/>
        </table:table-row>
        <table:table-row table:style-name="ro1">
          <table:table-cell office:value-type="string">
            <text:p>1995-03-01</text:p>
          </table:table-cell>
          <table:table-cell office:value-type="string">
            <text:p>IPCA</text:p>
          </table:table-cell>
          <table:table-cell office:value-type="float" office:value="1.55">
            <text:p>1,55</text:p>
          </table:table-cell>
          <table:table-cell table:formula="of:=1+[.C183]/100" office:value-type="float" office:value="1.0155">
            <text:p>1,0155</text:p>
          </table:table-cell>
          <table:table-cell table:formula="of:=(ROUND(PRODUCT([.D172:.D183])-1;4))*100" office:value-type="float" office:value="274.78">
            <text:p>274,78</text:p>
          </table:table-cell>
          <table:table-cell table:number-columns-repeated="11"/>
        </table:table-row>
        <table:table-row table:style-name="ro1">
          <table:table-cell office:value-type="string">
            <text:p>1995-04-01</text:p>
          </table:table-cell>
          <table:table-cell office:value-type="string">
            <text:p>IPCA</text:p>
          </table:table-cell>
          <table:table-cell office:value-type="float" office:value="2.43">
            <text:p>2,43</text:p>
          </table:table-cell>
          <table:table-cell table:formula="of:=1+[.C184]/100" office:value-type="float" office:value="1.0243">
            <text:p>1,0243</text:p>
          </table:table-cell>
          <table:table-cell table:formula="of:=(ROUND(PRODUCT([.D173:.D184])-1;4))*100" office:value-type="float" office:value="169.05">
            <text:p>169,05</text:p>
          </table:table-cell>
          <table:table-cell table:number-columns-repeated="11"/>
        </table:table-row>
        <table:table-row table:style-name="ro1">
          <table:table-cell office:value-type="string">
            <text:p>1995-05-01</text:p>
          </table:table-cell>
          <table:table-cell office:value-type="string">
            <text:p>IPCA</text:p>
          </table:table-cell>
          <table:table-cell office:value-type="float" office:value="2.67">
            <text:p>2,67</text:p>
          </table:table-cell>
          <table:table-cell table:formula="of:=1+[.C185]/100" office:value-type="float" office:value="1.0267">
            <text:p>1,0267</text:p>
          </table:table-cell>
          <table:table-cell table:formula="of:=(ROUND(PRODUCT([.D174:.D185])-1;4))*100" office:value-type="float" office:value="91.79">
            <text:p>91,79</text:p>
          </table:table-cell>
          <table:table-cell table:number-columns-repeated="11"/>
        </table:table-row>
        <table:table-row table:style-name="ro1">
          <table:table-cell office:value-type="string">
            <text:p>1995-06-01</text:p>
          </table:table-cell>
          <table:table-cell office:value-type="string">
            <text:p>IPCA</text:p>
          </table:table-cell>
          <table:table-cell office:value-type="float" office:value="2.26">
            <text:p>2,26</text:p>
          </table:table-cell>
          <table:table-cell table:formula="of:=1+[.C186]/100" office:value-type="float" office:value="1.0226">
            <text:p>1,0226</text:p>
          </table:table-cell>
          <table:table-cell table:formula="of:=(ROUND(PRODUCT([.D175:.D186])-1;4))*100" office:value-type="float" office:value="33.03">
            <text:p>33,03</text:p>
          </table:table-cell>
          <table:table-cell table:number-columns-repeated="11"/>
        </table:table-row>
        <table:table-row table:style-name="ro1">
          <table:table-cell office:value-type="string">
            <text:p>1995-07-01</text:p>
          </table:table-cell>
          <table:table-cell office:value-type="string">
            <text:p>IPCA</text:p>
          </table:table-cell>
          <table:table-cell office:value-type="float" office:value="2.36">
            <text:p>2,36</text:p>
          </table:table-cell>
          <table:table-cell table:formula="of:=1+[.C187]/100" office:value-type="float" office:value="1.0236">
            <text:p>1,0236</text:p>
          </table:table-cell>
          <table:table-cell table:formula="of:=(ROUND(PRODUCT([.D176:.D187])-1;4))*100" office:value-type="float" office:value="27.45">
            <text:p>27,45</text:p>
          </table:table-cell>
          <table:table-cell table:number-columns-repeated="11"/>
        </table:table-row>
        <table:table-row table:style-name="ro1">
          <table:table-cell office:value-type="string">
            <text:p>1995-08-01</text:p>
          </table:table-cell>
          <table:table-cell office:value-type="string">
            <text:p>IPCA</text:p>
          </table:table-cell>
          <table:table-cell office:value-type="float" office:value="0.99">
            <text:p>0,99</text:p>
          </table:table-cell>
          <table:table-cell table:formula="of:=1+[.C188]/100" office:value-type="float" office:value="1.0099">
            <text:p>1,0099</text:p>
          </table:table-cell>
          <table:table-cell table:formula="of:=(ROUND(PRODUCT([.D177:.D188])-1;4))*100" office:value-type="float" office:value="26.36">
            <text:p>26,36</text:p>
          </table:table-cell>
          <table:table-cell table:number-columns-repeated="11"/>
        </table:table-row>
        <table:table-row table:style-name="ro1">
          <table:table-cell office:value-type="string">
            <text:p>1995-09-01</text:p>
          </table:table-cell>
          <table:table-cell office:value-type="string">
            <text:p>IPCA</text:p>
          </table:table-cell>
          <table:table-cell office:value-type="float" office:value="0.99">
            <text:p>0,99</text:p>
          </table:table-cell>
          <table:table-cell table:formula="of:=1+[.C189]/100" office:value-type="float" office:value="1.0099">
            <text:p>1,0099</text:p>
          </table:table-cell>
          <table:table-cell table:formula="of:=(ROUND(PRODUCT([.D178:.D189])-1;4))*100" office:value-type="float" office:value="25.69">
            <text:p>25,69</text:p>
          </table:table-cell>
          <table:table-cell table:number-columns-repeated="11"/>
        </table:table-row>
        <table:table-row table:style-name="ro1">
          <table:table-cell office:value-type="string">
            <text:p>1995-10-01</text:p>
          </table:table-cell>
          <table:table-cell office:value-type="string">
            <text:p>IPCA</text:p>
          </table:table-cell>
          <table:table-cell office:value-type="float" office:value="1.41">
            <text:p>1,41</text:p>
          </table:table-cell>
          <table:table-cell table:formula="of:=1+[.C190]/100" office:value-type="float" office:value="1.0141">
            <text:p>1,0141</text:p>
          </table:table-cell>
          <table:table-cell table:formula="of:=(ROUND(PRODUCT([.D179:.D190])-1;4))*100" office:value-type="float" office:value="24.21">
            <text:p>24,21</text:p>
          </table:table-cell>
          <table:table-cell table:number-columns-repeated="11"/>
        </table:table-row>
        <table:table-row table:style-name="ro1">
          <table:table-cell office:value-type="string">
            <text:p>1995-11-01</text:p>
          </table:table-cell>
          <table:table-cell office:value-type="string">
            <text:p>IPCA</text:p>
          </table:table-cell>
          <table:table-cell office:value-type="float" office:value="1.47">
            <text:p>1,47</text:p>
          </table:table-cell>
          <table:table-cell table:formula="of:=1+[.C191]/100" office:value-type="float" office:value="1.0147">
            <text:p>1,0147</text:p>
          </table:table-cell>
          <table:table-cell table:formula="of:=(ROUND(PRODUCT([.D180:.D191])-1;4))*100" office:value-type="float" office:value="22.59">
            <text:p>22,59</text:p>
          </table:table-cell>
          <table:table-cell table:number-columns-repeated="11"/>
        </table:table-row>
        <table:table-row table:style-name="ro1">
          <table:table-cell office:value-type="string">
            <text:p>1995-12-01</text:p>
          </table:table-cell>
          <table:table-cell office:value-type="string">
            <text:p>IPCA</text:p>
          </table:table-cell>
          <table:table-cell office:value-type="float" office:value="1.56">
            <text:p>1,56</text:p>
          </table:table-cell>
          <table:table-cell table:formula="of:=1+[.C192]/100" office:value-type="float" office:value="1.0156">
            <text:p>1,0156</text:p>
          </table:table-cell>
          <table:table-cell table:formula="of:=(ROUND(PRODUCT([.D181:.D192])-1;4))*100" office:value-type="float" office:value="22.41">
            <text:p>22,41</text:p>
          </table:table-cell>
          <table:table-cell table:number-columns-repeated="11"/>
        </table:table-row>
        <table:table-row table:style-name="ro1">
          <table:table-cell office:value-type="string">
            <text:p>1996-01-01</text:p>
          </table:table-cell>
          <table:table-cell office:value-type="string">
            <text:p>IPCA</text:p>
          </table:table-cell>
          <table:table-cell office:value-type="float" office:value="1.34">
            <text:p>1,34</text:p>
          </table:table-cell>
          <table:table-cell table:formula="of:=1+[.C193]/100" office:value-type="float" office:value="1.0134">
            <text:p>1,0134</text:p>
          </table:table-cell>
          <table:table-cell table:formula="of:=(ROUND(PRODUCT([.D182:.D193])-1;4))*100" office:value-type="float" office:value="21.98">
            <text:p>21,98</text:p>
          </table:table-cell>
          <table:table-cell table:number-columns-repeated="11"/>
        </table:table-row>
        <table:table-row table:style-name="ro1">
          <table:table-cell office:value-type="string">
            <text:p>1996-02-01</text:p>
          </table:table-cell>
          <table:table-cell office:value-type="string">
            <text:p>IPCA</text:p>
          </table:table-cell>
          <table:table-cell office:value-type="float" office:value="1.03">
            <text:p>1,03</text:p>
          </table:table-cell>
          <table:table-cell table:formula="of:=1+[.C194]/100" office:value-type="float" office:value="1.0103">
            <text:p>1,0103</text:p>
          </table:table-cell>
          <table:table-cell table:formula="of:=(ROUND(PRODUCT([.D183:.D194])-1;4))*100" office:value-type="float" office:value="21.99">
            <text:p>21,99</text:p>
          </table:table-cell>
          <table:table-cell table:number-columns-repeated="11"/>
        </table:table-row>
        <table:table-row table:style-name="ro1">
          <table:table-cell office:value-type="string">
            <text:p>1996-03-01</text:p>
          </table:table-cell>
          <table:table-cell office:value-type="string">
            <text:p>IPCA</text:p>
          </table:table-cell>
          <table:table-cell office:value-type="float" office:value="0.35">
            <text:p>0,35</text:p>
          </table:table-cell>
          <table:table-cell table:formula="of:=1+[.C195]/100" office:value-type="float" office:value="1.0035">
            <text:p>1,0035</text:p>
          </table:table-cell>
          <table:table-cell table:formula="of:=(ROUND(PRODUCT([.D184:.D195])-1;4))*100" office:value-type="float" office:value="20.55">
            <text:p>20,55</text:p>
          </table:table-cell>
          <table:table-cell table:number-columns-repeated="11"/>
        </table:table-row>
        <table:table-row table:style-name="ro1">
          <table:table-cell office:value-type="string">
            <text:p>1996-04-01</text:p>
          </table:table-cell>
          <table:table-cell office:value-type="string">
            <text:p>IPCA</text:p>
          </table:table-cell>
          <table:table-cell office:value-type="float" office:value="1.26">
            <text:p>1,26</text:p>
          </table:table-cell>
          <table:table-cell table:formula="of:=1+[.C196]/100" office:value-type="float" office:value="1.0126">
            <text:p>1,0126</text:p>
          </table:table-cell>
          <table:table-cell table:formula="of:=(ROUND(PRODUCT([.D185:.D196])-1;4))*100" office:value-type="float" office:value="19.17">
            <text:p>19,17</text:p>
          </table:table-cell>
          <table:table-cell table:number-columns-repeated="11"/>
        </table:table-row>
        <table:table-row table:style-name="ro1">
          <table:table-cell office:value-type="string">
            <text:p>1996-05-01</text:p>
          </table:table-cell>
          <table:table-cell office:value-type="string">
            <text:p>IPCA</text:p>
          </table:table-cell>
          <table:table-cell office:value-type="float" office:value="1.22">
            <text:p>1,22</text:p>
          </table:table-cell>
          <table:table-cell table:formula="of:=1+[.C197]/100" office:value-type="float" office:value="1.0122">
            <text:p>1,0122</text:p>
          </table:table-cell>
          <table:table-cell table:formula="of:=(ROUND(PRODUCT([.D186:.D197])-1;4))*100" office:value-type="float" office:value="17.49">
            <text:p>17,49</text:p>
          </table:table-cell>
          <table:table-cell table:number-columns-repeated="11"/>
        </table:table-row>
        <table:table-row table:style-name="ro1">
          <table:table-cell office:value-type="string">
            <text:p>1996-06-01</text:p>
          </table:table-cell>
          <table:table-cell office:value-type="string">
            <text:p>IPCA</text:p>
          </table:table-cell>
          <table:table-cell office:value-type="float" office:value="1.19">
            <text:p>1,19</text:p>
          </table:table-cell>
          <table:table-cell table:formula="of:=1+[.C198]/100" office:value-type="float" office:value="1.0119">
            <text:p>1,0119</text:p>
          </table:table-cell>
          <table:table-cell table:formula="of:=(ROUND(PRODUCT([.D187:.D198])-1;4))*100" office:value-type="float" office:value="16.26">
            <text:p>16,26</text:p>
          </table:table-cell>
          <table:table-cell table:number-columns-repeated="11"/>
        </table:table-row>
        <table:table-row table:style-name="ro1">
          <table:table-cell office:value-type="string">
            <text:p>1996-07-01</text:p>
          </table:table-cell>
          <table:table-cell office:value-type="string">
            <text:p>IPCA</text:p>
          </table:table-cell>
          <table:table-cell office:value-type="float" office:value="1.11">
            <text:p>1,11</text:p>
          </table:table-cell>
          <table:table-cell table:formula="of:=1+[.C199]/100" office:value-type="float" office:value="1.0111">
            <text:p>1,0111</text:p>
          </table:table-cell>
          <table:table-cell table:formula="of:=(ROUND(PRODUCT([.D188:.D199])-1;4))*100" office:value-type="float" office:value="14.84">
            <text:p>14,84</text:p>
          </table:table-cell>
          <table:table-cell table:number-columns-repeated="11"/>
        </table:table-row>
        <table:table-row table:style-name="ro1">
          <table:table-cell office:value-type="string">
            <text:p>1996-08-01</text:p>
          </table:table-cell>
          <table:table-cell office:value-type="string">
            <text:p>IPCA</text:p>
          </table:table-cell>
          <table:table-cell office:value-type="float" office:value="0.44">
            <text:p>0,44</text:p>
          </table:table-cell>
          <table:table-cell table:formula="of:=1+[.C200]/100" office:value-type="float" office:value="1.0044">
            <text:p>1,0044</text:p>
          </table:table-cell>
          <table:table-cell table:formula="of:=(ROUND(PRODUCT([.D189:.D200])-1;4))*100" office:value-type="float" office:value="14.21">
            <text:p>14,21</text:p>
          </table:table-cell>
          <table:table-cell table:number-columns-repeated="11"/>
        </table:table-row>
        <table:table-row table:style-name="ro1">
          <table:table-cell office:value-type="string">
            <text:p>1996-09-01</text:p>
          </table:table-cell>
          <table:table-cell office:value-type="string">
            <text:p>IPCA</text:p>
          </table:table-cell>
          <table:table-cell office:value-type="float" office:value="0.15">
            <text:p>0,15</text:p>
          </table:table-cell>
          <table:table-cell table:formula="of:=1+[.C201]/100" office:value-type="float" office:value="1.0015">
            <text:p>1,0015</text:p>
          </table:table-cell>
          <table:table-cell table:formula="of:=(ROUND(PRODUCT([.D190:.D201])-1;4))*100" office:value-type="float" office:value="13.26">
            <text:p>13,26</text:p>
          </table:table-cell>
          <table:table-cell table:number-columns-repeated="11"/>
        </table:table-row>
        <table:table-row table:style-name="ro1">
          <table:table-cell office:value-type="string">
            <text:p>1996-10-01</text:p>
          </table:table-cell>
          <table:table-cell office:value-type="string">
            <text:p>IPCA</text:p>
          </table:table-cell>
          <table:table-cell office:value-type="float" office:value="0.3">
            <text:p>0,3</text:p>
          </table:table-cell>
          <table:table-cell table:formula="of:=1+[.C202]/100" office:value-type="float" office:value="1.003">
            <text:p>1,003</text:p>
          </table:table-cell>
          <table:table-cell table:formula="of:=(ROUND(PRODUCT([.D191:.D202])-1;4))*100" office:value-type="float" office:value="12.02">
            <text:p>12,02</text:p>
          </table:table-cell>
          <table:table-cell table:number-columns-repeated="11"/>
        </table:table-row>
        <table:table-row table:style-name="ro1">
          <table:table-cell office:value-type="string">
            <text:p>1996-11-01</text:p>
          </table:table-cell>
          <table:table-cell office:value-type="string">
            <text:p>IPCA</text:p>
          </table:table-cell>
          <table:table-cell office:value-type="float" office:value="0.32">
            <text:p>0,32</text:p>
          </table:table-cell>
          <table:table-cell table:formula="of:=1+[.C203]/100" office:value-type="float" office:value="1.0032">
            <text:p>1,0032</text:p>
          </table:table-cell>
          <table:table-cell table:formula="of:=(ROUND(PRODUCT([.D192:.D203])-1;4))*100" office:value-type="float" office:value="10.75">
            <text:p>10,75</text:p>
          </table:table-cell>
          <table:table-cell table:number-columns-repeated="11"/>
        </table:table-row>
        <table:table-row table:style-name="ro1">
          <table:table-cell office:value-type="string">
            <text:p>1996-12-01</text:p>
          </table:table-cell>
          <table:table-cell office:value-type="string">
            <text:p>IPCA</text:p>
          </table:table-cell>
          <table:table-cell office:value-type="float" office:value="0.47">
            <text:p>0,47</text:p>
          </table:table-cell>
          <table:table-cell table:formula="of:=1+[.C204]/100" office:value-type="float" office:value="1.0047">
            <text:p>1,0047</text:p>
          </table:table-cell>
          <table:table-cell table:formula="of:=(ROUND(PRODUCT([.D193:.D204])-1;4))*100" office:value-type="float" office:value="9.56">
            <text:p>9,56</text:p>
          </table:table-cell>
          <table:table-cell table:number-columns-repeated="11"/>
        </table:table-row>
        <table:table-row table:style-name="ro1">
          <table:table-cell office:value-type="string">
            <text:p>1997-01-01</text:p>
          </table:table-cell>
          <table:table-cell office:value-type="string">
            <text:p>IPCA</text:p>
          </table:table-cell>
          <table:table-cell office:value-type="float" office:value="1.18">
            <text:p>1,18</text:p>
          </table:table-cell>
          <table:table-cell table:formula="of:=1+[.C205]/100" office:value-type="float" office:value="1.0118">
            <text:p>1,0118</text:p>
          </table:table-cell>
          <table:table-cell table:formula="of:=(ROUND(PRODUCT([.D194:.D205])-1;4))*100" office:value-type="float" office:value="9.39">
            <text:p>9,39</text:p>
          </table:table-cell>
          <table:table-cell table:number-columns-repeated="11"/>
        </table:table-row>
        <table:table-row table:style-name="ro1">
          <table:table-cell office:value-type="string">
            <text:p>1997-02-01</text:p>
          </table:table-cell>
          <table:table-cell office:value-type="string">
            <text:p>IPCA</text:p>
          </table:table-cell>
          <table:table-cell office:value-type="float" office:value="0.5">
            <text:p>0,5</text:p>
          </table:table-cell>
          <table:table-cell table:formula="of:=1+[.C206]/100" office:value-type="float" office:value="1.005">
            <text:p>1,005</text:p>
          </table:table-cell>
          <table:table-cell table:formula="of:=(ROUND(PRODUCT([.D195:.D206])-1;4))*100" office:value-type="float" office:value="8.82">
            <text:p>8,82</text:p>
          </table:table-cell>
          <table:table-cell table:number-columns-repeated="11"/>
        </table:table-row>
        <table:table-row table:style-name="ro1">
          <table:table-cell office:value-type="string">
            <text:p>1997-03-01</text:p>
          </table:table-cell>
          <table:table-cell office:value-type="string">
            <text:p>IPCA</text:p>
          </table:table-cell>
          <table:table-cell office:value-type="float" office:value="0.51">
            <text:p>0,51</text:p>
          </table:table-cell>
          <table:table-cell table:formula="of:=1+[.C207]/100" office:value-type="float" office:value="1.0051">
            <text:p>1,0051</text:p>
          </table:table-cell>
          <table:table-cell table:formula="of:=(ROUND(PRODUCT([.D196:.D207])-1;4))*100" office:value-type="float" office:value="8.99">
            <text:p>8,99</text:p>
          </table:table-cell>
          <table:table-cell table:number-columns-repeated="11"/>
        </table:table-row>
        <table:table-row table:style-name="ro1">
          <table:table-cell office:value-type="string">
            <text:p>1997-04-01</text:p>
          </table:table-cell>
          <table:table-cell office:value-type="string">
            <text:p>IPCA</text:p>
          </table:table-cell>
          <table:table-cell office:value-type="float" office:value="0.88">
            <text:p>0,88</text:p>
          </table:table-cell>
          <table:table-cell table:formula="of:=1+[.C208]/100" office:value-type="float" office:value="1.0088">
            <text:p>1,0088</text:p>
          </table:table-cell>
          <table:table-cell table:formula="of:=(ROUND(PRODUCT([.D197:.D208])-1;4))*100" office:value-type="float" office:value="8.58">
            <text:p>8,58</text:p>
          </table:table-cell>
          <table:table-cell table:number-columns-repeated="11"/>
        </table:table-row>
        <table:table-row table:style-name="ro1">
          <table:table-cell office:value-type="string">
            <text:p>1997-05-01</text:p>
          </table:table-cell>
          <table:table-cell office:value-type="string">
            <text:p>IPCA</text:p>
          </table:table-cell>
          <table:table-cell office:value-type="float" office:value="0.41">
            <text:p>0,41</text:p>
          </table:table-cell>
          <table:table-cell table:formula="of:=1+[.C209]/100" office:value-type="float" office:value="1.0041">
            <text:p>1,0041</text:p>
          </table:table-cell>
          <table:table-cell table:formula="of:=(ROUND(PRODUCT([.D198:.D209])-1;4))*100" office:value-type="float" office:value="7.71">
            <text:p>7,71</text:p>
          </table:table-cell>
          <table:table-cell table:number-columns-repeated="11"/>
        </table:table-row>
        <table:table-row table:style-name="ro1">
          <table:table-cell office:value-type="string">
            <text:p>1997-06-01</text:p>
          </table:table-cell>
          <table:table-cell office:value-type="string">
            <text:p>IPCA</text:p>
          </table:table-cell>
          <table:table-cell office:value-type="float" office:value="0.54">
            <text:p>0,54</text:p>
          </table:table-cell>
          <table:table-cell table:formula="of:=1+[.C210]/100" office:value-type="float" office:value="1.0054">
            <text:p>1,0054</text:p>
          </table:table-cell>
          <table:table-cell table:formula="of:=(ROUND(PRODUCT([.D199:.D210])-1;4))*100" office:value-type="float" office:value="7.02">
            <text:p>7,02</text:p>
          </table:table-cell>
          <table:table-cell table:number-columns-repeated="11"/>
        </table:table-row>
        <table:table-row table:style-name="ro1">
          <table:table-cell office:value-type="string">
            <text:p>1997-07-01</text:p>
          </table:table-cell>
          <table:table-cell office:value-type="string">
            <text:p>IPCA</text:p>
          </table:table-cell>
          <table:table-cell office:value-type="float" office:value="0.22">
            <text:p>0,22</text:p>
          </table:table-cell>
          <table:table-cell table:formula="of:=1+[.C211]/100" office:value-type="float" office:value="1.0022">
            <text:p>1,0022</text:p>
          </table:table-cell>
          <table:table-cell table:formula="of:=(ROUND(PRODUCT([.D200:.D211])-1;4))*100" office:value-type="float" office:value="6.08">
            <text:p>6,08</text:p>
          </table:table-cell>
          <table:table-cell table:number-columns-repeated="11"/>
        </table:table-row>
        <table:table-row table:style-name="ro1">
          <table:table-cell office:value-type="string">
            <text:p>1997-08-01</text:p>
          </table:table-cell>
          <table:table-cell office:value-type="string">
            <text:p>IPCA</text:p>
          </table:table-cell>
          <table:table-cell office:value-type="float" office:value="-0.02">
            <text:p>-0,02</text:p>
          </table:table-cell>
          <table:table-cell table:formula="of:=1+[.C212]/100" office:value-type="float" office:value="0.9998">
            <text:p>0,9998</text:p>
          </table:table-cell>
          <table:table-cell table:formula="of:=(ROUND(PRODUCT([.D201:.D212])-1;4))*100" office:value-type="float" office:value="5.59">
            <text:p>5,59</text:p>
          </table:table-cell>
          <table:table-cell table:number-columns-repeated="11"/>
        </table:table-row>
        <table:table-row table:style-name="ro1">
          <table:table-cell office:value-type="string">
            <text:p>1997-09-01</text:p>
          </table:table-cell>
          <table:table-cell office:value-type="string">
            <text:p>IPCA</text:p>
          </table:table-cell>
          <table:table-cell office:value-type="float" office:value="0.06">
            <text:p>0,06</text:p>
          </table:table-cell>
          <table:table-cell table:formula="of:=1+[.C213]/100" office:value-type="float" office:value="1.0006">
            <text:p>1,0006</text:p>
          </table:table-cell>
          <table:table-cell table:formula="of:=(ROUND(PRODUCT([.D202:.D213])-1;4))*100" office:value-type="float" office:value="5.5">
            <text:p>5,5</text:p>
          </table:table-cell>
          <table:table-cell table:number-columns-repeated="11"/>
        </table:table-row>
        <table:table-row table:style-name="ro1">
          <table:table-cell office:value-type="string">
            <text:p>1997-10-01</text:p>
          </table:table-cell>
          <table:table-cell office:value-type="string">
            <text:p>IPCA</text:p>
          </table:table-cell>
          <table:table-cell office:value-type="float" office:value="0.23">
            <text:p>0,23</text:p>
          </table:table-cell>
          <table:table-cell table:formula="of:=1+[.C214]/100" office:value-type="float" office:value="1.0023">
            <text:p>1,0023</text:p>
          </table:table-cell>
          <table:table-cell table:formula="of:=(ROUND(PRODUCT([.D203:.D214])-1;4))*100" office:value-type="float" office:value="5.42">
            <text:p>5,42</text:p>
          </table:table-cell>
          <table:table-cell table:number-columns-repeated="11"/>
        </table:table-row>
        <table:table-row table:style-name="ro1">
          <table:table-cell office:value-type="string">
            <text:p>1997-11-01</text:p>
          </table:table-cell>
          <table:table-cell office:value-type="string">
            <text:p>IPCA</text:p>
          </table:table-cell>
          <table:table-cell office:value-type="float" office:value="0.17">
            <text:p>0,17</text:p>
          </table:table-cell>
          <table:table-cell table:formula="of:=1+[.C215]/100" office:value-type="float" office:value="1.0017">
            <text:p>1,0017</text:p>
          </table:table-cell>
          <table:table-cell table:formula="of:=(ROUND(PRODUCT([.D204:.D215])-1;4))*100" office:value-type="float" office:value="5.27">
            <text:p>5,27</text:p>
          </table:table-cell>
          <table:table-cell table:number-columns-repeated="11"/>
        </table:table-row>
        <table:table-row table:style-name="ro1">
          <table:table-cell office:value-type="string">
            <text:p>1997-12-01</text:p>
          </table:table-cell>
          <table:table-cell office:value-type="string">
            <text:p>IPCA</text:p>
          </table:table-cell>
          <table:table-cell office:value-type="float" office:value="0.43">
            <text:p>0,43</text:p>
          </table:table-cell>
          <table:table-cell table:formula="of:=1+[.C216]/100" office:value-type="float" office:value="1.0043">
            <text:p>1,0043</text:p>
          </table:table-cell>
          <table:table-cell table:formula="of:=(ROUND(PRODUCT([.D205:.D216])-1;4))*100" office:value-type="float" office:value="5.22">
            <text:p>5,22</text:p>
          </table:table-cell>
          <table:table-cell table:number-columns-repeated="11"/>
        </table:table-row>
        <table:table-row table:style-name="ro1">
          <table:table-cell office:value-type="string">
            <text:p>1998-01-01</text:p>
          </table:table-cell>
          <table:table-cell office:value-type="string">
            <text:p>IPCA</text:p>
          </table:table-cell>
          <table:table-cell office:value-type="float" office:value="0.71">
            <text:p>0,71</text:p>
          </table:table-cell>
          <table:table-cell table:formula="of:=1+[.C217]/100" office:value-type="float" office:value="1.0071">
            <text:p>1,0071</text:p>
          </table:table-cell>
          <table:table-cell table:formula="of:=(ROUND(PRODUCT([.D206:.D217])-1;4))*100" office:value-type="float" office:value="4.74">
            <text:p>4,74</text:p>
          </table:table-cell>
          <table:table-cell table:number-columns-repeated="11"/>
        </table:table-row>
        <table:table-row table:style-name="ro1">
          <table:table-cell office:value-type="string">
            <text:p>1998-02-01</text:p>
          </table:table-cell>
          <table:table-cell office:value-type="string">
            <text:p>IPCA</text:p>
          </table:table-cell>
          <table:table-cell office:value-type="float" office:value="0.46">
            <text:p>0,46</text:p>
          </table:table-cell>
          <table:table-cell table:formula="of:=1+[.C218]/100" office:value-type="float" office:value="1.0046">
            <text:p>1,0046</text:p>
          </table:table-cell>
          <table:table-cell table:formula="of:=(ROUND(PRODUCT([.D207:.D218])-1;4))*100" office:value-type="float" office:value="4.69">
            <text:p>4,69</text:p>
          </table:table-cell>
          <table:table-cell table:number-columns-repeated="11"/>
        </table:table-row>
        <table:table-row table:style-name="ro1">
          <table:table-cell office:value-type="string">
            <text:p>1998-03-01</text:p>
          </table:table-cell>
          <table:table-cell office:value-type="string">
            <text:p>IPCA</text:p>
          </table:table-cell>
          <table:table-cell office:value-type="float" office:value="0.34">
            <text:p>0,34</text:p>
          </table:table-cell>
          <table:table-cell table:formula="of:=1+[.C219]/100" office:value-type="float" office:value="1.0034">
            <text:p>1,0034</text:p>
          </table:table-cell>
          <table:table-cell table:formula="of:=(ROUND(PRODUCT([.D208:.D219])-1;4))*100" office:value-type="float" office:value="4.52">
            <text:p>4,52</text:p>
          </table:table-cell>
          <table:table-cell table:number-columns-repeated="11"/>
        </table:table-row>
        <table:table-row table:style-name="ro1">
          <table:table-cell office:value-type="string">
            <text:p>1998-04-01</text:p>
          </table:table-cell>
          <table:table-cell office:value-type="string">
            <text:p>IPCA</text:p>
          </table:table-cell>
          <table:table-cell office:value-type="float" office:value="0.24">
            <text:p>0,24</text:p>
          </table:table-cell>
          <table:table-cell table:formula="of:=1+[.C220]/100" office:value-type="float" office:value="1.0024">
            <text:p>1,0024</text:p>
          </table:table-cell>
          <table:table-cell table:formula="of:=(ROUND(PRODUCT([.D209:.D220])-1;4))*100" office:value-type="float" office:value="3.85">
            <text:p>3,85</text:p>
          </table:table-cell>
          <table:table-cell table:number-columns-repeated="11"/>
        </table:table-row>
        <table:table-row table:style-name="ro1">
          <table:table-cell office:value-type="string">
            <text:p>1998-05-01</text:p>
          </table:table-cell>
          <table:table-cell office:value-type="string">
            <text:p>IPCA</text:p>
          </table:table-cell>
          <table:table-cell office:value-type="float" office:value="0.5">
            <text:p>0,5</text:p>
          </table:table-cell>
          <table:table-cell table:formula="of:=1+[.C221]/100" office:value-type="float" office:value="1.005">
            <text:p>1,005</text:p>
          </table:table-cell>
          <table:table-cell table:formula="of:=(ROUND(PRODUCT([.D210:.D221])-1;4))*100" office:value-type="float" office:value="3.95">
            <text:p>3,95</text:p>
          </table:table-cell>
          <table:table-cell table:number-columns-repeated="11"/>
        </table:table-row>
        <table:table-row table:style-name="ro1">
          <table:table-cell office:value-type="string">
            <text:p>1998-06-01</text:p>
          </table:table-cell>
          <table:table-cell office:value-type="string">
            <text:p>IPCA</text:p>
          </table:table-cell>
          <table:table-cell office:value-type="float" office:value="0.02">
            <text:p>0,02</text:p>
          </table:table-cell>
          <table:table-cell table:formula="of:=1+[.C222]/100" office:value-type="float" office:value="1.0002">
            <text:p>1,0002</text:p>
          </table:table-cell>
          <table:table-cell table:formula="of:=(ROUND(PRODUCT([.D211:.D222])-1;4))*100" office:value-type="float" office:value="3.41">
            <text:p>3,41</text:p>
          </table:table-cell>
          <table:table-cell table:number-columns-repeated="11"/>
        </table:table-row>
        <table:table-row table:style-name="ro1">
          <table:table-cell office:value-type="string">
            <text:p>1998-07-01</text:p>
          </table:table-cell>
          <table:table-cell office:value-type="string">
            <text:p>IPCA</text:p>
          </table:table-cell>
          <table:table-cell office:value-type="float" office:value="-0.12">
            <text:p>-0,12</text:p>
          </table:table-cell>
          <table:table-cell table:formula="of:=1+[.C223]/100" office:value-type="float" office:value="0.9988">
            <text:p>0,9988</text:p>
          </table:table-cell>
          <table:table-cell table:formula="of:=(ROUND(PRODUCT([.D212:.D223])-1;4))*100" office:value-type="float" office:value="3.06">
            <text:p>3,06</text:p>
          </table:table-cell>
          <table:table-cell table:number-columns-repeated="11"/>
        </table:table-row>
        <table:table-row table:style-name="ro1">
          <table:table-cell office:value-type="string">
            <text:p>1998-08-01</text:p>
          </table:table-cell>
          <table:table-cell office:value-type="string">
            <text:p>IPCA</text:p>
          </table:table-cell>
          <table:table-cell office:value-type="float" office:value="-0.51">
            <text:p>-0,51</text:p>
          </table:table-cell>
          <table:table-cell table:formula="of:=1+[.C224]/100" office:value-type="float" office:value="0.9949">
            <text:p>0,9949</text:p>
          </table:table-cell>
          <table:table-cell table:formula="of:=(ROUND(PRODUCT([.D213:.D224])-1;4))*100" office:value-type="float" office:value="2.55">
            <text:p>2,55</text:p>
          </table:table-cell>
          <table:table-cell table:number-columns-repeated="11"/>
        </table:table-row>
        <table:table-row table:style-name="ro1">
          <table:table-cell office:value-type="string">
            <text:p>1998-09-01</text:p>
          </table:table-cell>
          <table:table-cell office:value-type="string">
            <text:p>IPCA</text:p>
          </table:table-cell>
          <table:table-cell office:value-type="float" office:value="-0.22">
            <text:p>-0,22</text:p>
          </table:table-cell>
          <table:table-cell table:formula="of:=1+[.C225]/100" office:value-type="float" office:value="0.9978">
            <text:p>0,9978</text:p>
          </table:table-cell>
          <table:table-cell table:formula="of:=(ROUND(PRODUCT([.D214:.D225])-1;4))*100" office:value-type="float" office:value="2.27">
            <text:p>2,27</text:p>
          </table:table-cell>
          <table:table-cell table:number-columns-repeated="11"/>
        </table:table-row>
        <table:table-row table:style-name="ro1">
          <table:table-cell office:value-type="string">
            <text:p>1998-10-01</text:p>
          </table:table-cell>
          <table:table-cell office:value-type="string">
            <text:p>IPCA</text:p>
          </table:table-cell>
          <table:table-cell office:value-type="float" office:value="0.02">
            <text:p>0,02</text:p>
          </table:table-cell>
          <table:table-cell table:formula="of:=1+[.C226]/100" office:value-type="float" office:value="1.0002">
            <text:p>1,0002</text:p>
          </table:table-cell>
          <table:table-cell table:formula="of:=(ROUND(PRODUCT([.D215:.D226])-1;4))*100" office:value-type="float" office:value="2.05">
            <text:p>2,05</text:p>
          </table:table-cell>
          <table:table-cell table:number-columns-repeated="11"/>
        </table:table-row>
        <table:table-row table:style-name="ro1">
          <table:table-cell office:value-type="string">
            <text:p>1998-11-01</text:p>
          </table:table-cell>
          <table:table-cell office:value-type="string">
            <text:p>IPCA</text:p>
          </table:table-cell>
          <table:table-cell office:value-type="float" office:value="-0.12">
            <text:p>-0,12</text:p>
          </table:table-cell>
          <table:table-cell table:formula="of:=1+[.C227]/100" office:value-type="float" office:value="0.9988">
            <text:p>0,9988</text:p>
          </table:table-cell>
          <table:table-cell table:formula="of:=(ROUND(PRODUCT([.D216:.D227])-1;4))*100" office:value-type="float" office:value="1.76">
            <text:p>1,76</text:p>
          </table:table-cell>
          <table:table-cell table:number-columns-repeated="11"/>
        </table:table-row>
        <table:table-row table:style-name="ro1">
          <table:table-cell office:value-type="string">
            <text:p>1998-12-01</text:p>
          </table:table-cell>
          <table:table-cell office:value-type="string">
            <text:p>IPCA</text:p>
          </table:table-cell>
          <table:table-cell office:value-type="float" office:value="0.33">
            <text:p>0,33</text:p>
          </table:table-cell>
          <table:table-cell table:formula="of:=1+[.C228]/100" office:value-type="float" office:value="1.0033">
            <text:p>1,0033</text:p>
          </table:table-cell>
          <table:table-cell table:formula="of:=(ROUND(PRODUCT([.D217:.D228])-1;4))*100" office:value-type="float" office:value="1.66">
            <text:p>1,66</text:p>
          </table:table-cell>
          <table:table-cell table:number-columns-repeated="11"/>
        </table:table-row>
        <table:table-row table:style-name="ro1">
          <table:table-cell office:value-type="string">
            <text:p>1999-01-01</text:p>
          </table:table-cell>
          <table:table-cell office:value-type="string">
            <text:p>IPCA</text:p>
          </table:table-cell>
          <table:table-cell office:value-type="float" office:value="0.7">
            <text:p>0,7</text:p>
          </table:table-cell>
          <table:table-cell table:formula="of:=1+[.C229]/100" office:value-type="float" office:value="1.007">
            <text:p>1,007</text:p>
          </table:table-cell>
          <table:table-cell table:formula="of:=(ROUND(PRODUCT([.D218:.D229])-1;4))*100" office:value-type="float" office:value="1.65">
            <text:p>1,65</text:p>
          </table:table-cell>
          <table:table-cell table:number-columns-repeated="11"/>
        </table:table-row>
        <table:table-row table:style-name="ro1">
          <table:table-cell office:value-type="string">
            <text:p>1999-02-01</text:p>
          </table:table-cell>
          <table:table-cell office:value-type="string">
            <text:p>IPCA</text:p>
          </table:table-cell>
          <table:table-cell office:value-type="float" office:value="1.05">
            <text:p>1,05</text:p>
          </table:table-cell>
          <table:table-cell table:formula="of:=1+[.C230]/100" office:value-type="float" office:value="1.0105">
            <text:p>1,0105</text:p>
          </table:table-cell>
          <table:table-cell table:formula="of:=(ROUND(PRODUCT([.D219:.D230])-1;4))*100" office:value-type="float" office:value="2.24">
            <text:p>2,24</text:p>
          </table:table-cell>
          <table:table-cell table:number-columns-repeated="11"/>
        </table:table-row>
        <table:table-row table:style-name="ro1">
          <table:table-cell office:value-type="string">
            <text:p>1999-03-01</text:p>
          </table:table-cell>
          <table:table-cell office:value-type="string">
            <text:p>IPCA</text:p>
          </table:table-cell>
          <table:table-cell office:value-type="float" office:value="1.1">
            <text:p>1,1</text:p>
          </table:table-cell>
          <table:table-cell table:formula="of:=1+[.C231]/100" office:value-type="float" office:value="1.011">
            <text:p>1,011</text:p>
          </table:table-cell>
          <table:table-cell table:formula="of:=(ROUND(PRODUCT([.D220:.D231])-1;4))*100" office:value-type="float" office:value="3.02">
            <text:p>3,02</text:p>
          </table:table-cell>
          <table:table-cell table:number-columns-repeated="11"/>
        </table:table-row>
        <table:table-row table:style-name="ro1">
          <table:table-cell office:value-type="string">
            <text:p>1999-04-01</text:p>
          </table:table-cell>
          <table:table-cell office:value-type="string">
            <text:p>IPCA</text:p>
          </table:table-cell>
          <table:table-cell office:value-type="float" office:value="0.56">
            <text:p>0,56</text:p>
          </table:table-cell>
          <table:table-cell table:formula="of:=1+[.C232]/100" office:value-type="float" office:value="1.0056">
            <text:p>1,0056</text:p>
          </table:table-cell>
          <table:table-cell table:formula="of:=(ROUND(PRODUCT([.D221:.D232])-1;4))*100" office:value-type="float" office:value="3.35">
            <text:p>3,35</text:p>
          </table:table-cell>
          <table:table-cell table:number-columns-repeated="11"/>
        </table:table-row>
        <table:table-row table:style-name="ro1">
          <table:table-cell office:value-type="string">
            <text:p>1999-05-01</text:p>
          </table:table-cell>
          <table:table-cell office:value-type="string">
            <text:p>IPCA</text:p>
          </table:table-cell>
          <table:table-cell office:value-type="float" office:value="0.3">
            <text:p>0,3</text:p>
          </table:table-cell>
          <table:table-cell table:formula="of:=1+[.C233]/100" office:value-type="float" office:value="1.003">
            <text:p>1,003</text:p>
          </table:table-cell>
          <table:table-cell table:formula="of:=(ROUND(PRODUCT([.D222:.D233])-1;4))*100" office:value-type="float" office:value="3.14">
            <text:p>3,14</text:p>
          </table:table-cell>
          <table:table-cell table:number-columns-repeated="11"/>
        </table:table-row>
        <table:table-row table:style-name="ro1">
          <table:table-cell office:value-type="string">
            <text:p>1999-06-01</text:p>
          </table:table-cell>
          <table:table-cell office:value-type="string">
            <text:p>IPCA</text:p>
          </table:table-cell>
          <table:table-cell office:value-type="float" office:value="0.19">
            <text:p>0,19</text:p>
          </table:table-cell>
          <table:table-cell table:formula="of:=1+[.C234]/100" office:value-type="float" office:value="1.0019">
            <text:p>1,0019</text:p>
          </table:table-cell>
          <table:table-cell table:formula="of:=(ROUND(PRODUCT([.D223:.D234])-1;4))*100" office:value-type="float" office:value="3.32">
            <text:p>3,32</text:p>
          </table:table-cell>
          <table:table-cell table:number-columns-repeated="11"/>
        </table:table-row>
        <table:table-row table:style-name="ro1">
          <table:table-cell office:value-type="string">
            <text:p>1999-07-01</text:p>
          </table:table-cell>
          <table:table-cell office:value-type="string">
            <text:p>IPCA</text:p>
          </table:table-cell>
          <table:table-cell office:value-type="float" office:value="1.09">
            <text:p>1,09</text:p>
          </table:table-cell>
          <table:table-cell table:formula="of:=1+[.C235]/100" office:value-type="float" office:value="1.0109">
            <text:p>1,0109</text:p>
          </table:table-cell>
          <table:table-cell table:formula="of:=(ROUND(PRODUCT([.D224:.D235])-1;4))*100" office:value-type="float" office:value="4.57">
            <text:p>4,57</text:p>
          </table:table-cell>
          <table:table-cell table:number-columns-repeated="11"/>
        </table:table-row>
        <table:table-row table:style-name="ro1">
          <table:table-cell office:value-type="string">
            <text:p>1999-08-01</text:p>
          </table:table-cell>
          <table:table-cell office:value-type="string">
            <text:p>IPCA</text:p>
          </table:table-cell>
          <table:table-cell office:value-type="float" office:value="0.56">
            <text:p>0,56</text:p>
          </table:table-cell>
          <table:table-cell table:formula="of:=1+[.C236]/100" office:value-type="float" office:value="1.0056">
            <text:p>1,0056</text:p>
          </table:table-cell>
          <table:table-cell table:formula="of:=(ROUND(PRODUCT([.D225:.D236])-1;4))*100" office:value-type="float" office:value="5.69">
            <text:p>5,69</text:p>
          </table:table-cell>
          <table:table-cell table:number-columns-repeated="11"/>
        </table:table-row>
        <table:table-row table:style-name="ro1">
          <table:table-cell office:value-type="string">
            <text:p>1999-09-01</text:p>
          </table:table-cell>
          <table:table-cell office:value-type="string">
            <text:p>IPCA</text:p>
          </table:table-cell>
          <table:table-cell office:value-type="float" office:value="0.31">
            <text:p>0,31</text:p>
          </table:table-cell>
          <table:table-cell table:formula="of:=1+[.C237]/100" office:value-type="float" office:value="1.0031">
            <text:p>1,0031</text:p>
          </table:table-cell>
          <table:table-cell table:formula="of:=(ROUND(PRODUCT([.D226:.D237])-1;4))*100" office:value-type="float" office:value="6.25">
            <text:p>6,25</text:p>
          </table:table-cell>
          <table:table-cell table:number-columns-repeated="11"/>
        </table:table-row>
        <table:table-row table:style-name="ro1">
          <table:table-cell office:value-type="string">
            <text:p>1999-10-01</text:p>
          </table:table-cell>
          <table:table-cell office:value-type="string">
            <text:p>IPCA</text:p>
          </table:table-cell>
          <table:table-cell office:value-type="float" office:value="1.19">
            <text:p>1,19</text:p>
          </table:table-cell>
          <table:table-cell table:formula="of:=1+[.C238]/100" office:value-type="float" office:value="1.0119">
            <text:p>1,0119</text:p>
          </table:table-cell>
          <table:table-cell table:formula="of:=(ROUND(PRODUCT([.D227:.D238])-1;4))*100" office:value-type="float" office:value="7.5">
            <text:p>7,5</text:p>
          </table:table-cell>
          <table:table-cell table:number-columns-repeated="11"/>
        </table:table-row>
        <table:table-row table:style-name="ro1">
          <table:table-cell office:value-type="string">
            <text:p>1999-11-01</text:p>
          </table:table-cell>
          <table:table-cell office:value-type="string">
            <text:p>IPCA</text:p>
          </table:table-cell>
          <table:table-cell office:value-type="float" office:value="0.95">
            <text:p>0,95</text:p>
          </table:table-cell>
          <table:table-cell table:formula="of:=1+[.C239]/100" office:value-type="float" office:value="1.0095">
            <text:p>1,0095</text:p>
          </table:table-cell>
          <table:table-cell table:formula="of:=(ROUND(PRODUCT([.D228:.D239])-1;4))*100" office:value-type="float" office:value="8.65">
            <text:p>8,65</text:p>
          </table:table-cell>
          <table:table-cell table:number-columns-repeated="11"/>
        </table:table-row>
        <table:table-row table:style-name="ro1">
          <table:table-cell office:value-type="string">
            <text:p>1999-12-01</text:p>
          </table:table-cell>
          <table:table-cell office:value-type="string">
            <text:p>IPCA</text:p>
          </table:table-cell>
          <table:table-cell office:value-type="float" office:value="0.6">
            <text:p>0,6</text:p>
          </table:table-cell>
          <table:table-cell table:formula="of:=1+[.C240]/100" office:value-type="float" office:value="1.006">
            <text:p>1,006</text:p>
          </table:table-cell>
          <table:table-cell table:formula="of:=(ROUND(PRODUCT([.D229:.D240])-1;4))*100" office:value-type="float" office:value="8.94">
            <text:p>8,94</text:p>
          </table:table-cell>
          <table:table-cell table:number-columns-repeated="11"/>
        </table:table-row>
        <table:table-row table:style-name="ro1">
          <table:table-cell office:value-type="string">
            <text:p>2000-01-01</text:p>
          </table:table-cell>
          <table:table-cell office:value-type="string">
            <text:p>IPCA</text:p>
          </table:table-cell>
          <table:table-cell office:value-type="float" office:value="0.62">
            <text:p>0,62</text:p>
          </table:table-cell>
          <table:table-cell table:formula="of:=1+[.C241]/100" office:value-type="float" office:value="1.0062">
            <text:p>1,0062</text:p>
          </table:table-cell>
          <table:table-cell table:formula="of:=(ROUND(PRODUCT([.D230:.D241])-1;4))*100" office:value-type="float" office:value="8.85">
            <text:p>8,85</text:p>
          </table:table-cell>
          <table:table-cell table:number-columns-repeated="11"/>
        </table:table-row>
        <table:table-row table:style-name="ro1">
          <table:table-cell office:value-type="string">
            <text:p>2000-02-01</text:p>
          </table:table-cell>
          <table:table-cell office:value-type="string">
            <text:p>IPCA</text:p>
          </table:table-cell>
          <table:table-cell office:value-type="float" office:value="0.13">
            <text:p>0,13</text:p>
          </table:table-cell>
          <table:table-cell table:formula="of:=1+[.C242]/100" office:value-type="float" office:value="1.0013">
            <text:p>1,0013</text:p>
          </table:table-cell>
          <table:table-cell table:formula="of:=(ROUND(PRODUCT([.D231:.D242])-1;4))*100" office:value-type="float" office:value="7.86">
            <text:p>7,86</text:p>
          </table:table-cell>
          <table:table-cell table:number-columns-repeated="11"/>
        </table:table-row>
        <table:table-row table:style-name="ro1">
          <table:table-cell office:value-type="string">
            <text:p>2000-03-01</text:p>
          </table:table-cell>
          <table:table-cell office:value-type="string">
            <text:p>IPCA</text:p>
          </table:table-cell>
          <table:table-cell office:value-type="float" office:value="0.22">
            <text:p>0,22</text:p>
          </table:table-cell>
          <table:table-cell table:formula="of:=1+[.C243]/100" office:value-type="float" office:value="1.0022">
            <text:p>1,0022</text:p>
          </table:table-cell>
          <table:table-cell table:formula="of:=(ROUND(PRODUCT([.D232:.D243])-1;4))*100" office:value-type="float" office:value="6.92">
            <text:p>6,92</text:p>
          </table:table-cell>
          <table:table-cell table:number-columns-repeated="11"/>
        </table:table-row>
        <table:table-row table:style-name="ro1">
          <table:table-cell office:value-type="string">
            <text:p>2000-04-01</text:p>
          </table:table-cell>
          <table:table-cell office:value-type="string">
            <text:p>IPCA</text:p>
          </table:table-cell>
          <table:table-cell office:value-type="float" office:value="0.42">
            <text:p>0,42</text:p>
          </table:table-cell>
          <table:table-cell table:formula="of:=1+[.C244]/100" office:value-type="float" office:value="1.0042">
            <text:p>1,0042</text:p>
          </table:table-cell>
          <table:table-cell table:formula="of:=(ROUND(PRODUCT([.D233:.D244])-1;4))*100" office:value-type="float" office:value="6.77">
            <text:p>6,77</text:p>
          </table:table-cell>
          <table:table-cell table:number-columns-repeated="11"/>
        </table:table-row>
        <table:table-row table:style-name="ro1">
          <table:table-cell office:value-type="string">
            <text:p>2000-05-01</text:p>
          </table:table-cell>
          <table:table-cell office:value-type="string">
            <text:p>IPCA</text:p>
          </table:table-cell>
          <table:table-cell office:value-type="float" office:value="0.01">
            <text:p>0,01</text:p>
          </table:table-cell>
          <table:table-cell table:formula="of:=1+[.C245]/100" office:value-type="float" office:value="1.0001">
            <text:p>1,0001</text:p>
          </table:table-cell>
          <table:table-cell table:formula="of:=(ROUND(PRODUCT([.D234:.D245])-1;4))*100" office:value-type="float" office:value="6.47">
            <text:p>6,47</text:p>
          </table:table-cell>
          <table:table-cell table:number-columns-repeated="11"/>
        </table:table-row>
        <table:table-row table:style-name="ro1">
          <table:table-cell office:value-type="string">
            <text:p>2000-06-01</text:p>
          </table:table-cell>
          <table:table-cell office:value-type="string">
            <text:p>IPCA</text:p>
          </table:table-cell>
          <table:table-cell office:value-type="float" office:value="0.23">
            <text:p>0,23</text:p>
          </table:table-cell>
          <table:table-cell table:formula="of:=1+[.C246]/100" office:value-type="float" office:value="1.0023">
            <text:p>1,0023</text:p>
          </table:table-cell>
          <table:table-cell table:formula="of:=(ROUND(PRODUCT([.D235:.D246])-1;4))*100" office:value-type="float" office:value="6.51">
            <text:p>6,51</text:p>
          </table:table-cell>
          <table:table-cell table:number-columns-repeated="11"/>
        </table:table-row>
        <table:table-row table:style-name="ro1">
          <table:table-cell office:value-type="string">
            <text:p>2000-07-01</text:p>
          </table:table-cell>
          <table:table-cell office:value-type="string">
            <text:p>IPCA</text:p>
          </table:table-cell>
          <table:table-cell office:value-type="float" office:value="1.61">
            <text:p>1,61</text:p>
          </table:table-cell>
          <table:table-cell table:formula="of:=1+[.C247]/100" office:value-type="float" office:value="1.0161">
            <text:p>1,0161</text:p>
          </table:table-cell>
          <table:table-cell table:formula="of:=(ROUND(PRODUCT([.D236:.D247])-1;4))*100" office:value-type="float" office:value="7.06">
            <text:p>7,06</text:p>
          </table:table-cell>
          <table:table-cell table:number-columns-repeated="11"/>
        </table:table-row>
        <table:table-row table:style-name="ro1">
          <table:table-cell office:value-type="string">
            <text:p>2000-08-01</text:p>
          </table:table-cell>
          <table:table-cell office:value-type="string">
            <text:p>IPCA</text:p>
          </table:table-cell>
          <table:table-cell office:value-type="float" office:value="1.31">
            <text:p>1,31</text:p>
          </table:table-cell>
          <table:table-cell table:formula="of:=1+[.C248]/100" office:value-type="float" office:value="1.0131">
            <text:p>1,0131</text:p>
          </table:table-cell>
          <table:table-cell table:formula="of:=(ROUND(PRODUCT([.D237:.D248])-1;4))*100" office:value-type="float" office:value="7.85">
            <text:p>7,85</text:p>
          </table:table-cell>
          <table:table-cell table:number-columns-repeated="11"/>
        </table:table-row>
        <table:table-row table:style-name="ro1">
          <table:table-cell office:value-type="string">
            <text:p>2000-09-01</text:p>
          </table:table-cell>
          <table:table-cell office:value-type="string">
            <text:p>IPCA</text:p>
          </table:table-cell>
          <table:table-cell office:value-type="float" office:value="0.23">
            <text:p>0,23</text:p>
          </table:table-cell>
          <table:table-cell table:formula="of:=1+[.C249]/100" office:value-type="float" office:value="1.0023">
            <text:p>1,0023</text:p>
          </table:table-cell>
          <table:table-cell table:formula="of:=(ROUND(PRODUCT([.D238:.D249])-1;4))*100" office:value-type="float" office:value="7.77">
            <text:p>7,77</text:p>
          </table:table-cell>
          <table:table-cell table:number-columns-repeated="11"/>
        </table:table-row>
        <table:table-row table:style-name="ro1">
          <table:table-cell office:value-type="string">
            <text:p>2000-10-01</text:p>
          </table:table-cell>
          <table:table-cell office:value-type="string">
            <text:p>IPCA</text:p>
          </table:table-cell>
          <table:table-cell office:value-type="float" office:value="0.14">
            <text:p>0,14</text:p>
          </table:table-cell>
          <table:table-cell table:formula="of:=1+[.C250]/100" office:value-type="float" office:value="1.0014">
            <text:p>1,0014</text:p>
          </table:table-cell>
          <table:table-cell table:formula="of:=(ROUND(PRODUCT([.D239:.D250])-1;4))*100" office:value-type="float" office:value="6.65">
            <text:p>6,65</text:p>
          </table:table-cell>
          <table:table-cell table:number-columns-repeated="11"/>
        </table:table-row>
        <table:table-row table:style-name="ro1">
          <table:table-cell office:value-type="string">
            <text:p>2000-11-01</text:p>
          </table:table-cell>
          <table:table-cell office:value-type="string">
            <text:p>IPCA</text:p>
          </table:table-cell>
          <table:table-cell office:value-type="float" office:value="0.32">
            <text:p>0,32</text:p>
          </table:table-cell>
          <table:table-cell table:formula="of:=1+[.C251]/100" office:value-type="float" office:value="1.0032">
            <text:p>1,0032</text:p>
          </table:table-cell>
          <table:table-cell table:formula="of:=(ROUND(PRODUCT([.D240:.D251])-1;4))*100" office:value-type="float" office:value="5.98">
            <text:p>5,98</text:p>
          </table:table-cell>
          <table:table-cell table:number-columns-repeated="11"/>
        </table:table-row>
        <table:table-row table:style-name="ro1">
          <table:table-cell office:value-type="string">
            <text:p>2000-12-01</text:p>
          </table:table-cell>
          <table:table-cell office:value-type="string">
            <text:p>IPCA</text:p>
          </table:table-cell>
          <table:table-cell office:value-type="float" office:value="0.59">
            <text:p>0,59</text:p>
          </table:table-cell>
          <table:table-cell table:formula="of:=1+[.C252]/100" office:value-type="float" office:value="1.0059">
            <text:p>1,0059</text:p>
          </table:table-cell>
          <table:table-cell table:formula="of:=(ROUND(PRODUCT([.D241:.D252])-1;4))*100" office:value-type="float" office:value="5.97">
            <text:p>5,97</text:p>
          </table:table-cell>
          <table:table-cell table:number-columns-repeated="11"/>
        </table:table-row>
        <table:table-row table:style-name="ro1">
          <table:table-cell office:value-type="string">
            <text:p>2001-01-01</text:p>
          </table:table-cell>
          <table:table-cell office:value-type="string">
            <text:p>IPCA</text:p>
          </table:table-cell>
          <table:table-cell office:value-type="float" office:value="0.57">
            <text:p>0,57</text:p>
          </table:table-cell>
          <table:table-cell table:formula="of:=1+[.C253]/100" office:value-type="float" office:value="1.0057">
            <text:p>1,0057</text:p>
          </table:table-cell>
          <table:table-cell table:formula="of:=(ROUND(PRODUCT([.D242:.D253])-1;4))*100" office:value-type="float" office:value="5.92">
            <text:p>5,92</text:p>
          </table:table-cell>
          <table:table-cell table:number-columns-repeated="11"/>
        </table:table-row>
        <table:table-row table:style-name="ro1">
          <table:table-cell office:value-type="string">
            <text:p>2001-02-01</text:p>
          </table:table-cell>
          <table:table-cell office:value-type="string">
            <text:p>IPCA</text:p>
          </table:table-cell>
          <table:table-cell office:value-type="float" office:value="0.46">
            <text:p>0,46</text:p>
          </table:table-cell>
          <table:table-cell table:formula="of:=1+[.C254]/100" office:value-type="float" office:value="1.0046">
            <text:p>1,0046</text:p>
          </table:table-cell>
          <table:table-cell table:formula="of:=(ROUND(PRODUCT([.D243:.D254])-1;4))*100" office:value-type="float" office:value="6.27">
            <text:p>6,27</text:p>
          </table:table-cell>
          <table:table-cell table:number-columns-repeated="11"/>
        </table:table-row>
        <table:table-row table:style-name="ro1">
          <table:table-cell office:value-type="string">
            <text:p>2001-03-01</text:p>
          </table:table-cell>
          <table:table-cell office:value-type="string">
            <text:p>IPCA</text:p>
          </table:table-cell>
          <table:table-cell office:value-type="float" office:value="0.38">
            <text:p>0,38</text:p>
          </table:table-cell>
          <table:table-cell table:formula="of:=1+[.C255]/100" office:value-type="float" office:value="1.0038">
            <text:p>1,0038</text:p>
          </table:table-cell>
          <table:table-cell table:formula="of:=(ROUND(PRODUCT([.D244:.D255])-1;4))*100" office:value-type="float" office:value="6.44">
            <text:p>6,44</text:p>
          </table:table-cell>
          <table:table-cell table:number-columns-repeated="11"/>
        </table:table-row>
        <table:table-row table:style-name="ro1">
          <table:table-cell office:value-type="string">
            <text:p>2001-04-01</text:p>
          </table:table-cell>
          <table:table-cell office:value-type="string">
            <text:p>IPCA</text:p>
          </table:table-cell>
          <table:table-cell office:value-type="float" office:value="0.58">
            <text:p>0,58</text:p>
          </table:table-cell>
          <table:table-cell table:formula="of:=1+[.C256]/100" office:value-type="float" office:value="1.0058">
            <text:p>1,0058</text:p>
          </table:table-cell>
          <table:table-cell table:formula="of:=(ROUND(PRODUCT([.D245:.D256])-1;4))*100" office:value-type="float" office:value="6.61">
            <text:p>6,61</text:p>
          </table:table-cell>
          <table:table-cell table:number-columns-repeated="11"/>
        </table:table-row>
        <table:table-row table:style-name="ro1">
          <table:table-cell office:value-type="string">
            <text:p>2001-05-01</text:p>
          </table:table-cell>
          <table:table-cell office:value-type="string">
            <text:p>IPCA</text:p>
          </table:table-cell>
          <table:table-cell office:value-type="float" office:value="0.41">
            <text:p>0,41</text:p>
          </table:table-cell>
          <table:table-cell table:formula="of:=1+[.C257]/100" office:value-type="float" office:value="1.0041">
            <text:p>1,0041</text:p>
          </table:table-cell>
          <table:table-cell table:formula="of:=(ROUND(PRODUCT([.D246:.D257])-1;4))*100" office:value-type="float" office:value="7.04">
            <text:p>7,04</text:p>
          </table:table-cell>
          <table:table-cell table:number-columns-repeated="11"/>
        </table:table-row>
        <table:table-row table:style-name="ro1">
          <table:table-cell office:value-type="string">
            <text:p>2001-06-01</text:p>
          </table:table-cell>
          <table:table-cell office:value-type="string">
            <text:p>IPCA</text:p>
          </table:table-cell>
          <table:table-cell office:value-type="float" office:value="0.52">
            <text:p>0,52</text:p>
          </table:table-cell>
          <table:table-cell table:formula="of:=1+[.C258]/100" office:value-type="float" office:value="1.0052">
            <text:p>1,0052</text:p>
          </table:table-cell>
          <table:table-cell table:formula="of:=(ROUND(PRODUCT([.D247:.D258])-1;4))*100" office:value-type="float" office:value="7.35">
            <text:p>7,35</text:p>
          </table:table-cell>
          <table:table-cell table:number-columns-repeated="11"/>
        </table:table-row>
        <table:table-row table:style-name="ro1">
          <table:table-cell office:value-type="string">
            <text:p>2001-07-01</text:p>
          </table:table-cell>
          <table:table-cell office:value-type="string">
            <text:p>IPCA</text:p>
          </table:table-cell>
          <table:table-cell office:value-type="float" office:value="1.33">
            <text:p>1,33</text:p>
          </table:table-cell>
          <table:table-cell table:formula="of:=1+[.C259]/100" office:value-type="float" office:value="1.0133">
            <text:p>1,0133</text:p>
          </table:table-cell>
          <table:table-cell table:formula="of:=(ROUND(PRODUCT([.D248:.D259])-1;4))*100" office:value-type="float" office:value="7.05">
            <text:p>7,05</text:p>
          </table:table-cell>
          <table:table-cell table:number-columns-repeated="11"/>
        </table:table-row>
        <table:table-row table:style-name="ro1">
          <table:table-cell office:value-type="string">
            <text:p>2001-08-01</text:p>
          </table:table-cell>
          <table:table-cell office:value-type="string">
            <text:p>IPCA</text:p>
          </table:table-cell>
          <table:table-cell office:value-type="float" office:value="0.7">
            <text:p>0,7</text:p>
          </table:table-cell>
          <table:table-cell table:formula="of:=1+[.C260]/100" office:value-type="float" office:value="1.007">
            <text:p>1,007</text:p>
          </table:table-cell>
          <table:table-cell table:formula="of:=(ROUND(PRODUCT([.D249:.D260])-1;4))*100" office:value-type="float" office:value="6.41">
            <text:p>6,41</text:p>
          </table:table-cell>
          <table:table-cell table:number-columns-repeated="11"/>
        </table:table-row>
        <table:table-row table:style-name="ro1">
          <table:table-cell office:value-type="string">
            <text:p>2001-09-01</text:p>
          </table:table-cell>
          <table:table-cell office:value-type="string">
            <text:p>IPCA</text:p>
          </table:table-cell>
          <table:table-cell office:value-type="float" office:value="0.28">
            <text:p>0,28</text:p>
          </table:table-cell>
          <table:table-cell table:formula="of:=1+[.C261]/100" office:value-type="float" office:value="1.0028">
            <text:p>1,0028</text:p>
          </table:table-cell>
          <table:table-cell table:formula="of:=(ROUND(PRODUCT([.D250:.D261])-1;4))*100" office:value-type="float" office:value="6.46">
            <text:p>6,46</text:p>
          </table:table-cell>
          <table:table-cell table:number-columns-repeated="11"/>
        </table:table-row>
        <table:table-row table:style-name="ro1">
          <table:table-cell office:value-type="string">
            <text:p>2001-10-01</text:p>
          </table:table-cell>
          <table:table-cell office:value-type="string">
            <text:p>IPCA</text:p>
          </table:table-cell>
          <table:table-cell office:value-type="float" office:value="0.83">
            <text:p>0,83</text:p>
          </table:table-cell>
          <table:table-cell table:formula="of:=1+[.C262]/100" office:value-type="float" office:value="1.0083">
            <text:p>1,0083</text:p>
          </table:table-cell>
          <table:table-cell table:formula="of:=(ROUND(PRODUCT([.D251:.D262])-1;4))*100" office:value-type="float" office:value="7.19">
            <text:p>7,19</text:p>
          </table:table-cell>
          <table:table-cell table:number-columns-repeated="11"/>
        </table:table-row>
        <table:table-row table:style-name="ro1">
          <table:table-cell office:value-type="string">
            <text:p>2001-11-01</text:p>
          </table:table-cell>
          <table:table-cell office:value-type="string">
            <text:p>IPCA</text:p>
          </table:table-cell>
          <table:table-cell office:value-type="float" office:value="0.71">
            <text:p>0,71</text:p>
          </table:table-cell>
          <table:table-cell table:formula="of:=1+[.C263]/100" office:value-type="float" office:value="1.0071">
            <text:p>1,0071</text:p>
          </table:table-cell>
          <table:table-cell table:formula="of:=(ROUND(PRODUCT([.D252:.D263])-1;4))*100" office:value-type="float" office:value="7.61">
            <text:p>7,61</text:p>
          </table:table-cell>
          <table:table-cell table:number-columns-repeated="11"/>
        </table:table-row>
        <table:table-row table:style-name="ro1">
          <table:table-cell office:value-type="string">
            <text:p>2001-12-01</text:p>
          </table:table-cell>
          <table:table-cell office:value-type="string">
            <text:p>IPCA</text:p>
          </table:table-cell>
          <table:table-cell office:value-type="float" office:value="0.65">
            <text:p>0,65</text:p>
          </table:table-cell>
          <table:table-cell table:formula="of:=1+[.C264]/100" office:value-type="float" office:value="1.0065">
            <text:p>1,0065</text:p>
          </table:table-cell>
          <table:table-cell table:formula="of:=(ROUND(PRODUCT([.D253:.D264])-1;4))*100" office:value-type="float" office:value="7.67">
            <text:p>7,67</text:p>
          </table:table-cell>
          <table:table-cell table:number-columns-repeated="11"/>
        </table:table-row>
        <table:table-row table:style-name="ro1">
          <table:table-cell office:value-type="string">
            <text:p>2002-01-01</text:p>
          </table:table-cell>
          <table:table-cell office:value-type="string">
            <text:p>IPCA</text:p>
          </table:table-cell>
          <table:table-cell office:value-type="float" office:value="0.52">
            <text:p>0,52</text:p>
          </table:table-cell>
          <table:table-cell table:formula="of:=1+[.C265]/100" office:value-type="float" office:value="1.0052">
            <text:p>1,0052</text:p>
          </table:table-cell>
          <table:table-cell table:formula="of:=(ROUND(PRODUCT([.D254:.D265])-1;4))*100" office:value-type="float" office:value="7.62">
            <text:p>7,62</text:p>
          </table:table-cell>
          <table:table-cell table:number-columns-repeated="11"/>
        </table:table-row>
        <table:table-row table:style-name="ro1">
          <table:table-cell office:value-type="string">
            <text:p>2002-02-01</text:p>
          </table:table-cell>
          <table:table-cell office:value-type="string">
            <text:p>IPCA</text:p>
          </table:table-cell>
          <table:table-cell office:value-type="float" office:value="0.36">
            <text:p>0,36</text:p>
          </table:table-cell>
          <table:table-cell table:formula="of:=1+[.C266]/100" office:value-type="float" office:value="1.0036">
            <text:p>1,0036</text:p>
          </table:table-cell>
          <table:table-cell table:formula="of:=(ROUND(PRODUCT([.D255:.D266])-1;4))*100" office:value-type="float" office:value="7.51">
            <text:p>7,51</text:p>
          </table:table-cell>
          <table:table-cell table:number-columns-repeated="11"/>
        </table:table-row>
        <table:table-row table:style-name="ro1">
          <table:table-cell office:value-type="string">
            <text:p>2002-03-01</text:p>
          </table:table-cell>
          <table:table-cell office:value-type="string">
            <text:p>IPCA</text:p>
          </table:table-cell>
          <table:table-cell office:value-type="float" office:value="0.6">
            <text:p>0,6</text:p>
          </table:table-cell>
          <table:table-cell table:formula="of:=1+[.C267]/100" office:value-type="float" office:value="1.006">
            <text:p>1,006</text:p>
          </table:table-cell>
          <table:table-cell table:formula="of:=(ROUND(PRODUCT([.D256:.D267])-1;4))*100" office:value-type="float" office:value="7.75">
            <text:p>7,75</text:p>
          </table:table-cell>
          <table:table-cell table:number-columns-repeated="11"/>
        </table:table-row>
        <table:table-row table:style-name="ro1">
          <table:table-cell office:value-type="string">
            <text:p>2002-04-01</text:p>
          </table:table-cell>
          <table:table-cell office:value-type="string">
            <text:p>IPCA</text:p>
          </table:table-cell>
          <table:table-cell office:value-type="float" office:value="0.8">
            <text:p>0,8</text:p>
          </table:table-cell>
          <table:table-cell table:formula="of:=1+[.C268]/100" office:value-type="float" office:value="1.008">
            <text:p>1,008</text:p>
          </table:table-cell>
          <table:table-cell table:formula="of:=(ROUND(PRODUCT([.D257:.D268])-1;4))*100" office:value-type="float" office:value="7.98">
            <text:p>7,98</text:p>
          </table:table-cell>
          <table:table-cell table:number-columns-repeated="11"/>
        </table:table-row>
        <table:table-row table:style-name="ro1">
          <table:table-cell office:value-type="string">
            <text:p>2002-05-01</text:p>
          </table:table-cell>
          <table:table-cell office:value-type="string">
            <text:p>IPCA</text:p>
          </table:table-cell>
          <table:table-cell office:value-type="float" office:value="0.21">
            <text:p>0,21</text:p>
          </table:table-cell>
          <table:table-cell table:formula="of:=1+[.C269]/100" office:value-type="float" office:value="1.0021">
            <text:p>1,0021</text:p>
          </table:table-cell>
          <table:table-cell table:formula="of:=(ROUND(PRODUCT([.D258:.D269])-1;4))*100" office:value-type="float" office:value="7.77">
            <text:p>7,77</text:p>
          </table:table-cell>
          <table:table-cell table:number-columns-repeated="11"/>
        </table:table-row>
        <table:table-row table:style-name="ro1">
          <table:table-cell office:value-type="string">
            <text:p>2002-06-01</text:p>
          </table:table-cell>
          <table:table-cell office:value-type="string">
            <text:p>IPCA</text:p>
          </table:table-cell>
          <table:table-cell office:value-type="float" office:value="0.42">
            <text:p>0,42</text:p>
          </table:table-cell>
          <table:table-cell table:formula="of:=1+[.C270]/100" office:value-type="float" office:value="1.0042">
            <text:p>1,0042</text:p>
          </table:table-cell>
          <table:table-cell table:formula="of:=(ROUND(PRODUCT([.D259:.D270])-1;4))*100" office:value-type="float" office:value="7.66">
            <text:p>7,66</text:p>
          </table:table-cell>
          <table:table-cell table:number-columns-repeated="11"/>
        </table:table-row>
        <table:table-row table:style-name="ro1">
          <table:table-cell office:value-type="string">
            <text:p>2002-07-01</text:p>
          </table:table-cell>
          <table:table-cell office:value-type="string">
            <text:p>IPCA</text:p>
          </table:table-cell>
          <table:table-cell office:value-type="float" office:value="1.19">
            <text:p>1,19</text:p>
          </table:table-cell>
          <table:table-cell table:formula="of:=1+[.C271]/100" office:value-type="float" office:value="1.0119">
            <text:p>1,0119</text:p>
          </table:table-cell>
          <table:table-cell table:formula="of:=(ROUND(PRODUCT([.D260:.D271])-1;4))*100" office:value-type="float" office:value="7.51">
            <text:p>7,51</text:p>
          </table:table-cell>
          <table:table-cell table:number-columns-repeated="11"/>
        </table:table-row>
        <table:table-row table:style-name="ro1">
          <table:table-cell office:value-type="string">
            <text:p>2002-08-01</text:p>
          </table:table-cell>
          <table:table-cell office:value-type="string">
            <text:p>IPCA</text:p>
          </table:table-cell>
          <table:table-cell office:value-type="float" office:value="0.65">
            <text:p>0,65</text:p>
          </table:table-cell>
          <table:table-cell table:formula="of:=1+[.C272]/100" office:value-type="float" office:value="1.0065">
            <text:p>1,0065</text:p>
          </table:table-cell>
          <table:table-cell table:formula="of:=(ROUND(PRODUCT([.D261:.D272])-1;4))*100" office:value-type="float" office:value="7.46">
            <text:p>7,46</text:p>
          </table:table-cell>
          <table:table-cell table:number-columns-repeated="11"/>
        </table:table-row>
        <table:table-row table:style-name="ro1">
          <table:table-cell office:value-type="string">
            <text:p>2002-09-01</text:p>
          </table:table-cell>
          <table:table-cell office:value-type="string">
            <text:p>IPCA</text:p>
          </table:table-cell>
          <table:table-cell office:value-type="float" office:value="0.72">
            <text:p>0,72</text:p>
          </table:table-cell>
          <table:table-cell table:formula="of:=1+[.C273]/100" office:value-type="float" office:value="1.0072">
            <text:p>1,0072</text:p>
          </table:table-cell>
          <table:table-cell table:formula="of:=(ROUND(PRODUCT([.D262:.D273])-1;4))*100" office:value-type="float" office:value="7.93">
            <text:p>7,93</text:p>
          </table:table-cell>
          <table:table-cell table:number-columns-repeated="11"/>
        </table:table-row>
        <table:table-row table:style-name="ro1">
          <table:table-cell office:value-type="string">
            <text:p>2002-10-01</text:p>
          </table:table-cell>
          <table:table-cell office:value-type="string">
            <text:p>IPCA</text:p>
          </table:table-cell>
          <table:table-cell office:value-type="float" office:value="1.31">
            <text:p>1,31</text:p>
          </table:table-cell>
          <table:table-cell table:formula="of:=1+[.C274]/100" office:value-type="float" office:value="1.0131">
            <text:p>1,0131</text:p>
          </table:table-cell>
          <table:table-cell table:formula="of:=(ROUND(PRODUCT([.D263:.D274])-1;4))*100" office:value-type="float" office:value="8.44">
            <text:p>8,44</text:p>
          </table:table-cell>
          <table:table-cell table:number-columns-repeated="11"/>
        </table:table-row>
        <table:table-row table:style-name="ro1">
          <table:table-cell office:value-type="string">
            <text:p>2002-11-01</text:p>
          </table:table-cell>
          <table:table-cell office:value-type="string">
            <text:p>IPCA</text:p>
          </table:table-cell>
          <table:table-cell office:value-type="float" office:value="3.02">
            <text:p>3,02</text:p>
          </table:table-cell>
          <table:table-cell table:formula="of:=1+[.C275]/100" office:value-type="float" office:value="1.0302">
            <text:p>1,0302</text:p>
          </table:table-cell>
          <table:table-cell table:formula="of:=(ROUND(PRODUCT([.D264:.D275])-1;4))*100" office:value-type="float" office:value="10.93">
            <text:p>10,93</text:p>
          </table:table-cell>
          <table:table-cell table:number-columns-repeated="11"/>
        </table:table-row>
        <table:table-row table:style-name="ro1">
          <table:table-cell office:value-type="string">
            <text:p>2002-12-01</text:p>
          </table:table-cell>
          <table:table-cell office:value-type="string">
            <text:p>IPCA</text:p>
          </table:table-cell>
          <table:table-cell office:value-type="float" office:value="2.1">
            <text:p>2,1</text:p>
          </table:table-cell>
          <table:table-cell table:formula="of:=1+[.C276]/100" office:value-type="float" office:value="1.021">
            <text:p>1,021</text:p>
          </table:table-cell>
          <table:table-cell table:formula="of:=(ROUND(PRODUCT([.D265:.D276])-1;4))*100" office:value-type="float" office:value="12.53">
            <text:p>12,53</text:p>
          </table:table-cell>
          <table:table-cell table:number-columns-repeated="11"/>
        </table:table-row>
        <table:table-row table:style-name="ro1">
          <table:table-cell office:value-type="string">
            <text:p>2003-01-01</text:p>
          </table:table-cell>
          <table:table-cell office:value-type="string">
            <text:p>IPCA</text:p>
          </table:table-cell>
          <table:table-cell office:value-type="float" office:value="2.25">
            <text:p>2,25</text:p>
          </table:table-cell>
          <table:table-cell table:formula="of:=1+[.C277]/100" office:value-type="float" office:value="1.0225">
            <text:p>1,0225</text:p>
          </table:table-cell>
          <table:table-cell table:formula="of:=(ROUND(PRODUCT([.D266:.D277])-1;4))*100" office:value-type="float" office:value="14.47">
            <text:p>14,47</text:p>
          </table:table-cell>
          <table:table-cell table:number-columns-repeated="11"/>
        </table:table-row>
        <table:table-row table:style-name="ro1">
          <table:table-cell office:value-type="string">
            <text:p>2003-02-01</text:p>
          </table:table-cell>
          <table:table-cell office:value-type="string">
            <text:p>IPCA</text:p>
          </table:table-cell>
          <table:table-cell office:value-type="float" office:value="1.57">
            <text:p>1,57</text:p>
          </table:table-cell>
          <table:table-cell table:formula="of:=1+[.C278]/100" office:value-type="float" office:value="1.0157">
            <text:p>1,0157</text:p>
          </table:table-cell>
          <table:table-cell table:formula="of:=(ROUND(PRODUCT([.D267:.D278])-1;4))*100" office:value-type="float" office:value="15.85">
            <text:p>15,85</text:p>
          </table:table-cell>
          <table:table-cell table:number-columns-repeated="11"/>
        </table:table-row>
        <table:table-row table:style-name="ro1">
          <table:table-cell office:value-type="string">
            <text:p>2003-03-01</text:p>
          </table:table-cell>
          <table:table-cell office:value-type="string">
            <text:p>IPCA</text:p>
          </table:table-cell>
          <table:table-cell office:value-type="float" office:value="1.23">
            <text:p>1,23</text:p>
          </table:table-cell>
          <table:table-cell table:formula="of:=1+[.C279]/100" office:value-type="float" office:value="1.0123">
            <text:p>1,0123</text:p>
          </table:table-cell>
          <table:table-cell table:formula="of:=(ROUND(PRODUCT([.D268:.D279])-1;4))*100" office:value-type="float" office:value="16.57">
            <text:p>16,57</text:p>
          </table:table-cell>
          <table:table-cell table:number-columns-repeated="11"/>
        </table:table-row>
        <table:table-row table:style-name="ro1">
          <table:table-cell office:value-type="string">
            <text:p>2003-04-01</text:p>
          </table:table-cell>
          <table:table-cell office:value-type="string">
            <text:p>IPCA</text:p>
          </table:table-cell>
          <table:table-cell office:value-type="float" office:value="0.97">
            <text:p>0,97</text:p>
          </table:table-cell>
          <table:table-cell table:formula="of:=1+[.C280]/100" office:value-type="float" office:value="1.0097">
            <text:p>1,0097</text:p>
          </table:table-cell>
          <table:table-cell table:formula="of:=(ROUND(PRODUCT([.D269:.D280])-1;4))*100" office:value-type="float" office:value="16.77">
            <text:p>16,77</text:p>
          </table:table-cell>
          <table:table-cell table:number-columns-repeated="11"/>
        </table:table-row>
        <table:table-row table:style-name="ro1">
          <table:table-cell office:value-type="string">
            <text:p>2003-05-01</text:p>
          </table:table-cell>
          <table:table-cell office:value-type="string">
            <text:p>IPCA</text:p>
          </table:table-cell>
          <table:table-cell office:value-type="float" office:value="0.61">
            <text:p>0,61</text:p>
          </table:table-cell>
          <table:table-cell table:formula="of:=1+[.C281]/100" office:value-type="float" office:value="1.0061">
            <text:p>1,0061</text:p>
          </table:table-cell>
          <table:table-cell table:formula="of:=(ROUND(PRODUCT([.D270:.D281])-1;4))*100" office:value-type="float" office:value="17.24">
            <text:p>17,24</text:p>
          </table:table-cell>
          <table:table-cell table:number-columns-repeated="11"/>
        </table:table-row>
        <table:table-row table:style-name="ro1">
          <table:table-cell office:value-type="string">
            <text:p>2003-06-01</text:p>
          </table:table-cell>
          <table:table-cell office:value-type="string">
            <text:p>IPCA</text:p>
          </table:table-cell>
          <table:table-cell office:value-type="float" office:value="-0.15">
            <text:p>-0,15</text:p>
          </table:table-cell>
          <table:table-cell table:formula="of:=1+[.C282]/100" office:value-type="float" office:value="0.9985">
            <text:p>0,9985</text:p>
          </table:table-cell>
          <table:table-cell table:formula="of:=(ROUND(PRODUCT([.D271:.D282])-1;4))*100" office:value-type="float" office:value="16.57">
            <text:p>16,57</text:p>
          </table:table-cell>
          <table:table-cell table:number-columns-repeated="11"/>
        </table:table-row>
        <table:table-row table:style-name="ro1">
          <table:table-cell office:value-type="string">
            <text:p>2003-07-01</text:p>
          </table:table-cell>
          <table:table-cell office:value-type="string">
            <text:p>IPCA</text:p>
          </table:table-cell>
          <table:table-cell office:value-type="float" office:value="0.2">
            <text:p>0,2</text:p>
          </table:table-cell>
          <table:table-cell table:formula="of:=1+[.C283]/100" office:value-type="float" office:value="1.002">
            <text:p>1,002</text:p>
          </table:table-cell>
          <table:table-cell table:formula="of:=(ROUND(PRODUCT([.D272:.D283])-1;4))*100" office:value-type="float" office:value="15.43">
            <text:p>15,43</text:p>
          </table:table-cell>
          <table:table-cell table:number-columns-repeated="11"/>
        </table:table-row>
        <table:table-row table:style-name="ro1">
          <table:table-cell office:value-type="string">
            <text:p>2003-08-01</text:p>
          </table:table-cell>
          <table:table-cell office:value-type="string">
            <text:p>IPCA</text:p>
          </table:table-cell>
          <table:table-cell office:value-type="float" office:value="0.34">
            <text:p>0,34</text:p>
          </table:table-cell>
          <table:table-cell table:formula="of:=1+[.C284]/100" office:value-type="float" office:value="1.0034">
            <text:p>1,0034</text:p>
          </table:table-cell>
          <table:table-cell table:formula="of:=(ROUND(PRODUCT([.D273:.D284])-1;4))*100" office:value-type="float" office:value="15.07">
            <text:p>15,07</text:p>
          </table:table-cell>
          <table:table-cell table:number-columns-repeated="11"/>
        </table:table-row>
        <table:table-row table:style-name="ro1">
          <table:table-cell office:value-type="string">
            <text:p>2003-09-01</text:p>
          </table:table-cell>
          <table:table-cell office:value-type="string">
            <text:p>IPCA</text:p>
          </table:table-cell>
          <table:table-cell office:value-type="float" office:value="0.78">
            <text:p>0,78</text:p>
          </table:table-cell>
          <table:table-cell table:formula="of:=1+[.C285]/100" office:value-type="float" office:value="1.0078">
            <text:p>1,0078</text:p>
          </table:table-cell>
          <table:table-cell table:formula="of:=(ROUND(PRODUCT([.D274:.D285])-1;4))*100" office:value-type="float" office:value="15.14">
            <text:p>15,14</text:p>
          </table:table-cell>
          <table:table-cell table:number-columns-repeated="11"/>
        </table:table-row>
        <table:table-row table:style-name="ro1">
          <table:table-cell office:value-type="string">
            <text:p>2003-10-01</text:p>
          </table:table-cell>
          <table:table-cell office:value-type="string">
            <text:p>IPCA</text:p>
          </table:table-cell>
          <table:table-cell office:value-type="float" office:value="0.29">
            <text:p>0,29</text:p>
          </table:table-cell>
          <table:table-cell table:formula="of:=1+[.C286]/100" office:value-type="float" office:value="1.0029">
            <text:p>1,0029</text:p>
          </table:table-cell>
          <table:table-cell table:formula="of:=(ROUND(PRODUCT([.D275:.D286])-1;4))*100" office:value-type="float" office:value="13.98">
            <text:p>13,98</text:p>
          </table:table-cell>
          <table:table-cell table:number-columns-repeated="11"/>
        </table:table-row>
        <table:table-row table:style-name="ro1">
          <table:table-cell office:value-type="string">
            <text:p>2003-11-01</text:p>
          </table:table-cell>
          <table:table-cell office:value-type="string">
            <text:p>IPCA</text:p>
          </table:table-cell>
          <table:table-cell office:value-type="float" office:value="0.34">
            <text:p>0,34</text:p>
          </table:table-cell>
          <table:table-cell table:formula="of:=1+[.C287]/100" office:value-type="float" office:value="1.0034">
            <text:p>1,0034</text:p>
          </table:table-cell>
          <table:table-cell table:formula="of:=(ROUND(PRODUCT([.D276:.D287])-1;4))*100" office:value-type="float" office:value="11.02">
            <text:p>11,02</text:p>
          </table:table-cell>
          <table:table-cell table:number-columns-repeated="11"/>
        </table:table-row>
        <table:table-row table:style-name="ro1">
          <table:table-cell office:value-type="string">
            <text:p>2003-12-01</text:p>
          </table:table-cell>
          <table:table-cell office:value-type="string">
            <text:p>IPCA</text:p>
          </table:table-cell>
          <table:table-cell office:value-type="float" office:value="0.52">
            <text:p>0,52</text:p>
          </table:table-cell>
          <table:table-cell table:formula="of:=1+[.C288]/100" office:value-type="float" office:value="1.0052">
            <text:p>1,0052</text:p>
          </table:table-cell>
          <table:table-cell table:formula="of:=(ROUND(PRODUCT([.D277:.D288])-1;4))*100" office:value-type="float" office:value="9.3">
            <text:p>9,3</text:p>
          </table:table-cell>
          <table:table-cell table:number-columns-repeated="11"/>
        </table:table-row>
        <table:table-row table:style-name="ro1">
          <table:table-cell office:value-type="string">
            <text:p>2004-01-01</text:p>
          </table:table-cell>
          <table:table-cell office:value-type="string">
            <text:p>IPCA</text:p>
          </table:table-cell>
          <table:table-cell office:value-type="float" office:value="0.76">
            <text:p>0,76</text:p>
          </table:table-cell>
          <table:table-cell table:formula="of:=1+[.C289]/100" office:value-type="float" office:value="1.0076">
            <text:p>1,0076</text:p>
          </table:table-cell>
          <table:table-cell table:formula="of:=(ROUND(PRODUCT([.D278:.D289])-1;4))*100" office:value-type="float" office:value="7.71">
            <text:p>7,71</text:p>
          </table:table-cell>
          <table:table-cell table:number-columns-repeated="11"/>
        </table:table-row>
        <table:table-row table:style-name="ro1">
          <table:table-cell office:value-type="string">
            <text:p>2004-02-01</text:p>
          </table:table-cell>
          <table:table-cell office:value-type="string">
            <text:p>IPCA</text:p>
          </table:table-cell>
          <table:table-cell office:value-type="float" office:value="0.61">
            <text:p>0,61</text:p>
          </table:table-cell>
          <table:table-cell table:formula="of:=1+[.C290]/100" office:value-type="float" office:value="1.0061">
            <text:p>1,0061</text:p>
          </table:table-cell>
          <table:table-cell table:formula="of:=(ROUND(PRODUCT([.D279:.D290])-1;4))*100" office:value-type="float" office:value="6.69">
            <text:p>6,69</text:p>
          </table:table-cell>
          <table:table-cell table:number-columns-repeated="11"/>
        </table:table-row>
        <table:table-row table:style-name="ro1">
          <table:table-cell office:value-type="string">
            <text:p>2004-03-01</text:p>
          </table:table-cell>
          <table:table-cell office:value-type="string">
            <text:p>IPCA</text:p>
          </table:table-cell>
          <table:table-cell office:value-type="float" office:value="0.47">
            <text:p>0,47</text:p>
          </table:table-cell>
          <table:table-cell table:formula="of:=1+[.C291]/100" office:value-type="float" office:value="1.0047">
            <text:p>1,0047</text:p>
          </table:table-cell>
          <table:table-cell table:formula="of:=(ROUND(PRODUCT([.D280:.D291])-1;4))*100" office:value-type="float" office:value="5.89">
            <text:p>5,89</text:p>
          </table:table-cell>
          <table:table-cell table:number-columns-repeated="11"/>
        </table:table-row>
        <table:table-row table:style-name="ro1">
          <table:table-cell office:value-type="string">
            <text:p>2004-04-01</text:p>
          </table:table-cell>
          <table:table-cell office:value-type="string">
            <text:p>IPCA</text:p>
          </table:table-cell>
          <table:table-cell office:value-type="float" office:value="0.37">
            <text:p>0,37</text:p>
          </table:table-cell>
          <table:table-cell table:formula="of:=1+[.C292]/100" office:value-type="float" office:value="1.0037">
            <text:p>1,0037</text:p>
          </table:table-cell>
          <table:table-cell table:formula="of:=(ROUND(PRODUCT([.D281:.D292])-1;4))*100" office:value-type="float" office:value="5.26">
            <text:p>5,26</text:p>
          </table:table-cell>
          <table:table-cell table:number-columns-repeated="11"/>
        </table:table-row>
        <table:table-row table:style-name="ro1">
          <table:table-cell office:value-type="string">
            <text:p>2004-05-01</text:p>
          </table:table-cell>
          <table:table-cell office:value-type="string">
            <text:p>IPCA</text:p>
          </table:table-cell>
          <table:table-cell office:value-type="float" office:value="0.51">
            <text:p>0,51</text:p>
          </table:table-cell>
          <table:table-cell table:formula="of:=1+[.C293]/100" office:value-type="float" office:value="1.0051">
            <text:p>1,0051</text:p>
          </table:table-cell>
          <table:table-cell table:formula="of:=(ROUND(PRODUCT([.D282:.D293])-1;4))*100" office:value-type="float" office:value="5.15">
            <text:p>5,15</text:p>
          </table:table-cell>
          <table:table-cell table:number-columns-repeated="11"/>
        </table:table-row>
        <table:table-row table:style-name="ro1">
          <table:table-cell office:value-type="string">
            <text:p>2004-06-01</text:p>
          </table:table-cell>
          <table:table-cell office:value-type="string">
            <text:p>IPCA</text:p>
          </table:table-cell>
          <table:table-cell office:value-type="float" office:value="0.71">
            <text:p>0,71</text:p>
          </table:table-cell>
          <table:table-cell table:formula="of:=1+[.C294]/100" office:value-type="float" office:value="1.0071">
            <text:p>1,0071</text:p>
          </table:table-cell>
          <table:table-cell table:formula="of:=(ROUND(PRODUCT([.D283:.D294])-1;4))*100" office:value-type="float" office:value="6.06">
            <text:p>6,06</text:p>
          </table:table-cell>
          <table:table-cell table:number-columns-repeated="11"/>
        </table:table-row>
        <table:table-row table:style-name="ro1">
          <table:table-cell office:value-type="string">
            <text:p>2004-07-01</text:p>
          </table:table-cell>
          <table:table-cell office:value-type="string">
            <text:p>IPCA</text:p>
          </table:table-cell>
          <table:table-cell office:value-type="float" office:value="0.91">
            <text:p>0,91</text:p>
          </table:table-cell>
          <table:table-cell table:formula="of:=1+[.C295]/100" office:value-type="float" office:value="1.0091">
            <text:p>1,0091</text:p>
          </table:table-cell>
          <table:table-cell table:formula="of:=(ROUND(PRODUCT([.D284:.D295])-1;4))*100" office:value-type="float" office:value="6.81">
            <text:p>6,81</text:p>
          </table:table-cell>
          <table:table-cell table:number-columns-repeated="11"/>
        </table:table-row>
        <table:table-row table:style-name="ro1">
          <table:table-cell office:value-type="string">
            <text:p>2004-08-01</text:p>
          </table:table-cell>
          <table:table-cell office:value-type="string">
            <text:p>IPCA</text:p>
          </table:table-cell>
          <table:table-cell office:value-type="float" office:value="0.69">
            <text:p>0,69</text:p>
          </table:table-cell>
          <table:table-cell table:formula="of:=1+[.C296]/100" office:value-type="float" office:value="1.0069">
            <text:p>1,0069</text:p>
          </table:table-cell>
          <table:table-cell table:formula="of:=(ROUND(PRODUCT([.D285:.D296])-1;4))*100" office:value-type="float" office:value="7.18">
            <text:p>7,18</text:p>
          </table:table-cell>
          <table:table-cell table:number-columns-repeated="11"/>
        </table:table-row>
        <table:table-row table:style-name="ro1">
          <table:table-cell office:value-type="string">
            <text:p>2004-09-01</text:p>
          </table:table-cell>
          <table:table-cell office:value-type="string">
            <text:p>IPCA</text:p>
          </table:table-cell>
          <table:table-cell office:value-type="float" office:value="0.33">
            <text:p>0,33</text:p>
          </table:table-cell>
          <table:table-cell table:formula="of:=1+[.C297]/100" office:value-type="float" office:value="1.0033">
            <text:p>1,0033</text:p>
          </table:table-cell>
          <table:table-cell table:formula="of:=(ROUND(PRODUCT([.D286:.D297])-1;4))*100" office:value-type="float" office:value="6.71">
            <text:p>6,71</text:p>
          </table:table-cell>
          <table:table-cell table:number-columns-repeated="11"/>
        </table:table-row>
        <table:table-row table:style-name="ro1">
          <table:table-cell office:value-type="string">
            <text:p>2004-10-01</text:p>
          </table:table-cell>
          <table:table-cell office:value-type="string">
            <text:p>IPCA</text:p>
          </table:table-cell>
          <table:table-cell office:value-type="float" office:value="0.44">
            <text:p>0,44</text:p>
          </table:table-cell>
          <table:table-cell table:formula="of:=1+[.C298]/100" office:value-type="float" office:value="1.0044">
            <text:p>1,0044</text:p>
          </table:table-cell>
          <table:table-cell table:formula="of:=(ROUND(PRODUCT([.D287:.D298])-1;4))*100" office:value-type="float" office:value="6.87">
            <text:p>6,87</text:p>
          </table:table-cell>
          <table:table-cell table:number-columns-repeated="11"/>
        </table:table-row>
        <table:table-row table:style-name="ro1">
          <table:table-cell office:value-type="string">
            <text:p>2004-11-01</text:p>
          </table:table-cell>
          <table:table-cell office:value-type="string">
            <text:p>IPCA</text:p>
          </table:table-cell>
          <table:table-cell office:value-type="float" office:value="0.69">
            <text:p>0,69</text:p>
          </table:table-cell>
          <table:table-cell table:formula="of:=1+[.C299]/100" office:value-type="float" office:value="1.0069">
            <text:p>1,0069</text:p>
          </table:table-cell>
          <table:table-cell table:formula="of:=(ROUND(PRODUCT([.D288:.D299])-1;4))*100" office:value-type="float" office:value="7.24">
            <text:p>7,24</text:p>
          </table:table-cell>
          <table:table-cell table:number-columns-repeated="11"/>
        </table:table-row>
        <table:table-row table:style-name="ro1">
          <table:table-cell office:value-type="string">
            <text:p>2004-12-01</text:p>
          </table:table-cell>
          <table:table-cell office:value-type="string">
            <text:p>IPCA</text:p>
          </table:table-cell>
          <table:table-cell office:value-type="float" office:value="0.86">
            <text:p>0,86</text:p>
          </table:table-cell>
          <table:table-cell table:formula="of:=1+[.C300]/100" office:value-type="float" office:value="1.0086">
            <text:p>1,0086</text:p>
          </table:table-cell>
          <table:table-cell table:formula="of:=(ROUND(PRODUCT([.D289:.D300])-1;4))*100" office:value-type="float" office:value="7.6">
            <text:p>7,6</text:p>
          </table:table-cell>
          <table:table-cell table:number-columns-repeated="11"/>
        </table:table-row>
        <table:table-row table:style-name="ro1">
          <table:table-cell office:value-type="string">
            <text:p>2005-01-01</text:p>
          </table:table-cell>
          <table:table-cell office:value-type="string">
            <text:p>IPCA</text:p>
          </table:table-cell>
          <table:table-cell office:value-type="float" office:value="0.58">
            <text:p>0,58</text:p>
          </table:table-cell>
          <table:table-cell table:formula="of:=1+[.C301]/100" office:value-type="float" office:value="1.0058">
            <text:p>1,0058</text:p>
          </table:table-cell>
          <table:table-cell table:formula="of:=(ROUND(PRODUCT([.D290:.D301])-1;4))*100" office:value-type="float" office:value="7.41">
            <text:p>7,41</text:p>
          </table:table-cell>
          <table:table-cell table:number-columns-repeated="11"/>
        </table:table-row>
        <table:table-row table:style-name="ro1">
          <table:table-cell office:value-type="string">
            <text:p>2005-02-01</text:p>
          </table:table-cell>
          <table:table-cell office:value-type="string">
            <text:p>IPCA</text:p>
          </table:table-cell>
          <table:table-cell office:value-type="float" office:value="0.59">
            <text:p>0,59</text:p>
          </table:table-cell>
          <table:table-cell table:formula="of:=1+[.C302]/100" office:value-type="float" office:value="1.0059">
            <text:p>1,0059</text:p>
          </table:table-cell>
          <table:table-cell table:formula="of:=(ROUND(PRODUCT([.D291:.D302])-1;4))*100" office:value-type="float" office:value="7.39">
            <text:p>7,39</text:p>
          </table:table-cell>
          <table:table-cell table:number-columns-repeated="11"/>
        </table:table-row>
        <table:table-row table:style-name="ro1">
          <table:table-cell office:value-type="string">
            <text:p>2005-03-01</text:p>
          </table:table-cell>
          <table:table-cell office:value-type="string">
            <text:p>IPCA</text:p>
          </table:table-cell>
          <table:table-cell office:value-type="float" office:value="0.61">
            <text:p>0,61</text:p>
          </table:table-cell>
          <table:table-cell table:formula="of:=1+[.C303]/100" office:value-type="float" office:value="1.0061">
            <text:p>1,0061</text:p>
          </table:table-cell>
          <table:table-cell table:formula="of:=(ROUND(PRODUCT([.D292:.D303])-1;4))*100" office:value-type="float" office:value="7.54">
            <text:p>7,54</text:p>
          </table:table-cell>
          <table:table-cell table:number-columns-repeated="11"/>
        </table:table-row>
        <table:table-row table:style-name="ro1">
          <table:table-cell office:value-type="string">
            <text:p>2005-04-01</text:p>
          </table:table-cell>
          <table:table-cell office:value-type="string">
            <text:p>IPCA</text:p>
          </table:table-cell>
          <table:table-cell office:value-type="float" office:value="0.87">
            <text:p>0,87</text:p>
          </table:table-cell>
          <table:table-cell table:formula="of:=1+[.C304]/100" office:value-type="float" office:value="1.0087">
            <text:p>1,0087</text:p>
          </table:table-cell>
          <table:table-cell table:formula="of:=(ROUND(PRODUCT([.D293:.D304])-1;4))*100" office:value-type="float" office:value="8.07">
            <text:p>8,07</text:p>
          </table:table-cell>
          <table:table-cell table:number-columns-repeated="11"/>
        </table:table-row>
        <table:table-row table:style-name="ro1">
          <table:table-cell office:value-type="string">
            <text:p>2005-05-01</text:p>
          </table:table-cell>
          <table:table-cell office:value-type="string">
            <text:p>IPCA</text:p>
          </table:table-cell>
          <table:table-cell office:value-type="float" office:value="0.49">
            <text:p>0,49</text:p>
          </table:table-cell>
          <table:table-cell table:formula="of:=1+[.C305]/100" office:value-type="float" office:value="1.0049">
            <text:p>1,0049</text:p>
          </table:table-cell>
          <table:table-cell table:formula="of:=(ROUND(PRODUCT([.D294:.D305])-1;4))*100" office:value-type="float" office:value="8.05">
            <text:p>8,05</text:p>
          </table:table-cell>
          <table:table-cell table:number-columns-repeated="11"/>
        </table:table-row>
        <table:table-row table:style-name="ro1">
          <table:table-cell office:value-type="string">
            <text:p>2005-06-01</text:p>
          </table:table-cell>
          <table:table-cell office:value-type="string">
            <text:p>IPCA</text:p>
          </table:table-cell>
          <table:table-cell office:value-type="float" office:value="-0.02">
            <text:p>-0,02</text:p>
          </table:table-cell>
          <table:table-cell table:formula="of:=1+[.C306]/100" office:value-type="float" office:value="0.9998">
            <text:p>0,9998</text:p>
          </table:table-cell>
          <table:table-cell table:formula="of:=(ROUND(PRODUCT([.D295:.D306])-1;4))*100" office:value-type="float" office:value="7.27">
            <text:p>7,27</text:p>
          </table:table-cell>
          <table:table-cell table:number-columns-repeated="11"/>
        </table:table-row>
        <table:table-row table:style-name="ro1">
          <table:table-cell office:value-type="string">
            <text:p>2005-07-01</text:p>
          </table:table-cell>
          <table:table-cell office:value-type="string">
            <text:p>IPCA</text:p>
          </table:table-cell>
          <table:table-cell office:value-type="float" office:value="0.25">
            <text:p>0,25</text:p>
          </table:table-cell>
          <table:table-cell table:formula="of:=1+[.C307]/100" office:value-type="float" office:value="1.0025">
            <text:p>1,0025</text:p>
          </table:table-cell>
          <table:table-cell table:formula="of:=(ROUND(PRODUCT([.D296:.D307])-1;4))*100" office:value-type="float" office:value="6.57">
            <text:p>6,57</text:p>
          </table:table-cell>
          <table:table-cell table:number-columns-repeated="11"/>
        </table:table-row>
        <table:table-row table:style-name="ro1">
          <table:table-cell office:value-type="string">
            <text:p>2005-08-01</text:p>
          </table:table-cell>
          <table:table-cell office:value-type="string">
            <text:p>IPCA</text:p>
          </table:table-cell>
          <table:table-cell office:value-type="float" office:value="0.17">
            <text:p>0,17</text:p>
          </table:table-cell>
          <table:table-cell table:formula="of:=1+[.C308]/100" office:value-type="float" office:value="1.0017">
            <text:p>1,0017</text:p>
          </table:table-cell>
          <table:table-cell table:formula="of:=(ROUND(PRODUCT([.D297:.D308])-1;4))*100" office:value-type="float" office:value="6.02">
            <text:p>6,02</text:p>
          </table:table-cell>
          <table:table-cell table:number-columns-repeated="11"/>
        </table:table-row>
        <table:table-row table:style-name="ro1">
          <table:table-cell office:value-type="string">
            <text:p>2005-09-01</text:p>
          </table:table-cell>
          <table:table-cell office:value-type="string">
            <text:p>IPCA</text:p>
          </table:table-cell>
          <table:table-cell office:value-type="float" office:value="0.35">
            <text:p>0,35</text:p>
          </table:table-cell>
          <table:table-cell table:formula="of:=1+[.C309]/100" office:value-type="float" office:value="1.0035">
            <text:p>1,0035</text:p>
          </table:table-cell>
          <table:table-cell table:formula="of:=(ROUND(PRODUCT([.D298:.D309])-1;4))*100" office:value-type="float" office:value="6.04">
            <text:p>6,04</text:p>
          </table:table-cell>
          <table:table-cell table:number-columns-repeated="11"/>
        </table:table-row>
        <table:table-row table:style-name="ro1">
          <table:table-cell office:value-type="string">
            <text:p>2005-10-01</text:p>
          </table:table-cell>
          <table:table-cell office:value-type="string">
            <text:p>IPCA</text:p>
          </table:table-cell>
          <table:table-cell office:value-type="float" office:value="0.75">
            <text:p>0,75</text:p>
          </table:table-cell>
          <table:table-cell table:formula="of:=1+[.C310]/100" office:value-type="float" office:value="1.0075">
            <text:p>1,0075</text:p>
          </table:table-cell>
          <table:table-cell table:formula="of:=(ROUND(PRODUCT([.D299:.D310])-1;4))*100" office:value-type="float" office:value="6.36">
            <text:p>6,36</text:p>
          </table:table-cell>
          <table:table-cell table:number-columns-repeated="11"/>
        </table:table-row>
        <table:table-row table:style-name="ro1">
          <table:table-cell office:value-type="string">
            <text:p>2005-11-01</text:p>
          </table:table-cell>
          <table:table-cell office:value-type="string">
            <text:p>IPCA</text:p>
          </table:table-cell>
          <table:table-cell office:value-type="float" office:value="0.55">
            <text:p>0,55</text:p>
          </table:table-cell>
          <table:table-cell table:formula="of:=1+[.C311]/100" office:value-type="float" office:value="1.0055">
            <text:p>1,0055</text:p>
          </table:table-cell>
          <table:table-cell table:formula="of:=(ROUND(PRODUCT([.D300:.D311])-1;4))*100" office:value-type="float" office:value="6.22">
            <text:p>6,22</text:p>
          </table:table-cell>
          <table:table-cell table:number-columns-repeated="11"/>
        </table:table-row>
        <table:table-row table:style-name="ro1">
          <table:table-cell office:value-type="string">
            <text:p>2005-12-01</text:p>
          </table:table-cell>
          <table:table-cell office:value-type="string">
            <text:p>IPCA</text:p>
          </table:table-cell>
          <table:table-cell office:value-type="float" office:value="0.36">
            <text:p>0,36</text:p>
          </table:table-cell>
          <table:table-cell table:formula="of:=1+[.C312]/100" office:value-type="float" office:value="1.0036">
            <text:p>1,0036</text:p>
          </table:table-cell>
          <table:table-cell table:formula="of:=(ROUND(PRODUCT([.D301:.D312])-1;4))*100" office:value-type="float" office:value="5.69">
            <text:p>5,69</text:p>
          </table:table-cell>
          <table:table-cell table:number-columns-repeated="11"/>
        </table:table-row>
        <table:table-row table:style-name="ro1">
          <table:table-cell office:value-type="string">
            <text:p>2006-01-01</text:p>
          </table:table-cell>
          <table:table-cell office:value-type="string">
            <text:p>IPCA</text:p>
          </table:table-cell>
          <table:table-cell office:value-type="float" office:value="0.59">
            <text:p>0,59</text:p>
          </table:table-cell>
          <table:table-cell table:formula="of:=1+[.C313]/100" office:value-type="float" office:value="1.0059">
            <text:p>1,0059</text:p>
          </table:table-cell>
          <table:table-cell table:formula="of:=(ROUND(PRODUCT([.D302:.D313])-1;4))*100" office:value-type="float" office:value="5.7">
            <text:p>5,7</text:p>
          </table:table-cell>
          <table:table-cell table:number-columns-repeated="11"/>
        </table:table-row>
        <table:table-row table:style-name="ro1">
          <table:table-cell office:value-type="string">
            <text:p>2006-02-01</text:p>
          </table:table-cell>
          <table:table-cell office:value-type="string">
            <text:p>IPCA</text:p>
          </table:table-cell>
          <table:table-cell office:value-type="float" office:value="0.41">
            <text:p>0,41</text:p>
          </table:table-cell>
          <table:table-cell table:formula="of:=1+[.C314]/100" office:value-type="float" office:value="1.0041">
            <text:p>1,0041</text:p>
          </table:table-cell>
          <table:table-cell table:formula="of:=(ROUND(PRODUCT([.D303:.D314])-1;4))*100" office:value-type="float" office:value="5.51">
            <text:p>5,51</text:p>
          </table:table-cell>
          <table:table-cell table:number-columns-repeated="11"/>
        </table:table-row>
        <table:table-row table:style-name="ro1">
          <table:table-cell office:value-type="string">
            <text:p>2006-03-01</text:p>
          </table:table-cell>
          <table:table-cell office:value-type="string">
            <text:p>IPCA</text:p>
          </table:table-cell>
          <table:table-cell office:value-type="float" office:value="0.43">
            <text:p>0,43</text:p>
          </table:table-cell>
          <table:table-cell table:formula="of:=1+[.C315]/100" office:value-type="float" office:value="1.0043">
            <text:p>1,0043</text:p>
          </table:table-cell>
          <table:table-cell table:formula="of:=(ROUND(PRODUCT([.D304:.D315])-1;4))*100" office:value-type="float" office:value="5.32">
            <text:p>5,32</text:p>
          </table:table-cell>
          <table:table-cell table:number-columns-repeated="11"/>
        </table:table-row>
        <table:table-row table:style-name="ro1">
          <table:table-cell office:value-type="string">
            <text:p>2006-04-01</text:p>
          </table:table-cell>
          <table:table-cell office:value-type="string">
            <text:p>IPCA</text:p>
          </table:table-cell>
          <table:table-cell office:value-type="float" office:value="0.21">
            <text:p>0,21</text:p>
          </table:table-cell>
          <table:table-cell table:formula="of:=1+[.C316]/100" office:value-type="float" office:value="1.0021">
            <text:p>1,0021</text:p>
          </table:table-cell>
          <table:table-cell table:formula="of:=(ROUND(PRODUCT([.D305:.D316])-1;4))*100" office:value-type="float" office:value="4.63">
            <text:p>4,63</text:p>
          </table:table-cell>
          <table:table-cell table:number-columns-repeated="11"/>
        </table:table-row>
        <table:table-row table:style-name="ro1">
          <table:table-cell office:value-type="string">
            <text:p>2006-05-01</text:p>
          </table:table-cell>
          <table:table-cell office:value-type="string">
            <text:p>IPCA</text:p>
          </table:table-cell>
          <table:table-cell office:value-type="float" office:value="0.1">
            <text:p>0,1</text:p>
          </table:table-cell>
          <table:table-cell table:formula="of:=1+[.C317]/100" office:value-type="float" office:value="1.001">
            <text:p>1,001</text:p>
          </table:table-cell>
          <table:table-cell table:formula="of:=(ROUND(PRODUCT([.D306:.D317])-1;4))*100" office:value-type="float" office:value="4.23">
            <text:p>4,23</text:p>
          </table:table-cell>
          <table:table-cell table:number-columns-repeated="11"/>
        </table:table-row>
        <table:table-row table:style-name="ro1">
          <table:table-cell office:value-type="string">
            <text:p>2006-06-01</text:p>
          </table:table-cell>
          <table:table-cell office:value-type="string">
            <text:p>IPCA</text:p>
          </table:table-cell>
          <table:table-cell office:value-type="float" office:value="-0.21">
            <text:p>-0,21</text:p>
          </table:table-cell>
          <table:table-cell table:formula="of:=1+[.C318]/100" office:value-type="float" office:value="0.9979">
            <text:p>0,9979</text:p>
          </table:table-cell>
          <table:table-cell table:formula="of:=(ROUND(PRODUCT([.D307:.D318])-1;4))*100" office:value-type="float" office:value="4.03">
            <text:p>4,03</text:p>
          </table:table-cell>
          <table:table-cell table:number-columns-repeated="11"/>
        </table:table-row>
        <table:table-row table:style-name="ro1">
          <table:table-cell office:value-type="string">
            <text:p>2006-07-01</text:p>
          </table:table-cell>
          <table:table-cell office:value-type="string">
            <text:p>IPCA</text:p>
          </table:table-cell>
          <table:table-cell office:value-type="float" office:value="0.19">
            <text:p>0,19</text:p>
          </table:table-cell>
          <table:table-cell table:formula="of:=1+[.C319]/100" office:value-type="float" office:value="1.0019">
            <text:p>1,0019</text:p>
          </table:table-cell>
          <table:table-cell table:formula="of:=(ROUND(PRODUCT([.D308:.D319])-1;4))*100" office:value-type="float" office:value="3.97">
            <text:p>3,97</text:p>
          </table:table-cell>
          <table:table-cell table:number-columns-repeated="11"/>
        </table:table-row>
        <table:table-row table:style-name="ro1">
          <table:table-cell office:value-type="string">
            <text:p>2006-08-01</text:p>
          </table:table-cell>
          <table:table-cell office:value-type="string">
            <text:p>IPCA</text:p>
          </table:table-cell>
          <table:table-cell office:value-type="float" office:value="0.05">
            <text:p>0,05</text:p>
          </table:table-cell>
          <table:table-cell table:formula="of:=1+[.C320]/100" office:value-type="float" office:value="1.0005">
            <text:p>1,0005</text:p>
          </table:table-cell>
          <table:table-cell table:formula="of:=(ROUND(PRODUCT([.D309:.D320])-1;4))*100" office:value-type="float" office:value="3.84">
            <text:p>3,84</text:p>
          </table:table-cell>
          <table:table-cell table:number-columns-repeated="11"/>
        </table:table-row>
        <table:table-row table:style-name="ro1">
          <table:table-cell office:value-type="string">
            <text:p>2006-09-01</text:p>
          </table:table-cell>
          <table:table-cell office:value-type="string">
            <text:p>IPCA</text:p>
          </table:table-cell>
          <table:table-cell office:value-type="float" office:value="0.21">
            <text:p>0,21</text:p>
          </table:table-cell>
          <table:table-cell table:formula="of:=1+[.C321]/100" office:value-type="float" office:value="1.0021">
            <text:p>1,0021</text:p>
          </table:table-cell>
          <table:table-cell table:formula="of:=(ROUND(PRODUCT([.D310:.D321])-1;4))*100" office:value-type="float" office:value="3.7">
            <text:p>3,7</text:p>
          </table:table-cell>
          <table:table-cell table:number-columns-repeated="11"/>
        </table:table-row>
        <table:table-row table:style-name="ro1">
          <table:table-cell office:value-type="string">
            <text:p>2006-10-01</text:p>
          </table:table-cell>
          <table:table-cell office:value-type="string">
            <text:p>IPCA</text:p>
          </table:table-cell>
          <table:table-cell office:value-type="float" office:value="0.33">
            <text:p>0,33</text:p>
          </table:table-cell>
          <table:table-cell table:formula="of:=1+[.C322]/100" office:value-type="float" office:value="1.0033">
            <text:p>1,0033</text:p>
          </table:table-cell>
          <table:table-cell table:formula="of:=(ROUND(PRODUCT([.D311:.D322])-1;4))*100" office:value-type="float" office:value="3.27">
            <text:p>3,27</text:p>
          </table:table-cell>
          <table:table-cell table:number-columns-repeated="11"/>
        </table:table-row>
        <table:table-row table:style-name="ro1">
          <table:table-cell office:value-type="string">
            <text:p>2006-11-01</text:p>
          </table:table-cell>
          <table:table-cell office:value-type="string">
            <text:p>IPCA</text:p>
          </table:table-cell>
          <table:table-cell office:value-type="float" office:value="0.31">
            <text:p>0,31</text:p>
          </table:table-cell>
          <table:table-cell table:formula="of:=1+[.C323]/100" office:value-type="float" office:value="1.0031">
            <text:p>1,0031</text:p>
          </table:table-cell>
          <table:table-cell table:formula="of:=(ROUND(PRODUCT([.D312:.D323])-1;4))*100" office:value-type="float" office:value="3.02">
            <text:p>3,02</text:p>
          </table:table-cell>
          <table:table-cell table:number-columns-repeated="11"/>
        </table:table-row>
        <table:table-row table:style-name="ro1">
          <table:table-cell office:value-type="string">
            <text:p>2006-12-01</text:p>
          </table:table-cell>
          <table:table-cell office:value-type="string">
            <text:p>IPCA</text:p>
          </table:table-cell>
          <table:table-cell office:value-type="float" office:value="0.48">
            <text:p>0,48</text:p>
          </table:table-cell>
          <table:table-cell table:formula="of:=1+[.C324]/100" office:value-type="float" office:value="1.0048">
            <text:p>1,0048</text:p>
          </table:table-cell>
          <table:table-cell table:formula="of:=(ROUND(PRODUCT([.D313:.D324])-1;4))*100" office:value-type="float" office:value="3.14">
            <text:p>3,14</text:p>
          </table:table-cell>
          <table:table-cell table:number-columns-repeated="11"/>
        </table:table-row>
        <table:table-row table:style-name="ro1">
          <table:table-cell office:value-type="string">
            <text:p>2007-01-01</text:p>
          </table:table-cell>
          <table:table-cell office:value-type="string">
            <text:p>IPCA</text:p>
          </table:table-cell>
          <table:table-cell office:value-type="float" office:value="0.44">
            <text:p>0,44</text:p>
          </table:table-cell>
          <table:table-cell table:formula="of:=1+[.C325]/100" office:value-type="float" office:value="1.0044">
            <text:p>1,0044</text:p>
          </table:table-cell>
          <table:table-cell table:formula="of:=(ROUND(PRODUCT([.D314:.D325])-1;4))*100" office:value-type="float" office:value="2.99">
            <text:p>2,99</text:p>
          </table:table-cell>
          <table:table-cell table:number-columns-repeated="11"/>
        </table:table-row>
        <table:table-row table:style-name="ro1">
          <table:table-cell office:value-type="string">
            <text:p>2007-02-01</text:p>
          </table:table-cell>
          <table:table-cell office:value-type="string">
            <text:p>IPCA</text:p>
          </table:table-cell>
          <table:table-cell office:value-type="float" office:value="0.44">
            <text:p>0,44</text:p>
          </table:table-cell>
          <table:table-cell table:formula="of:=1+[.C326]/100" office:value-type="float" office:value="1.0044">
            <text:p>1,0044</text:p>
          </table:table-cell>
          <table:table-cell table:formula="of:=(ROUND(PRODUCT([.D315:.D326])-1;4))*100" office:value-type="float" office:value="3.02">
            <text:p>3,02</text:p>
          </table:table-cell>
          <table:table-cell table:number-columns-repeated="11"/>
        </table:table-row>
        <table:table-row table:style-name="ro1">
          <table:table-cell office:value-type="string">
            <text:p>2007-03-01</text:p>
          </table:table-cell>
          <table:table-cell office:value-type="string">
            <text:p>IPCA</text:p>
          </table:table-cell>
          <table:table-cell office:value-type="float" office:value="0.37">
            <text:p>0,37</text:p>
          </table:table-cell>
          <table:table-cell table:formula="of:=1+[.C327]/100" office:value-type="float" office:value="1.0037">
            <text:p>1,0037</text:p>
          </table:table-cell>
          <table:table-cell table:formula="of:=(ROUND(PRODUCT([.D316:.D327])-1;4))*100" office:value-type="float" office:value="2.96">
            <text:p>2,96</text:p>
          </table:table-cell>
          <table:table-cell table:number-columns-repeated="11"/>
        </table:table-row>
        <table:table-row table:style-name="ro1">
          <table:table-cell office:value-type="string">
            <text:p>2007-04-01</text:p>
          </table:table-cell>
          <table:table-cell office:value-type="string">
            <text:p>IPCA</text:p>
          </table:table-cell>
          <table:table-cell office:value-type="float" office:value="0.25">
            <text:p>0,25</text:p>
          </table:table-cell>
          <table:table-cell table:formula="of:=1+[.C328]/100" office:value-type="float" office:value="1.0025">
            <text:p>1,0025</text:p>
          </table:table-cell>
          <table:table-cell table:formula="of:=(ROUND(PRODUCT([.D317:.D328])-1;4))*100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string">
            <text:p>2007-05-01</text:p>
          </table:table-cell>
          <table:table-cell office:value-type="string">
            <text:p>IPCA</text:p>
          </table:table-cell>
          <table:table-cell office:value-type="float" office:value="0.28">
            <text:p>0,28</text:p>
          </table:table-cell>
          <table:table-cell table:formula="of:=1+[.C329]/100" office:value-type="float" office:value="1.0028">
            <text:p>1,0028</text:p>
          </table:table-cell>
          <table:table-cell table:formula="of:=(ROUND(PRODUCT([.D318:.D329])-1;4))*100" office:value-type="float" office:value="3.18">
            <text:p>3,18</text:p>
          </table:table-cell>
          <table:table-cell table:number-columns-repeated="11"/>
        </table:table-row>
        <table:table-row table:style-name="ro1">
          <table:table-cell office:value-type="string">
            <text:p>2007-06-01</text:p>
          </table:table-cell>
          <table:table-cell office:value-type="string">
            <text:p>IPCA</text:p>
          </table:table-cell>
          <table:table-cell office:value-type="float" office:value="0.28">
            <text:p>0,28</text:p>
          </table:table-cell>
          <table:table-cell table:formula="of:=1+[.C330]/100" office:value-type="float" office:value="1.0028">
            <text:p>1,0028</text:p>
          </table:table-cell>
          <table:table-cell table:formula="of:=(ROUND(PRODUCT([.D319:.D330])-1;4))*100" office:value-type="float" office:value="3.69">
            <text:p>3,69</text:p>
          </table:table-cell>
          <table:table-cell table:number-columns-repeated="11"/>
        </table:table-row>
        <table:table-row table:style-name="ro1">
          <table:table-cell office:value-type="string">
            <text:p>2007-07-01</text:p>
          </table:table-cell>
          <table:table-cell office:value-type="string">
            <text:p>IPCA</text:p>
          </table:table-cell>
          <table:table-cell office:value-type="float" office:value="0.24">
            <text:p>0,24</text:p>
          </table:table-cell>
          <table:table-cell table:formula="of:=1+[.C331]/100" office:value-type="float" office:value="1.0024">
            <text:p>1,0024</text:p>
          </table:table-cell>
          <table:table-cell table:formula="of:=(ROUND(PRODUCT([.D320:.D331])-1;4))*100" office:value-type="float" office:value="3.74">
            <text:p>3,74</text:p>
          </table:table-cell>
          <table:table-cell table:number-columns-repeated="11"/>
        </table:table-row>
        <table:table-row table:style-name="ro1">
          <table:table-cell office:value-type="string">
            <text:p>2007-08-01</text:p>
          </table:table-cell>
          <table:table-cell office:value-type="string">
            <text:p>IPCA</text:p>
          </table:table-cell>
          <table:table-cell office:value-type="float" office:value="0.47">
            <text:p>0,47</text:p>
          </table:table-cell>
          <table:table-cell table:formula="of:=1+[.C332]/100" office:value-type="float" office:value="1.0047">
            <text:p>1,0047</text:p>
          </table:table-cell>
          <table:table-cell table:formula="of:=(ROUND(PRODUCT([.D321:.D332])-1;4))*100" office:value-type="float" office:value="4.18">
            <text:p>4,18</text:p>
          </table:table-cell>
          <table:table-cell table:number-columns-repeated="11"/>
        </table:table-row>
        <table:table-row table:style-name="ro1">
          <table:table-cell office:value-type="string">
            <text:p>2007-09-01</text:p>
          </table:table-cell>
          <table:table-cell office:value-type="string">
            <text:p>IPCA</text:p>
          </table:table-cell>
          <table:table-cell office:value-type="float" office:value="0.18">
            <text:p>0,18</text:p>
          </table:table-cell>
          <table:table-cell table:formula="of:=1+[.C333]/100" office:value-type="float" office:value="1.0018">
            <text:p>1,0018</text:p>
          </table:table-cell>
          <table:table-cell table:formula="of:=(ROUND(PRODUCT([.D322:.D333])-1;4))*100" office:value-type="float" office:value="4.15">
            <text:p>4,15</text:p>
          </table:table-cell>
          <table:table-cell table:number-columns-repeated="11"/>
        </table:table-row>
        <table:table-row table:style-name="ro1">
          <table:table-cell office:value-type="string">
            <text:p>2007-10-01</text:p>
          </table:table-cell>
          <table:table-cell office:value-type="string">
            <text:p>IPCA</text:p>
          </table:table-cell>
          <table:table-cell office:value-type="float" office:value="0.3">
            <text:p>0,3</text:p>
          </table:table-cell>
          <table:table-cell table:formula="of:=1+[.C334]/100" office:value-type="float" office:value="1.003">
            <text:p>1,003</text:p>
          </table:table-cell>
          <table:table-cell table:formula="of:=(ROUND(PRODUCT([.D323:.D334])-1;4))*100" office:value-type="float" office:value="4.12">
            <text:p>4,12</text:p>
          </table:table-cell>
          <table:table-cell table:number-columns-repeated="11"/>
        </table:table-row>
        <table:table-row table:style-name="ro1">
          <table:table-cell office:value-type="string">
            <text:p>2007-11-01</text:p>
          </table:table-cell>
          <table:table-cell office:value-type="string">
            <text:p>IPCA</text:p>
          </table:table-cell>
          <table:table-cell office:value-type="float" office:value="0.38">
            <text:p>0,38</text:p>
          </table:table-cell>
          <table:table-cell table:formula="of:=1+[.C335]/100" office:value-type="float" office:value="1.0038">
            <text:p>1,0038</text:p>
          </table:table-cell>
          <table:table-cell table:formula="of:=(ROUND(PRODUCT([.D324:.D335])-1;4))*100" office:value-type="float" office:value="4.19">
            <text:p>4,19</text:p>
          </table:table-cell>
          <table:table-cell table:number-columns-repeated="11"/>
        </table:table-row>
        <table:table-row table:style-name="ro1">
          <table:table-cell office:value-type="string">
            <text:p>2007-12-01</text:p>
          </table:table-cell>
          <table:table-cell office:value-type="string">
            <text:p>IPCA</text:p>
          </table:table-cell>
          <table:table-cell office:value-type="float" office:value="0.74">
            <text:p>0,74</text:p>
          </table:table-cell>
          <table:table-cell table:formula="of:=1+[.C336]/100" office:value-type="float" office:value="1.0074">
            <text:p>1,0074</text:p>
          </table:table-cell>
          <table:table-cell table:formula="of:=(ROUND(PRODUCT([.D325:.D336])-1;4))*100" office:value-type="float" office:value="4.46">
            <text:p>4,46</text:p>
          </table:table-cell>
          <table:table-cell table:number-columns-repeated="11"/>
        </table:table-row>
        <table:table-row table:style-name="ro1">
          <table:table-cell office:value-type="string">
            <text:p>2008-01-01</text:p>
          </table:table-cell>
          <table:table-cell office:value-type="string">
            <text:p>IPCA</text:p>
          </table:table-cell>
          <table:table-cell office:value-type="float" office:value="0.54">
            <text:p>0,54</text:p>
          </table:table-cell>
          <table:table-cell table:formula="of:=1+[.C337]/100" office:value-type="float" office:value="1.0054">
            <text:p>1,0054</text:p>
          </table:table-cell>
          <table:table-cell table:formula="of:=(ROUND(PRODUCT([.D326:.D337])-1;4))*100" office:value-type="float" office:value="4.56">
            <text:p>4,56</text:p>
          </table:table-cell>
          <table:table-cell table:number-columns-repeated="11"/>
        </table:table-row>
        <table:table-row table:style-name="ro1">
          <table:table-cell office:value-type="string">
            <text:p>2008-02-01</text:p>
          </table:table-cell>
          <table:table-cell office:value-type="string">
            <text:p>IPCA</text:p>
          </table:table-cell>
          <table:table-cell office:value-type="float" office:value="0.49">
            <text:p>0,49</text:p>
          </table:table-cell>
          <table:table-cell table:formula="of:=1+[.C338]/100" office:value-type="float" office:value="1.0049">
            <text:p>1,0049</text:p>
          </table:table-cell>
          <table:table-cell table:formula="of:=(ROUND(PRODUCT([.D327:.D338])-1;4))*100" office:value-type="float" office:value="4.61">
            <text:p>4,61</text:p>
          </table:table-cell>
          <table:table-cell table:number-columns-repeated="11"/>
        </table:table-row>
        <table:table-row table:style-name="ro1">
          <table:table-cell office:value-type="string">
            <text:p>2008-03-01</text:p>
          </table:table-cell>
          <table:table-cell office:value-type="string">
            <text:p>IPCA</text:p>
          </table:table-cell>
          <table:table-cell office:value-type="float" office:value="0.48">
            <text:p>0,48</text:p>
          </table:table-cell>
          <table:table-cell table:formula="of:=1+[.C339]/100" office:value-type="float" office:value="1.0048">
            <text:p>1,0048</text:p>
          </table:table-cell>
          <table:table-cell table:formula="of:=(ROUND(PRODUCT([.D328:.D339])-1;4))*100" office:value-type="float" office:value="4.73">
            <text:p>4,73</text:p>
          </table:table-cell>
          <table:table-cell table:number-columns-repeated="11"/>
        </table:table-row>
        <table:table-row table:style-name="ro1">
          <table:table-cell office:value-type="string">
            <text:p>2008-04-01</text:p>
          </table:table-cell>
          <table:table-cell office:value-type="string">
            <text:p>IPCA</text:p>
          </table:table-cell>
          <table:table-cell office:value-type="float" office:value="0.55">
            <text:p>0,55</text:p>
          </table:table-cell>
          <table:table-cell table:formula="of:=1+[.C340]/100" office:value-type="float" office:value="1.0055">
            <text:p>1,0055</text:p>
          </table:table-cell>
          <table:table-cell table:formula="of:=(ROUND(PRODUCT([.D329:.D340])-1;4))*100" office:value-type="float" office:value="5.04">
            <text:p>5,04</text:p>
          </table:table-cell>
          <table:table-cell table:number-columns-repeated="11"/>
        </table:table-row>
        <table:table-row table:style-name="ro1">
          <table:table-cell office:value-type="string">
            <text:p>2008-05-01</text:p>
          </table:table-cell>
          <table:table-cell office:value-type="string">
            <text:p>IPCA</text:p>
          </table:table-cell>
          <table:table-cell office:value-type="float" office:value="0.79">
            <text:p>0,79</text:p>
          </table:table-cell>
          <table:table-cell table:formula="of:=1+[.C341]/100" office:value-type="float" office:value="1.0079">
            <text:p>1,0079</text:p>
          </table:table-cell>
          <table:table-cell table:formula="of:=(ROUND(PRODUCT([.D330:.D341])-1;4))*100" office:value-type="float" office:value="5.58">
            <text:p>5,58</text:p>
          </table:table-cell>
          <table:table-cell table:number-columns-repeated="11"/>
        </table:table-row>
        <table:table-row table:style-name="ro1">
          <table:table-cell office:value-type="string">
            <text:p>2008-06-01</text:p>
          </table:table-cell>
          <table:table-cell office:value-type="string">
            <text:p>IPCA</text:p>
          </table:table-cell>
          <table:table-cell office:value-type="float" office:value="0.74">
            <text:p>0,74</text:p>
          </table:table-cell>
          <table:table-cell table:formula="of:=1+[.C342]/100" office:value-type="float" office:value="1.0074">
            <text:p>1,0074</text:p>
          </table:table-cell>
          <table:table-cell table:formula="of:=(ROUND(PRODUCT([.D331:.D342])-1;4))*100" office:value-type="float" office:value="6.06">
            <text:p>6,06</text:p>
          </table:table-cell>
          <table:table-cell table:number-columns-repeated="11"/>
        </table:table-row>
        <table:table-row table:style-name="ro1">
          <table:table-cell office:value-type="string">
            <text:p>2008-07-01</text:p>
          </table:table-cell>
          <table:table-cell office:value-type="string">
            <text:p>IPCA</text:p>
          </table:table-cell>
          <table:table-cell office:value-type="float" office:value="0.53">
            <text:p>0,53</text:p>
          </table:table-cell>
          <table:table-cell table:formula="of:=1+[.C343]/100" office:value-type="float" office:value="1.0053">
            <text:p>1,0053</text:p>
          </table:table-cell>
          <table:table-cell table:formula="of:=(ROUND(PRODUCT([.D332:.D343])-1;4))*100" office:value-type="float" office:value="6.37">
            <text:p>6,37</text:p>
          </table:table-cell>
          <table:table-cell table:number-columns-repeated="11"/>
        </table:table-row>
        <table:table-row table:style-name="ro1">
          <table:table-cell office:value-type="string">
            <text:p>2008-08-01</text:p>
          </table:table-cell>
          <table:table-cell office:value-type="string">
            <text:p>IPCA</text:p>
          </table:table-cell>
          <table:table-cell office:value-type="float" office:value="0.28">
            <text:p>0,28</text:p>
          </table:table-cell>
          <table:table-cell table:formula="of:=1+[.C344]/100" office:value-type="float" office:value="1.0028">
            <text:p>1,0028</text:p>
          </table:table-cell>
          <table:table-cell table:formula="of:=(ROUND(PRODUCT([.D333:.D344])-1;4))*100" office:value-type="float" office:value="6.17">
            <text:p>6,17</text:p>
          </table:table-cell>
          <table:table-cell table:number-columns-repeated="11"/>
        </table:table-row>
        <table:table-row table:style-name="ro1">
          <table:table-cell office:value-type="string">
            <text:p>2008-09-01</text:p>
          </table:table-cell>
          <table:table-cell office:value-type="string">
            <text:p>IPCA</text:p>
          </table:table-cell>
          <table:table-cell office:value-type="float" office:value="0.26">
            <text:p>0,26</text:p>
          </table:table-cell>
          <table:table-cell table:formula="of:=1+[.C345]/100" office:value-type="float" office:value="1.0026">
            <text:p>1,0026</text:p>
          </table:table-cell>
          <table:table-cell table:formula="of:=(ROUND(PRODUCT([.D334:.D345])-1;4))*100" office:value-type="float" office:value="6.25">
            <text:p>6,25</text:p>
          </table:table-cell>
          <table:table-cell table:number-columns-repeated="11"/>
        </table:table-row>
        <table:table-row table:style-name="ro1">
          <table:table-cell office:value-type="string">
            <text:p>2008-10-01</text:p>
          </table:table-cell>
          <table:table-cell office:value-type="string">
            <text:p>IPCA</text:p>
          </table:table-cell>
          <table:table-cell office:value-type="float" office:value="0.45">
            <text:p>0,45</text:p>
          </table:table-cell>
          <table:table-cell table:formula="of:=1+[.C346]/100" office:value-type="float" office:value="1.0045">
            <text:p>1,0045</text:p>
          </table:table-cell>
          <table:table-cell table:formula="of:=(ROUND(PRODUCT([.D335:.D346])-1;4))*100" office:value-type="float" office:value="6.41">
            <text:p>6,41</text:p>
          </table:table-cell>
          <table:table-cell table:number-columns-repeated="11"/>
        </table:table-row>
        <table:table-row table:style-name="ro1">
          <table:table-cell office:value-type="string">
            <text:p>2008-11-01</text:p>
          </table:table-cell>
          <table:table-cell office:value-type="string">
            <text:p>IPCA</text:p>
          </table:table-cell>
          <table:table-cell office:value-type="float" office:value="0.36">
            <text:p>0,36</text:p>
          </table:table-cell>
          <table:table-cell table:formula="of:=1+[.C347]/100" office:value-type="float" office:value="1.0036">
            <text:p>1,0036</text:p>
          </table:table-cell>
          <table:table-cell table:formula="of:=(ROUND(PRODUCT([.D336:.D347])-1;4))*100" office:value-type="float" office:value="6.39">
            <text:p>6,39</text:p>
          </table:table-cell>
          <table:table-cell table:number-columns-repeated="11"/>
        </table:table-row>
        <table:table-row table:style-name="ro1">
          <table:table-cell office:value-type="string">
            <text:p>2008-12-01</text:p>
          </table:table-cell>
          <table:table-cell office:value-type="string">
            <text:p>IPCA</text:p>
          </table:table-cell>
          <table:table-cell office:value-type="float" office:value="0.28">
            <text:p>0,28</text:p>
          </table:table-cell>
          <table:table-cell table:formula="of:=1+[.C348]/100" office:value-type="float" office:value="1.0028">
            <text:p>1,0028</text:p>
          </table:table-cell>
          <table:table-cell table:formula="of:=(ROUND(PRODUCT([.D337:.D348])-1;4))*100" office:value-type="float" office:value="5.9">
            <text:p>5,9</text:p>
          </table:table-cell>
          <table:table-cell table:number-columns-repeated="11"/>
        </table:table-row>
        <table:table-row table:style-name="ro1">
          <table:table-cell office:value-type="string">
            <text:p>2009-01-01</text:p>
          </table:table-cell>
          <table:table-cell office:value-type="string">
            <text:p>IPCA</text:p>
          </table:table-cell>
          <table:table-cell office:value-type="float" office:value="0.48">
            <text:p>0,48</text:p>
          </table:table-cell>
          <table:table-cell table:formula="of:=1+[.C349]/100" office:value-type="float" office:value="1.0048">
            <text:p>1,0048</text:p>
          </table:table-cell>
          <table:table-cell table:formula="of:=(ROUND(PRODUCT([.D338:.D349])-1;4))*100" office:value-type="float" office:value="5.84">
            <text:p>5,84</text:p>
          </table:table-cell>
          <table:table-cell table:number-columns-repeated="11"/>
        </table:table-row>
        <table:table-row table:style-name="ro1">
          <table:table-cell office:value-type="string">
            <text:p>2009-02-01</text:p>
          </table:table-cell>
          <table:table-cell office:value-type="string">
            <text:p>IPCA</text:p>
          </table:table-cell>
          <table:table-cell office:value-type="float" office:value="0.55">
            <text:p>0,55</text:p>
          </table:table-cell>
          <table:table-cell table:formula="of:=1+[.C350]/100" office:value-type="float" office:value="1.0055">
            <text:p>1,0055</text:p>
          </table:table-cell>
          <table:table-cell table:formula="of:=(ROUND(PRODUCT([.D339:.D350])-1;4))*100" office:value-type="float" office:value="5.9">
            <text:p>5,9</text:p>
          </table:table-cell>
          <table:table-cell table:number-columns-repeated="11"/>
        </table:table-row>
        <table:table-row table:style-name="ro1">
          <table:table-cell office:value-type="string">
            <text:p>2009-03-01</text:p>
          </table:table-cell>
          <table:table-cell office:value-type="string">
            <text:p>IPCA</text:p>
          </table:table-cell>
          <table:table-cell office:value-type="float" office:value="0.2">
            <text:p>0,2</text:p>
          </table:table-cell>
          <table:table-cell table:formula="of:=1+[.C351]/100" office:value-type="float" office:value="1.002">
            <text:p>1,002</text:p>
          </table:table-cell>
          <table:table-cell table:formula="of:=(ROUND(PRODUCT([.D340:.D351])-1;4))*100" office:value-type="float" office:value="5.61">
            <text:p>5,61</text:p>
          </table:table-cell>
          <table:table-cell table:number-columns-repeated="11"/>
        </table:table-row>
        <table:table-row table:style-name="ro1">
          <table:table-cell office:value-type="string">
            <text:p>2009-04-01</text:p>
          </table:table-cell>
          <table:table-cell office:value-type="string">
            <text:p>IPCA</text:p>
          </table:table-cell>
          <table:table-cell office:value-type="float" office:value="0.48">
            <text:p>0,48</text:p>
          </table:table-cell>
          <table:table-cell table:formula="of:=1+[.C352]/100" office:value-type="float" office:value="1.0048">
            <text:p>1,0048</text:p>
          </table:table-cell>
          <table:table-cell table:formula="of:=(ROUND(PRODUCT([.D341:.D352])-1;4))*100" office:value-type="float" office:value="5.53">
            <text:p>5,53</text:p>
          </table:table-cell>
          <table:table-cell table:number-columns-repeated="11"/>
        </table:table-row>
        <table:table-row table:style-name="ro1">
          <table:table-cell office:value-type="string">
            <text:p>2009-05-01</text:p>
          </table:table-cell>
          <table:table-cell office:value-type="string">
            <text:p>IPCA</text:p>
          </table:table-cell>
          <table:table-cell office:value-type="float" office:value="0.47">
            <text:p>0,47</text:p>
          </table:table-cell>
          <table:table-cell table:formula="of:=1+[.C353]/100" office:value-type="float" office:value="1.0047">
            <text:p>1,0047</text:p>
          </table:table-cell>
          <table:table-cell table:formula="of:=(ROUND(PRODUCT([.D342:.D353])-1;4))*100" office:value-type="float" office:value="5.2">
            <text:p>5,2</text:p>
          </table:table-cell>
          <table:table-cell table:number-columns-repeated="11"/>
        </table:table-row>
        <table:table-row table:style-name="ro1">
          <table:table-cell office:value-type="string">
            <text:p>2009-06-01</text:p>
          </table:table-cell>
          <table:table-cell office:value-type="string">
            <text:p>IPCA</text:p>
          </table:table-cell>
          <table:table-cell office:value-type="float" office:value="0.36">
            <text:p>0,36</text:p>
          </table:table-cell>
          <table:table-cell table:formula="of:=1+[.C354]/100" office:value-type="float" office:value="1.0036">
            <text:p>1,0036</text:p>
          </table:table-cell>
          <table:table-cell table:formula="of:=(ROUND(PRODUCT([.D343:.D354])-1;4))*100" office:value-type="float" office:value="4.8">
            <text:p>4,8</text:p>
          </table:table-cell>
          <table:table-cell table:number-columns-repeated="11"/>
        </table:table-row>
        <table:table-row table:style-name="ro1">
          <table:table-cell office:value-type="string">
            <text:p>2009-07-01</text:p>
          </table:table-cell>
          <table:table-cell office:value-type="string">
            <text:p>IPCA</text:p>
          </table:table-cell>
          <table:table-cell office:value-type="float" office:value="0.24">
            <text:p>0,24</text:p>
          </table:table-cell>
          <table:table-cell table:formula="of:=1+[.C355]/100" office:value-type="float" office:value="1.0024">
            <text:p>1,0024</text:p>
          </table:table-cell>
          <table:table-cell table:formula="of:=(ROUND(PRODUCT([.D344:.D355])-1;4))*100" office:value-type="float" office:value="4.5">
            <text:p>4,5</text:p>
          </table:table-cell>
          <table:table-cell table:number-columns-repeated="11"/>
        </table:table-row>
        <table:table-row table:style-name="ro1">
          <table:table-cell office:value-type="string">
            <text:p>2009-08-01</text:p>
          </table:table-cell>
          <table:table-cell office:value-type="string">
            <text:p>IPCA</text:p>
          </table:table-cell>
          <table:table-cell office:value-type="float" office:value="0.15">
            <text:p>0,15</text:p>
          </table:table-cell>
          <table:table-cell table:formula="of:=1+[.C356]/100" office:value-type="float" office:value="1.0015">
            <text:p>1,0015</text:p>
          </table:table-cell>
          <table:table-cell table:formula="of:=(ROUND(PRODUCT([.D345:.D356])-1;4))*100" office:value-type="float" office:value="4.36">
            <text:p>4,36</text:p>
          </table:table-cell>
          <table:table-cell table:number-columns-repeated="11"/>
        </table:table-row>
        <table:table-row table:style-name="ro1">
          <table:table-cell office:value-type="string">
            <text:p>2009-09-01</text:p>
          </table:table-cell>
          <table:table-cell office:value-type="string">
            <text:p>IPCA</text:p>
          </table:table-cell>
          <table:table-cell office:value-type="float" office:value="0.24">
            <text:p>0,24</text:p>
          </table:table-cell>
          <table:table-cell table:formula="of:=1+[.C357]/100" office:value-type="float" office:value="1.0024">
            <text:p>1,0024</text:p>
          </table:table-cell>
          <table:table-cell table:formula="of:=(ROUND(PRODUCT([.D346:.D357])-1;4))*100" office:value-type="float" office:value="4.34">
            <text:p>4,34</text:p>
          </table:table-cell>
          <table:table-cell table:number-columns-repeated="11"/>
        </table:table-row>
        <table:table-row table:style-name="ro1">
          <table:table-cell office:value-type="string">
            <text:p>2009-10-01</text:p>
          </table:table-cell>
          <table:table-cell office:value-type="string">
            <text:p>IPCA</text:p>
          </table:table-cell>
          <table:table-cell office:value-type="float" office:value="0.28">
            <text:p>0,28</text:p>
          </table:table-cell>
          <table:table-cell table:formula="of:=1+[.C358]/100" office:value-type="float" office:value="1.0028">
            <text:p>1,0028</text:p>
          </table:table-cell>
          <table:table-cell table:formula="of:=(ROUND(PRODUCT([.D347:.D358])-1;4))*100" office:value-type="float" office:value="4.17">
            <text:p>4,17</text:p>
          </table:table-cell>
          <table:table-cell table:number-columns-repeated="11"/>
        </table:table-row>
        <table:table-row table:style-name="ro1">
          <table:table-cell office:value-type="string">
            <text:p>2009-11-01</text:p>
          </table:table-cell>
          <table:table-cell office:value-type="string">
            <text:p>IPCA</text:p>
          </table:table-cell>
          <table:table-cell office:value-type="float" office:value="0.41">
            <text:p>0,41</text:p>
          </table:table-cell>
          <table:table-cell table:formula="of:=1+[.C359]/100" office:value-type="float" office:value="1.0041">
            <text:p>1,0041</text:p>
          </table:table-cell>
          <table:table-cell table:formula="of:=(ROUND(PRODUCT([.D348:.D359])-1;4))*100" office:value-type="float" office:value="4.22">
            <text:p>4,22</text:p>
          </table:table-cell>
          <table:table-cell table:number-columns-repeated="11"/>
        </table:table-row>
        <table:table-row table:style-name="ro1">
          <table:table-cell office:value-type="string">
            <text:p>2009-12-01</text:p>
          </table:table-cell>
          <table:table-cell office:value-type="string">
            <text:p>IPCA</text:p>
          </table:table-cell>
          <table:table-cell office:value-type="float" office:value="0.37">
            <text:p>0,37</text:p>
          </table:table-cell>
          <table:table-cell table:formula="of:=1+[.C360]/100" office:value-type="float" office:value="1.0037">
            <text:p>1,0037</text:p>
          </table:table-cell>
          <table:table-cell table:formula="of:=(ROUND(PRODUCT([.D349:.D360])-1;4))*100" office:value-type="float" office:value="4.31">
            <text:p>4,31</text:p>
          </table:table-cell>
          <table:table-cell table:number-columns-repeated="11"/>
        </table:table-row>
        <table:table-row table:style-name="ro1">
          <table:table-cell office:value-type="string">
            <text:p>2010-01-01</text:p>
          </table:table-cell>
          <table:table-cell office:value-type="string">
            <text:p>IPCA</text:p>
          </table:table-cell>
          <table:table-cell office:value-type="float" office:value="0.75">
            <text:p>0,75</text:p>
          </table:table-cell>
          <table:table-cell table:formula="of:=1+[.C361]/100" office:value-type="float" office:value="1.0075">
            <text:p>1,0075</text:p>
          </table:table-cell>
          <table:table-cell table:formula="of:=(ROUND(PRODUCT([.D350:.D361])-1;4))*100" office:value-type="float" office:value="4.59">
            <text:p>4,59</text:p>
          </table:table-cell>
          <table:table-cell table:number-columns-repeated="11"/>
        </table:table-row>
        <table:table-row table:style-name="ro1">
          <table:table-cell office:value-type="string">
            <text:p>2010-02-01</text:p>
          </table:table-cell>
          <table:table-cell office:value-type="string">
            <text:p>IPCA</text:p>
          </table:table-cell>
          <table:table-cell office:value-type="float" office:value="0.78">
            <text:p>0,78</text:p>
          </table:table-cell>
          <table:table-cell table:formula="of:=1+[.C362]/100" office:value-type="float" office:value="1.0078">
            <text:p>1,0078</text:p>
          </table:table-cell>
          <table:table-cell table:formula="of:=(ROUND(PRODUCT([.D351:.D362])-1;4))*100" office:value-type="float" office:value="4.83">
            <text:p>4,83</text:p>
          </table:table-cell>
          <table:table-cell table:number-columns-repeated="11"/>
        </table:table-row>
        <table:table-row table:style-name="ro1">
          <table:table-cell office:value-type="string">
            <text:p>2010-03-01</text:p>
          </table:table-cell>
          <table:table-cell office:value-type="string">
            <text:p>IPCA</text:p>
          </table:table-cell>
          <table:table-cell office:value-type="float" office:value="0.52">
            <text:p>0,52</text:p>
          </table:table-cell>
          <table:table-cell table:formula="of:=1+[.C363]/100" office:value-type="float" office:value="1.0052">
            <text:p>1,0052</text:p>
          </table:table-cell>
          <table:table-cell table:formula="of:=(ROUND(PRODUCT([.D352:.D363])-1;4))*100" office:value-type="float" office:value="5.17">
            <text:p>5,17</text:p>
          </table:table-cell>
          <table:table-cell table:number-columns-repeated="11"/>
        </table:table-row>
        <table:table-row table:style-name="ro1">
          <table:table-cell office:value-type="string">
            <text:p>2010-04-01</text:p>
          </table:table-cell>
          <table:table-cell office:value-type="string">
            <text:p>IPCA</text:p>
          </table:table-cell>
          <table:table-cell office:value-type="float" office:value="0.57">
            <text:p>0,57</text:p>
          </table:table-cell>
          <table:table-cell table:formula="of:=1+[.C364]/100" office:value-type="float" office:value="1.0057">
            <text:p>1,0057</text:p>
          </table:table-cell>
          <table:table-cell table:formula="of:=(ROUND(PRODUCT([.D353:.D364])-1;4))*100" office:value-type="float" office:value="5.26">
            <text:p>5,26</text:p>
          </table:table-cell>
          <table:table-cell table:number-columns-repeated="11"/>
        </table:table-row>
        <table:table-row table:style-name="ro1">
          <table:table-cell office:value-type="string">
            <text:p>2010-05-01</text:p>
          </table:table-cell>
          <table:table-cell office:value-type="string">
            <text:p>IPCA</text:p>
          </table:table-cell>
          <table:table-cell office:value-type="float" office:value="0.43">
            <text:p>0,43</text:p>
          </table:table-cell>
          <table:table-cell table:formula="of:=1+[.C365]/100" office:value-type="float" office:value="1.0043">
            <text:p>1,0043</text:p>
          </table:table-cell>
          <table:table-cell table:formula="of:=(ROUND(PRODUCT([.D354:.D365])-1;4))*100" office:value-type="float" office:value="5.22">
            <text:p>5,22</text:p>
          </table:table-cell>
          <table:table-cell table:number-columns-repeated="11"/>
        </table:table-row>
        <table:table-row table:style-name="ro1">
          <table:table-cell office:value-type="string">
            <text:p>2010-06-01</text:p>
          </table:table-cell>
          <table:table-cell office:value-type="string">
            <text:p>IPCA</text:p>
          </table:table-cell>
          <table:table-cell office:value-type="float" office:value="0">
            <text:p>0</text:p>
          </table:table-cell>
          <table:table-cell table:formula="of:=1+[.C366]/100" office:value-type="float" office:value="1">
            <text:p>1</text:p>
          </table:table-cell>
          <table:table-cell table:formula="of:=(ROUND(PRODUCT([.D355:.D366])-1;4))*100" office:value-type="float" office:value="4.84">
            <text:p>4,84</text:p>
          </table:table-cell>
          <table:table-cell table:number-columns-repeated="11"/>
        </table:table-row>
        <table:table-row table:style-name="ro1">
          <table:table-cell office:value-type="string">
            <text:p>2010-07-01</text:p>
          </table:table-cell>
          <table:table-cell office:value-type="string">
            <text:p>IPCA</text:p>
          </table:table-cell>
          <table:table-cell office:value-type="float" office:value="0.01">
            <text:p>0,01</text:p>
          </table:table-cell>
          <table:table-cell table:formula="of:=1+[.C367]/100" office:value-type="float" office:value="1.0001">
            <text:p>1,0001</text:p>
          </table:table-cell>
          <table:table-cell table:formula="of:=(ROUND(PRODUCT([.D356:.D367])-1;4))*100" office:value-type="float" office:value="4.6">
            <text:p>4,6</text:p>
          </table:table-cell>
          <table:table-cell table:number-columns-repeated="11"/>
        </table:table-row>
        <table:table-row table:style-name="ro1">
          <table:table-cell office:value-type="string">
            <text:p>2010-08-01</text:p>
          </table:table-cell>
          <table:table-cell office:value-type="string">
            <text:p>IPCA</text:p>
          </table:table-cell>
          <table:table-cell office:value-type="float" office:value="0.04">
            <text:p>0,04</text:p>
          </table:table-cell>
          <table:table-cell table:formula="of:=1+[.C368]/100" office:value-type="float" office:value="1.0004">
            <text:p>1,0004</text:p>
          </table:table-cell>
          <table:table-cell table:formula="of:=(ROUND(PRODUCT([.D357:.D368])-1;4))*100" office:value-type="float" office:value="4.49">
            <text:p>4,49</text:p>
          </table:table-cell>
          <table:table-cell table:number-columns-repeated="11"/>
        </table:table-row>
        <table:table-row table:style-name="ro1">
          <table:table-cell office:value-type="string">
            <text:p>2010-09-01</text:p>
          </table:table-cell>
          <table:table-cell office:value-type="string">
            <text:p>IPCA</text:p>
          </table:table-cell>
          <table:table-cell office:value-type="float" office:value="0.45">
            <text:p>0,45</text:p>
          </table:table-cell>
          <table:table-cell table:formula="of:=1+[.C369]/100" office:value-type="float" office:value="1.0045">
            <text:p>1,0045</text:p>
          </table:table-cell>
          <table:table-cell table:formula="of:=(ROUND(PRODUCT([.D358:.D369])-1;4))*100" office:value-type="float" office:value="4.7">
            <text:p>4,7</text:p>
          </table:table-cell>
          <table:table-cell table:number-columns-repeated="11"/>
        </table:table-row>
        <table:table-row table:style-name="ro1">
          <table:table-cell office:value-type="string">
            <text:p>2010-10-01</text:p>
          </table:table-cell>
          <table:table-cell office:value-type="string">
            <text:p>IPCA</text:p>
          </table:table-cell>
          <table:table-cell office:value-type="float" office:value="0.75">
            <text:p>0,75</text:p>
          </table:table-cell>
          <table:table-cell table:formula="of:=1+[.C370]/100" office:value-type="float" office:value="1.0075">
            <text:p>1,0075</text:p>
          </table:table-cell>
          <table:table-cell table:formula="of:=(ROUND(PRODUCT([.D359:.D370])-1;4))*100" office:value-type="float" office:value="5.2">
            <text:p>5,2</text:p>
          </table:table-cell>
          <table:table-cell table:number-columns-repeated="11"/>
        </table:table-row>
        <table:table-row table:style-name="ro1">
          <table:table-cell office:value-type="string">
            <text:p>2010-11-01</text:p>
          </table:table-cell>
          <table:table-cell office:value-type="string">
            <text:p>IPCA</text:p>
          </table:table-cell>
          <table:table-cell office:value-type="float" office:value="0.83">
            <text:p>0,83</text:p>
          </table:table-cell>
          <table:table-cell table:formula="of:=1+[.C371]/100" office:value-type="float" office:value="1.0083">
            <text:p>1,0083</text:p>
          </table:table-cell>
          <table:table-cell table:formula="of:=(ROUND(PRODUCT([.D360:.D371])-1;4))*100" office:value-type="float" office:value="5.64">
            <text:p>5,64</text:p>
          </table:table-cell>
          <table:table-cell table:number-columns-repeated="11"/>
        </table:table-row>
        <table:table-row table:style-name="ro1">
          <table:table-cell office:value-type="string">
            <text:p>2010-12-01</text:p>
          </table:table-cell>
          <table:table-cell office:value-type="string">
            <text:p>IPCA</text:p>
          </table:table-cell>
          <table:table-cell office:value-type="float" office:value="0.63">
            <text:p>0,63</text:p>
          </table:table-cell>
          <table:table-cell table:formula="of:=1+[.C372]/100" office:value-type="float" office:value="1.0063">
            <text:p>1,0063</text:p>
          </table:table-cell>
          <table:table-cell table:formula="of:=(ROUND(PRODUCT([.D361:.D372])-1;4))*100" office:value-type="float" office:value="5.91">
            <text:p>5,91</text:p>
          </table:table-cell>
          <table:table-cell table:number-columns-repeated="11"/>
        </table:table-row>
        <table:table-row table:style-name="ro1">
          <table:table-cell office:value-type="string">
            <text:p>2011-01-01</text:p>
          </table:table-cell>
          <table:table-cell office:value-type="string">
            <text:p>IPCA</text:p>
          </table:table-cell>
          <table:table-cell office:value-type="float" office:value="0.83">
            <text:p>0,83</text:p>
          </table:table-cell>
          <table:table-cell table:formula="of:=1+[.C373]/100" office:value-type="float" office:value="1.0083">
            <text:p>1,0083</text:p>
          </table:table-cell>
          <table:table-cell table:formula="of:=(ROUND(PRODUCT([.D362:.D373])-1;4))*100" office:value-type="float" office:value="5.99">
            <text:p>5,99</text:p>
          </table:table-cell>
          <table:table-cell table:number-columns-repeated="11"/>
        </table:table-row>
        <table:table-row table:style-name="ro1">
          <table:table-cell office:value-type="string">
            <text:p>2011-02-01</text:p>
          </table:table-cell>
          <table:table-cell office:value-type="string">
            <text:p>IPCA</text:p>
          </table:table-cell>
          <table:table-cell office:value-type="float" office:value="0.8">
            <text:p>0,8</text:p>
          </table:table-cell>
          <table:table-cell table:formula="of:=1+[.C374]/100" office:value-type="float" office:value="1.008">
            <text:p>1,008</text:p>
          </table:table-cell>
          <table:table-cell table:formula="of:=(ROUND(PRODUCT([.D363:.D374])-1;4))*100" office:value-type="float" office:value="6.01">
            <text:p>6,01</text:p>
          </table:table-cell>
          <table:table-cell table:number-columns-repeated="11"/>
        </table:table-row>
        <table:table-row table:style-name="ro1">
          <table:table-cell office:value-type="string">
            <text:p>2011-03-01</text:p>
          </table:table-cell>
          <table:table-cell office:value-type="string">
            <text:p>IPCA</text:p>
          </table:table-cell>
          <table:table-cell office:value-type="float" office:value="0.79">
            <text:p>0,79</text:p>
          </table:table-cell>
          <table:table-cell table:formula="of:=1+[.C375]/100" office:value-type="float" office:value="1.0079">
            <text:p>1,0079</text:p>
          </table:table-cell>
          <table:table-cell table:formula="of:=(ROUND(PRODUCT([.D364:.D375])-1;4))*100" office:value-type="float" office:value="6.3">
            <text:p>6,3</text:p>
          </table:table-cell>
          <table:table-cell table:number-columns-repeated="11"/>
        </table:table-row>
        <table:table-row table:style-name="ro1">
          <table:table-cell office:value-type="string">
            <text:p>2011-04-01</text:p>
          </table:table-cell>
          <table:table-cell office:value-type="string">
            <text:p>IPCA</text:p>
          </table:table-cell>
          <table:table-cell office:value-type="float" office:value="0.77">
            <text:p>0,77</text:p>
          </table:table-cell>
          <table:table-cell table:formula="of:=1+[.C376]/100" office:value-type="float" office:value="1.0077">
            <text:p>1,0077</text:p>
          </table:table-cell>
          <table:table-cell table:formula="of:=(ROUND(PRODUCT([.D365:.D376])-1;4))*100" office:value-type="float" office:value="6.51">
            <text:p>6,51</text:p>
          </table:table-cell>
          <table:table-cell table:number-columns-repeated="11"/>
        </table:table-row>
        <table:table-row table:style-name="ro1">
          <table:table-cell office:value-type="string">
            <text:p>2011-05-01</text:p>
          </table:table-cell>
          <table:table-cell office:value-type="string">
            <text:p>IPCA</text:p>
          </table:table-cell>
          <table:table-cell office:value-type="float" office:value="0.47">
            <text:p>0,47</text:p>
          </table:table-cell>
          <table:table-cell table:formula="of:=1+[.C377]/100" office:value-type="float" office:value="1.0047">
            <text:p>1,0047</text:p>
          </table:table-cell>
          <table:table-cell table:formula="of:=(ROUND(PRODUCT([.D366:.D377])-1;4))*100" office:value-type="float" office:value="6.55">
            <text:p>6,55</text:p>
          </table:table-cell>
          <table:table-cell table:number-columns-repeated="11"/>
        </table:table-row>
        <table:table-row table:style-name="ro1">
          <table:table-cell office:value-type="string">
            <text:p>2011-06-01</text:p>
          </table:table-cell>
          <table:table-cell office:value-type="string">
            <text:p>IPCA</text:p>
          </table:table-cell>
          <table:table-cell office:value-type="float" office:value="0.15">
            <text:p>0,15</text:p>
          </table:table-cell>
          <table:table-cell table:formula="of:=1+[.C378]/100" office:value-type="float" office:value="1.0015">
            <text:p>1,0015</text:p>
          </table:table-cell>
          <table:table-cell table:formula="of:=(ROUND(PRODUCT([.D367:.D378])-1;4))*100" office:value-type="float" office:value="6.71">
            <text:p>6,71</text:p>
          </table:table-cell>
          <table:table-cell table:number-columns-repeated="11"/>
        </table:table-row>
        <table:table-row table:style-name="ro1">
          <table:table-cell office:value-type="string">
            <text:p>2011-07-01</text:p>
          </table:table-cell>
          <table:table-cell office:value-type="string">
            <text:p>IPCA</text:p>
          </table:table-cell>
          <table:table-cell office:value-type="float" office:value="0.16">
            <text:p>0,16</text:p>
          </table:table-cell>
          <table:table-cell table:formula="of:=1+[.C379]/100" office:value-type="float" office:value="1.0016">
            <text:p>1,0016</text:p>
          </table:table-cell>
          <table:table-cell table:formula="of:=(ROUND(PRODUCT([.D368:.D379])-1;4))*100" office:value-type="float" office:value="6.87">
            <text:p>6,87</text:p>
          </table:table-cell>
          <table:table-cell table:number-columns-repeated="11"/>
        </table:table-row>
        <table:table-row table:style-name="ro1">
          <table:table-cell office:value-type="string">
            <text:p>2011-08-01</text:p>
          </table:table-cell>
          <table:table-cell office:value-type="string">
            <text:p>IPCA</text:p>
          </table:table-cell>
          <table:table-cell office:value-type="float" office:value="0.37">
            <text:p>0,37</text:p>
          </table:table-cell>
          <table:table-cell table:formula="of:=1+[.C380]/100" office:value-type="float" office:value="1.0037">
            <text:p>1,0037</text:p>
          </table:table-cell>
          <table:table-cell table:formula="of:=(ROUND(PRODUCT([.D369:.D380])-1;4))*100" office:value-type="float" office:value="7.23">
            <text:p>7,23</text:p>
          </table:table-cell>
          <table:table-cell table:number-columns-repeated="11"/>
        </table:table-row>
        <table:table-row table:style-name="ro1">
          <table:table-cell office:value-type="string">
            <text:p>2011-09-01</text:p>
          </table:table-cell>
          <table:table-cell office:value-type="string">
            <text:p>IPCA</text:p>
          </table:table-cell>
          <table:table-cell office:value-type="float" office:value="0.53">
            <text:p>0,53</text:p>
          </table:table-cell>
          <table:table-cell table:formula="of:=1+[.C381]/100" office:value-type="float" office:value="1.0053">
            <text:p>1,0053</text:p>
          </table:table-cell>
          <table:table-cell table:formula="of:=(ROUND(PRODUCT([.D370:.D381])-1;4))*100" office:value-type="float" office:value="7.31">
            <text:p>7,31</text:p>
          </table:table-cell>
          <table:table-cell table:number-columns-repeated="11"/>
        </table:table-row>
        <table:table-row table:style-name="ro1">
          <table:table-cell office:value-type="string">
            <text:p>2011-10-01</text:p>
          </table:table-cell>
          <table:table-cell office:value-type="string">
            <text:p>IPCA</text:p>
          </table:table-cell>
          <table:table-cell office:value-type="float" office:value="0.43">
            <text:p>0,43</text:p>
          </table:table-cell>
          <table:table-cell table:formula="of:=1+[.C382]/100" office:value-type="float" office:value="1.0043">
            <text:p>1,0043</text:p>
          </table:table-cell>
          <table:table-cell table:formula="of:=(ROUND(PRODUCT([.D371:.D382])-1;4))*100" office:value-type="float" office:value="6.97">
            <text:p>6,97</text:p>
          </table:table-cell>
          <table:table-cell table:number-columns-repeated="11"/>
        </table:table-row>
        <table:table-row table:style-name="ro1">
          <table:table-cell office:value-type="string">
            <text:p>2011-11-01</text:p>
          </table:table-cell>
          <table:table-cell office:value-type="string">
            <text:p>IPCA</text:p>
          </table:table-cell>
          <table:table-cell office:value-type="float" office:value="0.52">
            <text:p>0,52</text:p>
          </table:table-cell>
          <table:table-cell table:formula="of:=1+[.C383]/100" office:value-type="float" office:value="1.0052">
            <text:p>1,0052</text:p>
          </table:table-cell>
          <table:table-cell table:formula="of:=(ROUND(PRODUCT([.D372:.D383])-1;4))*100" office:value-type="float" office:value="6.64">
            <text:p>6,64</text:p>
          </table:table-cell>
          <table:table-cell table:number-columns-repeated="11"/>
        </table:table-row>
        <table:table-row table:style-name="ro1">
          <table:table-cell office:value-type="string">
            <text:p>2011-12-01</text:p>
          </table:table-cell>
          <table:table-cell office:value-type="string">
            <text:p>IPCA</text:p>
          </table:table-cell>
          <table:table-cell office:value-type="float" office:value="0.5">
            <text:p>0,5</text:p>
          </table:table-cell>
          <table:table-cell table:formula="of:=1+[.C384]/100" office:value-type="float" office:value="1.005">
            <text:p>1,005</text:p>
          </table:table-cell>
          <table:table-cell table:formula="of:=(ROUND(PRODUCT([.D373:.D384])-1;4))*100" office:value-type="float" office:value="6.5">
            <text:p>6,5</text:p>
          </table:table-cell>
          <table:table-cell table:number-columns-repeated="11"/>
        </table:table-row>
        <table:table-row table:style-name="ro1">
          <table:table-cell office:value-type="string">
            <text:p>2012-01-01</text:p>
          </table:table-cell>
          <table:table-cell office:value-type="string">
            <text:p>IPCA</text:p>
          </table:table-cell>
          <table:table-cell office:value-type="float" office:value="0.56">
            <text:p>0,56</text:p>
          </table:table-cell>
          <table:table-cell table:formula="of:=1+[.C385]/100" office:value-type="float" office:value="1.0056">
            <text:p>1,0056</text:p>
          </table:table-cell>
          <table:table-cell table:formula="of:=(ROUND(PRODUCT([.D374:.D385])-1;4))*100" office:value-type="float" office:value="6.22">
            <text:p>6,22</text:p>
          </table:table-cell>
          <table:table-cell table:number-columns-repeated="11"/>
        </table:table-row>
        <table:table-row table:style-name="ro1">
          <table:table-cell office:value-type="string">
            <text:p>2012-02-01</text:p>
          </table:table-cell>
          <table:table-cell office:value-type="string">
            <text:p>IPCA</text:p>
          </table:table-cell>
          <table:table-cell office:value-type="float" office:value="0.45">
            <text:p>0,45</text:p>
          </table:table-cell>
          <table:table-cell table:formula="of:=1+[.C386]/100" office:value-type="float" office:value="1.0045">
            <text:p>1,0045</text:p>
          </table:table-cell>
          <table:table-cell table:formula="of:=(ROUND(PRODUCT([.D375:.D386])-1;4))*100" office:value-type="float" office:value="5.85">
            <text:p>5,85</text:p>
          </table:table-cell>
          <table:table-cell table:number-columns-repeated="11"/>
        </table:table-row>
        <table:table-row table:style-name="ro1">
          <table:table-cell office:value-type="string">
            <text:p>2012-03-01</text:p>
          </table:table-cell>
          <table:table-cell office:value-type="string">
            <text:p>IPCA</text:p>
          </table:table-cell>
          <table:table-cell office:value-type="float" office:value="0.21">
            <text:p>0,21</text:p>
          </table:table-cell>
          <table:table-cell table:formula="of:=1+[.C387]/100" office:value-type="float" office:value="1.0021">
            <text:p>1,0021</text:p>
          </table:table-cell>
          <table:table-cell table:formula="of:=(ROUND(PRODUCT([.D376:.D387])-1;4))*100" office:value-type="float" office:value="5.24">
            <text:p>5,24</text:p>
          </table:table-cell>
          <table:table-cell table:number-columns-repeated="11"/>
        </table:table-row>
        <table:table-row table:style-name="ro1">
          <table:table-cell office:value-type="string">
            <text:p>2012-04-01</text:p>
          </table:table-cell>
          <table:table-cell office:value-type="string">
            <text:p>IPCA</text:p>
          </table:table-cell>
          <table:table-cell office:value-type="float" office:value="0.64">
            <text:p>0,64</text:p>
          </table:table-cell>
          <table:table-cell table:formula="of:=1+[.C388]/100" office:value-type="float" office:value="1.0064">
            <text:p>1,0064</text:p>
          </table:table-cell>
          <table:table-cell table:formula="of:=(ROUND(PRODUCT([.D377:.D388])-1;4))*100" office:value-type="float" office:value="5.1">
            <text:p>5,1</text:p>
          </table:table-cell>
          <table:table-cell table:number-columns-repeated="11"/>
        </table:table-row>
        <table:table-row table:style-name="ro1">
          <table:table-cell office:value-type="string">
            <text:p>2012-05-01</text:p>
          </table:table-cell>
          <table:table-cell office:value-type="string">
            <text:p>IPCA</text:p>
          </table:table-cell>
          <table:table-cell office:value-type="float" office:value="0.36">
            <text:p>0,36</text:p>
          </table:table-cell>
          <table:table-cell table:formula="of:=1+[.C389]/100" office:value-type="float" office:value="1.0036">
            <text:p>1,0036</text:p>
          </table:table-cell>
          <table:table-cell table:formula="of:=(ROUND(PRODUCT([.D378:.D389])-1;4))*100" office:value-type="float" office:value="4.99">
            <text:p>4,99</text:p>
          </table:table-cell>
          <table:table-cell table:number-columns-repeated="11"/>
        </table:table-row>
        <table:table-row table:style-name="ro1">
          <table:table-cell office:value-type="string">
            <text:p>2012-06-01</text:p>
          </table:table-cell>
          <table:table-cell office:value-type="string">
            <text:p>IPCA</text:p>
          </table:table-cell>
          <table:table-cell office:value-type="float" office:value="0.08">
            <text:p>0,08</text:p>
          </table:table-cell>
          <table:table-cell table:formula="of:=1+[.C390]/100" office:value-type="float" office:value="1.0008">
            <text:p>1,0008</text:p>
          </table:table-cell>
          <table:table-cell table:formula="of:=(ROUND(PRODUCT([.D379:.D390])-1;4))*100" office:value-type="float" office:value="4.92">
            <text:p>4,92</text:p>
          </table:table-cell>
          <table:table-cell table:number-columns-repeated="11"/>
        </table:table-row>
        <table:table-row table:style-name="ro1">
          <table:table-cell office:value-type="string">
            <text:p>2012-07-01</text:p>
          </table:table-cell>
          <table:table-cell office:value-type="string">
            <text:p>IPCA</text:p>
          </table:table-cell>
          <table:table-cell office:value-type="float" office:value="0.43">
            <text:p>0,43</text:p>
          </table:table-cell>
          <table:table-cell table:formula="of:=1+[.C391]/100" office:value-type="float" office:value="1.0043">
            <text:p>1,0043</text:p>
          </table:table-cell>
          <table:table-cell table:formula="of:=(ROUND(PRODUCT([.D380:.D391])-1;4))*100" office:value-type="float" office:value="5.2">
            <text:p>5,2</text:p>
          </table:table-cell>
          <table:table-cell table:number-columns-repeated="11"/>
        </table:table-row>
        <table:table-row table:style-name="ro1">
          <table:table-cell office:value-type="string">
            <text:p>2012-08-01</text:p>
          </table:table-cell>
          <table:table-cell office:value-type="string">
            <text:p>IPCA</text:p>
          </table:table-cell>
          <table:table-cell office:value-type="float" office:value="0.41">
            <text:p>0,41</text:p>
          </table:table-cell>
          <table:table-cell table:formula="of:=1+[.C392]/100" office:value-type="float" office:value="1.0041">
            <text:p>1,0041</text:p>
          </table:table-cell>
          <table:table-cell table:formula="of:=(ROUND(PRODUCT([.D381:.D392])-1;4))*100" office:value-type="float" office:value="5.24">
            <text:p>5,24</text:p>
          </table:table-cell>
          <table:table-cell table:number-columns-repeated="11"/>
        </table:table-row>
        <table:table-row table:style-name="ro1">
          <table:table-cell office:value-type="string">
            <text:p>2012-09-01</text:p>
          </table:table-cell>
          <table:table-cell office:value-type="string">
            <text:p>IPCA</text:p>
          </table:table-cell>
          <table:table-cell office:value-type="float" office:value="0.57">
            <text:p>0,57</text:p>
          </table:table-cell>
          <table:table-cell table:formula="of:=1+[.C393]/100" office:value-type="float" office:value="1.0057">
            <text:p>1,0057</text:p>
          </table:table-cell>
          <table:table-cell table:formula="of:=(ROUND(PRODUCT([.D382:.D393])-1;4))*100" office:value-type="float" office:value="5.28">
            <text:p>5,28</text:p>
          </table:table-cell>
          <table:table-cell table:number-columns-repeated="11"/>
        </table:table-row>
        <table:table-row table:style-name="ro1">
          <table:table-cell office:value-type="string">
            <text:p>2012-10-01</text:p>
          </table:table-cell>
          <table:table-cell office:value-type="string">
            <text:p>IPCA</text:p>
          </table:table-cell>
          <table:table-cell office:value-type="float" office:value="0.59">
            <text:p>0,59</text:p>
          </table:table-cell>
          <table:table-cell table:formula="of:=1+[.C394]/100" office:value-type="float" office:value="1.0059">
            <text:p>1,0059</text:p>
          </table:table-cell>
          <table:table-cell table:formula="of:=(ROUND(PRODUCT([.D383:.D394])-1;4))*100" office:value-type="float" office:value="5.45">
            <text:p>5,45</text:p>
          </table:table-cell>
          <table:table-cell table:number-columns-repeated="11"/>
        </table:table-row>
        <table:table-row table:style-name="ro1">
          <table:table-cell office:value-type="string">
            <text:p>2012-11-01</text:p>
          </table:table-cell>
          <table:table-cell office:value-type="string">
            <text:p>IPCA</text:p>
          </table:table-cell>
          <table:table-cell office:value-type="float" office:value="0.6">
            <text:p>0,6</text:p>
          </table:table-cell>
          <table:table-cell table:formula="of:=1+[.C395]/100" office:value-type="float" office:value="1.006">
            <text:p>1,006</text:p>
          </table:table-cell>
          <table:table-cell table:formula="of:=(ROUND(PRODUCT([.D384:.D395])-1;4))*100" office:value-type="float" office:value="5.53">
            <text:p>5,53</text:p>
          </table:table-cell>
          <table:table-cell table:number-columns-repeated="11"/>
        </table:table-row>
        <table:table-row table:style-name="ro1">
          <table:table-cell office:value-type="string">
            <text:p>2012-12-01</text:p>
          </table:table-cell>
          <table:table-cell office:value-type="string">
            <text:p>IPCA</text:p>
          </table:table-cell>
          <table:table-cell office:value-type="float" office:value="0.79">
            <text:p>0,79</text:p>
          </table:table-cell>
          <table:table-cell table:formula="of:=1+[.C396]/100" office:value-type="float" office:value="1.0079">
            <text:p>1,0079</text:p>
          </table:table-cell>
          <table:table-cell table:formula="of:=(ROUND(PRODUCT([.D385:.D396])-1;4))*100" office:value-type="float" office:value="5.84">
            <text:p>5,84</text:p>
          </table:table-cell>
          <table:table-cell table:number-columns-repeated="11"/>
        </table:table-row>
        <table:table-row table:style-name="ro1">
          <table:table-cell office:value-type="string">
            <text:p>2013-01-01</text:p>
          </table:table-cell>
          <table:table-cell office:value-type="string">
            <text:p>IPCA</text:p>
          </table:table-cell>
          <table:table-cell office:value-type="float" office:value="0.86">
            <text:p>0,86</text:p>
          </table:table-cell>
          <table:table-cell table:formula="of:=1+[.C397]/100" office:value-type="float" office:value="1.0086">
            <text:p>1,0086</text:p>
          </table:table-cell>
          <table:table-cell table:formula="of:=(ROUND(PRODUCT([.D386:.D397])-1;4))*100" office:value-type="float" office:value="6.15">
            <text:p>6,15</text:p>
          </table:table-cell>
          <table:table-cell table:number-columns-repeated="11"/>
        </table:table-row>
        <table:table-row table:style-name="ro1">
          <table:table-cell office:value-type="string">
            <text:p>2013-02-01</text:p>
          </table:table-cell>
          <table:table-cell office:value-type="string">
            <text:p>IPCA</text:p>
          </table:table-cell>
          <table:table-cell office:value-type="float" office:value="0.6">
            <text:p>0,6</text:p>
          </table:table-cell>
          <table:table-cell table:formula="of:=1+[.C398]/100" office:value-type="float" office:value="1.006">
            <text:p>1,006</text:p>
          </table:table-cell>
          <table:table-cell table:formula="of:=(ROUND(PRODUCT([.D387:.D398])-1;4))*100" office:value-type="float" office:value="6.31">
            <text:p>6,31</text:p>
          </table:table-cell>
          <table:table-cell table:number-columns-repeated="11"/>
        </table:table-row>
        <table:table-row table:style-name="ro1">
          <table:table-cell office:value-type="string">
            <text:p>2013-03-01</text:p>
          </table:table-cell>
          <table:table-cell office:value-type="string">
            <text:p>IPCA</text:p>
          </table:table-cell>
          <table:table-cell office:value-type="float" office:value="0.47">
            <text:p>0,47</text:p>
          </table:table-cell>
          <table:table-cell table:formula="of:=1+[.C399]/100" office:value-type="float" office:value="1.0047">
            <text:p>1,0047</text:p>
          </table:table-cell>
          <table:table-cell table:formula="of:=(ROUND(PRODUCT([.D388:.D399])-1;4))*100" office:value-type="float" office:value="6.59">
            <text:p>6,59</text:p>
          </table:table-cell>
          <table:table-cell table:number-columns-repeated="11"/>
        </table:table-row>
        <table:table-row table:style-name="ro1">
          <table:table-cell office:value-type="string">
            <text:p>2013-04-01</text:p>
          </table:table-cell>
          <table:table-cell office:value-type="string">
            <text:p>IPCA</text:p>
          </table:table-cell>
          <table:table-cell office:value-type="float" office:value="0.55">
            <text:p>0,55</text:p>
          </table:table-cell>
          <table:table-cell table:formula="of:=1+[.C400]/100" office:value-type="float" office:value="1.0055">
            <text:p>1,0055</text:p>
          </table:table-cell>
          <table:table-cell table:formula="of:=(ROUND(PRODUCT([.D389:.D400])-1;4))*100" office:value-type="float" office:value="6.49">
            <text:p>6,49</text:p>
          </table:table-cell>
          <table:table-cell table:number-columns-repeated="11"/>
        </table:table-row>
        <table:table-row table:style-name="ro1">
          <table:table-cell office:value-type="string">
            <text:p>2013-05-01</text:p>
          </table:table-cell>
          <table:table-cell office:value-type="string">
            <text:p>IPCA</text:p>
          </table:table-cell>
          <table:table-cell office:value-type="float" office:value="0.37">
            <text:p>0,37</text:p>
          </table:table-cell>
          <table:table-cell table:formula="of:=1+[.C401]/100" office:value-type="float" office:value="1.0037">
            <text:p>1,0037</text:p>
          </table:table-cell>
          <table:table-cell table:formula="of:=(ROUND(PRODUCT([.D390:.D401])-1;4))*100" office:value-type="float" office:value="6.5">
            <text:p>6,5</text:p>
          </table:table-cell>
          <table:table-cell table:number-columns-repeated="11"/>
        </table:table-row>
        <table:table-row table:style-name="ro1">
          <table:table-cell office:value-type="string">
            <text:p>2013-06-01</text:p>
          </table:table-cell>
          <table:table-cell office:value-type="string">
            <text:p>IPCA</text:p>
          </table:table-cell>
          <table:table-cell office:value-type="float" office:value="0.26">
            <text:p>0,26</text:p>
          </table:table-cell>
          <table:table-cell table:formula="of:=1+[.C402]/100" office:value-type="float" office:value="1.0026">
            <text:p>1,0026</text:p>
          </table:table-cell>
          <table:table-cell table:formula="of:=(ROUND(PRODUCT([.D391:.D402])-1;4))*100" office:value-type="float" office:value="6.7">
            <text:p>6,7</text:p>
          </table:table-cell>
          <table:table-cell table:number-columns-repeated="11"/>
        </table:table-row>
        <table:table-row table:style-name="ro1">
          <table:table-cell office:value-type="string">
            <text:p>2013-07-01</text:p>
          </table:table-cell>
          <table:table-cell office:value-type="string">
            <text:p>IPCA</text:p>
          </table:table-cell>
          <table:table-cell office:value-type="float" office:value="0.03">
            <text:p>0,03</text:p>
          </table:table-cell>
          <table:table-cell table:formula="of:=1+[.C403]/100" office:value-type="float" office:value="1.0003">
            <text:p>1,0003</text:p>
          </table:table-cell>
          <table:table-cell table:formula="of:=(ROUND(PRODUCT([.D392:.D403])-1;4))*100" office:value-type="float" office:value="6.27">
            <text:p>6,27</text:p>
          </table:table-cell>
          <table:table-cell table:number-columns-repeated="11"/>
        </table:table-row>
        <table:table-row table:style-name="ro1">
          <table:table-cell office:value-type="string">
            <text:p>2013-08-01</text:p>
          </table:table-cell>
          <table:table-cell office:value-type="string">
            <text:p>IPCA</text:p>
          </table:table-cell>
          <table:table-cell office:value-type="float" office:value="0.24">
            <text:p>0,24</text:p>
          </table:table-cell>
          <table:table-cell table:formula="of:=1+[.C404]/100" office:value-type="float" office:value="1.0024">
            <text:p>1,0024</text:p>
          </table:table-cell>
          <table:table-cell table:formula="of:=(ROUND(PRODUCT([.D393:.D404])-1;4))*100" office:value-type="float" office:value="6.09">
            <text:p>6,09</text:p>
          </table:table-cell>
          <table:table-cell table:number-columns-repeated="11"/>
        </table:table-row>
        <table:table-row table:style-name="ro1">
          <table:table-cell office:value-type="string">
            <text:p>2013-09-01</text:p>
          </table:table-cell>
          <table:table-cell office:value-type="string">
            <text:p>IPCA</text:p>
          </table:table-cell>
          <table:table-cell office:value-type="float" office:value="0.35">
            <text:p>0,35</text:p>
          </table:table-cell>
          <table:table-cell table:formula="of:=1+[.C405]/100" office:value-type="float" office:value="1.0035">
            <text:p>1,0035</text:p>
          </table:table-cell>
          <table:table-cell table:formula="of:=(ROUND(PRODUCT([.D394:.D405])-1;4))*100" office:value-type="float" office:value="5.86">
            <text:p>5,86</text:p>
          </table:table-cell>
          <table:table-cell table:number-columns-repeated="11"/>
        </table:table-row>
        <table:table-row table:style-name="ro1">
          <table:table-cell office:value-type="string">
            <text:p>2013-10-01</text:p>
          </table:table-cell>
          <table:table-cell office:value-type="string">
            <text:p>IPCA</text:p>
          </table:table-cell>
          <table:table-cell office:value-type="float" office:value="0.57">
            <text:p>0,57</text:p>
          </table:table-cell>
          <table:table-cell table:formula="of:=1+[.C406]/100" office:value-type="float" office:value="1.0057">
            <text:p>1,0057</text:p>
          </table:table-cell>
          <table:table-cell table:formula="of:=(ROUND(PRODUCT([.D395:.D406])-1;4))*100" office:value-type="float" office:value="5.84">
            <text:p>5,84</text:p>
          </table:table-cell>
          <table:table-cell table:number-columns-repeated="11"/>
        </table:table-row>
        <table:table-row table:style-name="ro1">
          <table:table-cell office:value-type="string">
            <text:p>2013-11-01</text:p>
          </table:table-cell>
          <table:table-cell office:value-type="string">
            <text:p>IPCA</text:p>
          </table:table-cell>
          <table:table-cell office:value-type="float" office:value="0.54">
            <text:p>0,54</text:p>
          </table:table-cell>
          <table:table-cell table:formula="of:=1+[.C407]/100" office:value-type="float" office:value="1.0054">
            <text:p>1,0054</text:p>
          </table:table-cell>
          <table:table-cell table:formula="of:=(ROUND(PRODUCT([.D396:.D407])-1;4))*100" office:value-type="float" office:value="5.77">
            <text:p>5,77</text:p>
          </table:table-cell>
          <table:table-cell table:number-columns-repeated="11"/>
        </table:table-row>
        <table:table-row table:style-name="ro1">
          <table:table-cell office:value-type="string">
            <text:p>2013-12-01</text:p>
          </table:table-cell>
          <table:table-cell office:value-type="string">
            <text:p>IPCA</text:p>
          </table:table-cell>
          <table:table-cell office:value-type="float" office:value="0.92">
            <text:p>0,92</text:p>
          </table:table-cell>
          <table:table-cell table:formula="of:=1+[.C408]/100" office:value-type="float" office:value="1.0092">
            <text:p>1,0092</text:p>
          </table:table-cell>
          <table:table-cell table:formula="of:=(ROUND(PRODUCT([.D397:.D408])-1;4))*100" office:value-type="float" office:value="5.91">
            <text:p>5,91</text:p>
          </table:table-cell>
          <table:table-cell table:number-columns-repeated="11"/>
        </table:table-row>
        <table:table-row table:style-name="ro1">
          <table:table-cell office:value-type="string">
            <text:p>2014-01-01</text:p>
          </table:table-cell>
          <table:table-cell office:value-type="string">
            <text:p>IPCA</text:p>
          </table:table-cell>
          <table:table-cell office:value-type="float" office:value="0.55">
            <text:p>0,55</text:p>
          </table:table-cell>
          <table:table-cell table:formula="of:=1+[.C409]/100" office:value-type="float" office:value="1.0055">
            <text:p>1,0055</text:p>
          </table:table-cell>
          <table:table-cell table:formula="of:=(ROUND(PRODUCT([.D398:.D409])-1;4))*100" office:value-type="float" office:value="5.59">
            <text:p>5,59</text:p>
          </table:table-cell>
          <table:table-cell table:number-columns-repeated="11"/>
        </table:table-row>
        <table:table-row table:style-name="ro1">
          <table:table-cell office:value-type="string">
            <text:p>2014-02-01</text:p>
          </table:table-cell>
          <table:table-cell office:value-type="string">
            <text:p>IPCA</text:p>
          </table:table-cell>
          <table:table-cell office:value-type="float" office:value="0.69">
            <text:p>0,69</text:p>
          </table:table-cell>
          <table:table-cell table:formula="of:=1+[.C410]/100" office:value-type="float" office:value="1.0069">
            <text:p>1,0069</text:p>
          </table:table-cell>
          <table:table-cell table:formula="of:=(ROUND(PRODUCT([.D399:.D410])-1;4))*100" office:value-type="float" office:value="5.68">
            <text:p>5,68</text:p>
          </table:table-cell>
          <table:table-cell table:number-columns-repeated="11"/>
        </table:table-row>
        <table:table-row table:style-name="ro1">
          <table:table-cell office:value-type="string">
            <text:p>2014-03-01</text:p>
          </table:table-cell>
          <table:table-cell office:value-type="string">
            <text:p>IPCA</text:p>
          </table:table-cell>
          <table:table-cell office:value-type="float" office:value="0.92">
            <text:p>0,92</text:p>
          </table:table-cell>
          <table:table-cell table:formula="of:=1+[.C411]/100" office:value-type="float" office:value="1.0092">
            <text:p>1,0092</text:p>
          </table:table-cell>
          <table:table-cell table:formula="of:=(ROUND(PRODUCT([.D400:.D411])-1;4))*100" office:value-type="float" office:value="6.15">
            <text:p>6,15</text:p>
          </table:table-cell>
          <table:table-cell table:number-columns-repeated="11"/>
        </table:table-row>
        <table:table-row table:style-name="ro1">
          <table:table-cell office:value-type="string">
            <text:p>2014-04-01</text:p>
          </table:table-cell>
          <table:table-cell office:value-type="string">
            <text:p>IPCA</text:p>
          </table:table-cell>
          <table:table-cell office:value-type="float" office:value="0.67">
            <text:p>0,67</text:p>
          </table:table-cell>
          <table:table-cell table:formula="of:=1+[.C412]/100" office:value-type="float" office:value="1.0067">
            <text:p>1,0067</text:p>
          </table:table-cell>
          <table:table-cell table:formula="of:=(ROUND(PRODUCT([.D401:.D412])-1;4))*100" office:value-type="float" office:value="6.28">
            <text:p>6,28</text:p>
          </table:table-cell>
          <table:table-cell table:number-columns-repeated="11"/>
        </table:table-row>
        <table:table-row table:style-name="ro1">
          <table:table-cell office:value-type="string">
            <text:p>2014-05-01</text:p>
          </table:table-cell>
          <table:table-cell office:value-type="string">
            <text:p>IPCA</text:p>
          </table:table-cell>
          <table:table-cell office:value-type="float" office:value="0.46">
            <text:p>0,46</text:p>
          </table:table-cell>
          <table:table-cell table:formula="of:=1+[.C413]/100" office:value-type="float" office:value="1.0046">
            <text:p>1,0046</text:p>
          </table:table-cell>
          <table:table-cell table:formula="of:=(ROUND(PRODUCT([.D402:.D413])-1;4))*100" office:value-type="float" office:value="6.38">
            <text:p>6,38</text:p>
          </table:table-cell>
          <table:table-cell table:number-columns-repeated="11"/>
        </table:table-row>
        <table:table-row table:style-name="ro1">
          <table:table-cell office:value-type="string">
            <text:p>2014-06-01</text:p>
          </table:table-cell>
          <table:table-cell office:value-type="string">
            <text:p>IPCA</text:p>
          </table:table-cell>
          <table:table-cell office:value-type="float" office:value="0.4">
            <text:p>0,4</text:p>
          </table:table-cell>
          <table:table-cell table:formula="of:=1+[.C414]/100" office:value-type="float" office:value="1.004">
            <text:p>1,004</text:p>
          </table:table-cell>
          <table:table-cell table:formula="of:=(ROUND(PRODUCT([.D403:.D414])-1;4))*100" office:value-type="float" office:value="6.52">
            <text:p>6,52</text:p>
          </table:table-cell>
          <table:table-cell table:number-columns-repeated="11"/>
        </table:table-row>
        <table:table-row table:style-name="ro1">
          <table:table-cell office:value-type="string">
            <text:p>2014-07-01</text:p>
          </table:table-cell>
          <table:table-cell office:value-type="string">
            <text:p>IPCA</text:p>
          </table:table-cell>
          <table:table-cell office:value-type="float" office:value="0.01">
            <text:p>0,01</text:p>
          </table:table-cell>
          <table:table-cell table:formula="of:=1+[.C415]/100" office:value-type="float" office:value="1.0001">
            <text:p>1,0001</text:p>
          </table:table-cell>
          <table:table-cell table:formula="of:=(ROUND(PRODUCT([.D404:.D415])-1;4))*100" office:value-type="float" office:value="6.5">
            <text:p>6,5</text:p>
          </table:table-cell>
          <table:table-cell table:number-columns-repeated="11"/>
        </table:table-row>
        <table:table-row table:style-name="ro1">
          <table:table-cell office:value-type="string">
            <text:p>2014-08-01</text:p>
          </table:table-cell>
          <table:table-cell office:value-type="string">
            <text:p>IPCA</text:p>
          </table:table-cell>
          <table:table-cell office:value-type="float" office:value="0.25">
            <text:p>0,25</text:p>
          </table:table-cell>
          <table:table-cell table:formula="of:=1+[.C416]/100" office:value-type="float" office:value="1.0025">
            <text:p>1,0025</text:p>
          </table:table-cell>
          <table:table-cell table:formula="of:=(ROUND(PRODUCT([.D405:.D416])-1;4))*100" office:value-type="float" office:value="6.51">
            <text:p>6,51</text:p>
          </table:table-cell>
          <table:table-cell table:number-columns-repeated="11"/>
        </table:table-row>
        <table:table-row table:style-name="ro1">
          <table:table-cell office:value-type="string">
            <text:p>2014-09-01</text:p>
          </table:table-cell>
          <table:table-cell office:value-type="string">
            <text:p>IPCA</text:p>
          </table:table-cell>
          <table:table-cell office:value-type="float" office:value="0.57">
            <text:p>0,57</text:p>
          </table:table-cell>
          <table:table-cell table:formula="of:=1+[.C417]/100" office:value-type="float" office:value="1.0057">
            <text:p>1,0057</text:p>
          </table:table-cell>
          <table:table-cell table:formula="of:=(ROUND(PRODUCT([.D406:.D417])-1;4))*100" office:value-type="float" office:value="6.75">
            <text:p>6,75</text:p>
          </table:table-cell>
          <table:table-cell table:number-columns-repeated="11"/>
        </table:table-row>
        <table:table-row table:style-name="ro1">
          <table:table-cell office:value-type="string">
            <text:p>2014-10-01</text:p>
          </table:table-cell>
          <table:table-cell office:value-type="string">
            <text:p>IPCA</text:p>
          </table:table-cell>
          <table:table-cell office:value-type="float" office:value="0.42">
            <text:p>0,42</text:p>
          </table:table-cell>
          <table:table-cell table:formula="of:=1+[.C418]/100" office:value-type="float" office:value="1.0042">
            <text:p>1,0042</text:p>
          </table:table-cell>
          <table:table-cell table:formula="of:=(ROUND(PRODUCT([.D407:.D418])-1;4))*100" office:value-type="float" office:value="6.59">
            <text:p>6,59</text:p>
          </table:table-cell>
          <table:table-cell table:number-columns-repeated="11"/>
        </table:table-row>
        <table:table-row table:style-name="ro1">
          <table:table-cell office:value-type="string">
            <text:p>2014-11-01</text:p>
          </table:table-cell>
          <table:table-cell office:value-type="string">
            <text:p>IPCA</text:p>
          </table:table-cell>
          <table:table-cell office:value-type="float" office:value="0.51">
            <text:p>0,51</text:p>
          </table:table-cell>
          <table:table-cell table:formula="of:=1+[.C419]/100" office:value-type="float" office:value="1.0051">
            <text:p>1,0051</text:p>
          </table:table-cell>
          <table:table-cell table:formula="of:=(ROUND(PRODUCT([.D408:.D419])-1;4))*100" office:value-type="float" office:value="6.56">
            <text:p>6,56</text:p>
          </table:table-cell>
          <table:table-cell table:number-columns-repeated="11"/>
        </table:table-row>
        <table:table-row table:style-name="ro1">
          <table:table-cell office:value-type="string">
            <text:p>2014-12-01</text:p>
          </table:table-cell>
          <table:table-cell office:value-type="string">
            <text:p>IPCA</text:p>
          </table:table-cell>
          <table:table-cell office:value-type="float" office:value="0.78">
            <text:p>0,78</text:p>
          </table:table-cell>
          <table:table-cell table:formula="of:=1+[.C420]/100" office:value-type="float" office:value="1.0078">
            <text:p>1,0078</text:p>
          </table:table-cell>
          <table:table-cell table:formula="of:=(ROUND(PRODUCT([.D409:.D420])-1;4))*100" office:value-type="float" office:value="6.41">
            <text:p>6,41</text:p>
          </table:table-cell>
          <table:table-cell table:number-columns-repeated="11"/>
        </table:table-row>
        <table:table-row table:style-name="ro1">
          <table:table-cell office:value-type="string">
            <text:p>2015-01-01</text:p>
          </table:table-cell>
          <table:table-cell office:value-type="string">
            <text:p>IPCA</text:p>
          </table:table-cell>
          <table:table-cell office:value-type="float" office:value="1.24">
            <text:p>1,24</text:p>
          </table:table-cell>
          <table:table-cell table:formula="of:=1+[.C421]/100" office:value-type="float" office:value="1.0124">
            <text:p>1,0124</text:p>
          </table:table-cell>
          <table:table-cell table:formula="of:=(ROUND(PRODUCT([.D410:.D421])-1;4))*100" office:value-type="float" office:value="7.14">
            <text:p>7,14</text:p>
          </table:table-cell>
          <table:table-cell table:number-columns-repeated="11"/>
        </table:table-row>
        <table:table-row table:style-name="ro1">
          <table:table-cell office:value-type="string">
            <text:p>2015-02-01</text:p>
          </table:table-cell>
          <table:table-cell office:value-type="string">
            <text:p>IPCA</text:p>
          </table:table-cell>
          <table:table-cell office:value-type="float" office:value="1.22">
            <text:p>1,22</text:p>
          </table:table-cell>
          <table:table-cell table:formula="of:=1+[.C422]/100" office:value-type="float" office:value="1.0122">
            <text:p>1,0122</text:p>
          </table:table-cell>
          <table:table-cell table:formula="of:=(ROUND(PRODUCT([.D411:.D422])-1;4))*100" office:value-type="float" office:value="7.7">
            <text:p>7,7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>
            <text:p>2015-03-01</text:p>
          </table:table-cell>
          <table:table-cell office:value-type="string">
            <text:p>IPCA</text:p>
          </table:table-cell>
          <table:table-cell office:value-type="float" office:value="1.32">
            <text:p>1,32</text:p>
          </table:table-cell>
          <table:table-cell table:formula="of:=1+[.C423]/100" office:value-type="float" office:value="1.0132">
            <text:p>1,0132</text:p>
          </table:table-cell>
          <table:table-cell table:formula="of:=(ROUND(PRODUCT([.D412:.D423])-1;4))*100" office:value-type="float" office:value="8.13">
            <text:p>8,13</text:p>
          </table:table-cell>
          <table:table-cell table:style-name="ce2" table:number-columns-repeated="2"/>
          <table:table-cell office:value-type="string">
            <text:p>http://www.ipeadata.gov.br/ExibeSerie.aspx?serid=39861&amp;module=M</text:p>
          </table:table-cell>
          <table:table-cell office:value-type="string">
            <text:p>http://www.ipeadata.gov.br/ExibeSerie.aspx?serid=39868&amp;module=M</text:p>
          </table:table-cell>
          <table:table-cell office:value-type="string">
            <text:p>http://www.ipeadata.gov.br/ExibeSerie.aspx?serid=39866&amp;module=M</text:p>
          </table:table-cell>
          <table:table-cell office:value-type="string">
            <text:p>http://www.ipeadata.gov.br/ExibeSerie.aspx?serid=39867&amp;module=M</text:p>
          </table:table-cell>
          <table:table-cell office:value-type="string">
            <text:p>http://www.ipeadata.gov.br/ExibeSerie.aspx?serid=39863&amp;module=M</text:p>
          </table:table-cell>
          <table:table-cell office:value-type="string">
            <text:p>http://www.ipeadata.gov.br/ExibeSerie.aspx?serid=39869&amp;module=M</text:p>
          </table:table-cell>
          <table:table-cell office:value-type="string">
            <text:p>http://www.ipeadata.gov.br/ExibeSerie.aspx?serid=39864&amp;module=M</text:p>
          </table:table-cell>
          <table:table-cell office:value-type="string">
            <text:p>http://www.ipeadata.gov.br/ExibeSerie.aspx?serid=39862&amp;module=M</text:p>
          </table:table-cell>
          <table:table-cell office:value-type="string">
            <text:p>http://www.ipeadata.gov.br/ExibeSerie.aspx?serid=39865&amp;module=M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>
            <text:p>Alimentacao</text:p>
          </table:table-cell>
          <table:table-cell office:value-type="string">
            <text:p>TRansportes</text:p>
          </table:table-cell>
          <table:table-cell office:value-type="string">
            <text:p>Habitacao</text:p>
          </table:table-cell>
          <table:table-cell office:value-type="string">
            <text:p>Saude</text:p>
          </table:table-cell>
          <table:table-cell office:value-type="string">
            <text:p>Desp Pessoais</text:p>
          </table:table-cell>
          <table:table-cell office:value-type="string">
            <text:p>Vest</text:p>
          </table:table-cell>
          <table:table-cell office:value-type="string">
            <text:p>Comun</text:p>
          </table:table-cell>
          <table:table-cell office:value-type="string">
            <text:p>Resi</text:p>
          </table:table-cell>
          <table:table-cell office:value-type="string">
            <text:p>Educa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oficial</text:p>
          </table:table-cell>
          <table:table-cell office:value-type="string">
            <text:p>recalculado</text:p>
          </table:table-cell>
          <table:table-cell office:value-type="float" office:value="0.2312">
            <text:p>0,2312</text:p>
          </table:table-cell>
          <table:table-cell office:value-type="float" office:value="0.2054">
            <text:p>0,2054</text:p>
          </table:table-cell>
          <table:table-cell office:value-type="float" office:value="0.1462">
            <text:p>0,1462</text:p>
          </table:table-cell>
          <table:table-cell office:value-type="float" office:value="0.1109">
            <text:p>0,1109</text:p>
          </table:table-cell>
          <table:table-cell office:value-type="float" office:value="0.0994">
            <text:p>0,0994</text:p>
          </table:table-cell>
          <table:table-cell office:value-type="float" office:value="0.0667">
            <text:p>0,0667</text:p>
          </table:table-cell>
          <table:table-cell office:value-type="float" office:value="0.0496">
            <text:p>0,0496</text:p>
          </table:table-cell>
          <table:table-cell office:value-type="float" office:value="0.0469">
            <text:p>0,0469</text:p>
          </table:table-cell>
          <table:table-cell office:value-type="float" office:value="0.0437">
            <text:p>0,043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>
            <text:p>2015.03</text:p>
          </table:table-cell>
          <table:table-cell table:style-name="ce3" table:formula="of:=[.C423]" office:value-type="float" office:value="1.32">
            <text:p>1,32</text:p>
          </table:table-cell>
          <table:table-cell table:style-name="ce4" table:formula="of:=SUMPRODUCT([.H425:.P425];[.H426:.P426])" office:value-type="float" office:value="1.281698">
            <text:p>1,28</text:p>
          </table:table-cell>
          <table:table-cell office:value-type="float" office:value="1.17">
            <text:p>1,17</text:p>
          </table:table-cell>
          <table:table-cell office:value-type="float" office:value="0.46">
            <text:p>0,46</text:p>
          </table:table-cell>
          <table:table-cell office:value-type="float" office:value="5.29">
            <text:p>5,29</text:p>
          </table:table-cell>
          <table:table-cell office:value-type="float" office:value="0.69">
            <text:p>0,69</text:p>
          </table:table-cell>
          <table:table-cell office:value-type="float" office:value="0.36">
            <text:p>0,36</text:p>
          </table:table-cell>
          <table:table-cell office:value-type="float" office:value="0.59">
            <text:p>0,59</text:p>
          </table:table-cell>
          <table:table-cell office:value-type="float" office:value="-1.16">
            <text:p>-1,16</text:p>
          </table:table-cell>
          <table:table-cell office:value-type="float" office:value="0.35">
            <text:p>0,35</text:p>
          </table:table-cell>
          <table:table-cell office:value-type="float" office:value="0.75">
            <text:p>0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3T17:38:04</dc:date>
    <meta:generator>LibreOffice/3.5$Linux_x86 LibreOffice_project/350m1$Build-2</meta:generator>
    <meta:editing-duration>PT11M10S</meta:editing-duration>
    <meta:editing-cycles>5</meta:editing-cycles>
    <meta:document-statistic meta:table-count="1" meta:cell-count="2145" meta:object-count="0"/>
  </office:meta>
</office:document-meta>
</file>